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2B10000016AC4C5EC0E5575AB55.png" manifest:media-type="image/png"/>
  <manifest:file-entry manifest:full-path="Pictures/10000000000000800000008095CA9BB5C51408C8.png" manifest:media-type="image/png"/>
  <manifest:file-entry manifest:full-path="Pictures/1000000000000080000000801749FF2EA0E3F516.png" manifest:media-type="image/png"/>
  <manifest:file-entry manifest:full-path="Pictures/1000000000000080000000803F0E7D3A145B10C9.png" manifest:media-type="image/png"/>
  <manifest:file-entry manifest:full-path="Pictures/100002010000033D0000033DBB3ECB1074B64378.png" manifest:media-type="image/png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81cm" svg:stroke-color="#666666" draw:marker-start="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Ultrafine_20_Dashed" svg:stroke-width="0.081cm" svg:stroke-color="#666666" draw:marker-start="" draw:marker-start-width="0.422cm" draw:marker-end="" draw:marker-end-width="0.422cm" draw:fill="solid" draw:textarea-vertical-align="middle" fo:padding-top="0.166cm" fo:padding-bottom="0.166cm" fo:padding-left="0.291cm" fo:padding-right="0.291cm"/>
    </style:style>
    <style:style style:name="gr3" style:family="graphic" style:parent-style-name="standard">
      <style:graphic-properties svg:stroke-color="#757575" draw:fill-color="#bdbdbd" draw:opacity="100%" draw:textarea-horizontal-align="justify" draw:textarea-vertical-align="middle" draw:auto-grow-height="false" fo:min-height="4.031cm" fo:min-width="3.781cm"/>
    </style:style>
    <style:style style:name="gr4" style:family="graphic" style:parent-style-name="standard">
      <style:graphic-properties svg:stroke-color="#757575" draw:fill-color="#eeeeee" draw:opacity="100%" draw:opacity-name="Transparency_20_1" draw:textarea-horizontal-align="justify" draw:textarea-vertical-align="middle" draw:auto-grow-height="false" fo:min-height="4.031cm" fo:min-width="3.781cm"/>
    </style:style>
    <style:style style:name="gr5" style:family="graphic" style:parent-style-name="standard">
      <style:graphic-properties svg:stroke-color="#000000" draw:fill-color="#212121" draw:textarea-horizontal-align="justify" draw:textarea-vertical-align="middle" draw:auto-grow-height="false" fo:min-height="1.194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8cm" fo:min-width="0cm"/>
    </style:style>
    <style:style style:name="gr7" style:family="graphic" style:parent-style-name="standard">
      <style:graphic-properties svg:stroke-color="#000000" draw:fill-color="#333333" draw:textarea-vertical-align="middle"/>
    </style:style>
    <style:style style:name="gr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-1%" draw:blue="0%" fo:clip="rect(0cm, 0cm, 0cm, 0cm)" draw:image-opacity="94%" style:mirror="non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394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395cm" fo:min-width="0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012cm" fo:min-width="7.412cm" fo:padding-top="0.151cm" fo:padding-bottom="0.151cm" fo:padding-left="0.276cm" fo:padding-right="0.276cm"/>
    </style:style>
    <style:style style:name="gr14" style:family="graphic" style:parent-style-name="standard" style:list-style-name="L1">
      <style:graphic-properties draw:stroke="solid" svg:stroke-color="#000000" draw:fill="none" draw:fill-color="#ffffff" fo:min-height="2.976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535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34cm" fo:min-width="2.111cm"/>
      <style:paragraph-properties style:writing-mode="lr-tb"/>
    </style:style>
    <style:style style:name="gr17" style:family="graphic" style:parent-style-name="objectwithoutfill">
      <style:graphic-properties draw:stroke="dash" draw:stroke-dash="Ultrafine_20_Dashed" svg:stroke-width="0.081cm" svg:stroke-color="#666666" draw:marker-start="" draw:marker-start-width="0.321cm" draw:marker-end="Symmetric_20_Arrow" draw:marker-end-width="0.421cm" draw:fill="solid" draw:textarea-vertical-align="middle" fo:padding-top="0.165cm" fo:padding-bottom="0.165cm" fo:padding-left="0.29cm" fo:padding-right="0.29cm"/>
    </style:style>
    <style:style style:name="gr1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standard">
      <style:graphic-properties draw:stroke="none" draw:fill="none" fo:min-height="1.424cm"/>
      <style:paragraph-properties style:writing-mode="lr-tb"/>
    </style:style>
    <style:style style:name="gr22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23" style:family="graphic" style:parent-style-name="standard">
      <style:graphic-properties svg:stroke-color="#666666" draw:fill-color="#666666" draw:textarea-vertical-align="middle"/>
    </style:style>
    <style:style style:name="gr24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fill-color="#c9211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2.416cm" fo:min-width="12.166cm" fo:padding-top="0.142cm" fo:padding-bottom="0.142cm" fo:padding-left="0.267cm" fo:padding-right="0.267cm"/>
    </style:style>
    <style:style style:name="gr26" style:family="graphic" style:parent-style-name="objectwithoutfill">
      <style:graphic-properties draw:stroke="solid"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28cm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28" style:family="graphic" style:parent-style-name="objectwithoutfill">
      <style:graphic-properties draw:stroke="dash" draw:stroke-dash="Long_20_Dash" svg:stroke-width="0.035cm" svg:stroke-color="#127622" draw:marker-start-width="0.252cm" draw:marker-end-width="0.252cm" draw:fill="solid" draw:fill-color="#127622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891cm"/>
      <style:paragraph-properties style:writing-mode="lr-tb"/>
    </style:style>
    <style:style style:name="gr30" style:family="graphic" style:parent-style-name="objectwithoutfill">
      <style:graphic-properties draw:stroke="solid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draw:stroke="dash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3" style:family="graphic" style:parent-style-name="standard">
      <style:graphic-properties draw:stroke="none" draw:fill="solid" draw:fill-color="#00458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4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655cm" fo:min-width="1.439cm"/>
    </style:style>
    <style:style style:name="gr35" style:family="graphic" style:parent-style-name="standard">
      <style:graphic-properties draw:stroke="none" draw:fill="solid" draw:fill-color="#004586" draw:opacity="100%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6" style:family="graphic" style:parent-style-name="standard">
      <style:graphic-properties draw:stroke="none" svg:stroke-color="#c9211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7" style:family="graphic" style:parent-style-name="standard">
      <style:graphic-properties draw:stroke="none" svg:stroke-color="#127622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8" style:family="graphic" style:parent-style-name="objectwithoutfill">
      <style:graphic-properties draw:stroke="dash" draw:stroke-dash="Double_20_Dash" svg:stroke-color="#000000" draw:marker-end="Arrow" draw:marker-end-width="0.3cm" draw:fill="solid" draw:textarea-vertical-align="middle"/>
    </style:style>
    <style:style style:name="gr39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579cm" fo:min-width="0.719cm"/>
    </style:style>
    <style:style style:name="gr40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2" style:family="graphic" style:parent-style-name="standard">
      <style:graphic-properties draw:stroke="none" svg:stroke-color="#808080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3" style:family="graphic" style:parent-style-name="standard">
      <style:graphic-properties draw:stroke="none" draw:fill-color="#ffffff" draw:textarea-horizontal-align="justify" draw:textarea-vertical-align="middle" draw:auto-grow-height="false" fo:min-height="0.714cm" fo:min-width="0.464cm"/>
    </style:style>
    <style:style style:name="gr44" style:family="graphic" style:parent-style-name="objectwithoutfill">
      <style:graphic-properties draw:stroke="solid" draw:stroke-dash="Double_20_Dash" svg:stroke-color="#000000" draw:marker-end="Arrow" draw:marker-end-width="0.3cm" draw:fill="solid" draw:textarea-vertical-align="middle"/>
    </style:style>
    <style:style style:name="gr45" style:family="graphic" style:parent-style-name="objectwithoutfill">
      <style:graphic-properties svg:stroke-width="0.035cm" svg:stroke-color="#8d281e" draw:marker-start-width="0.252cm" draw:marker-end="Symmetric_20_Arrow" draw:marker-end-width="0.352cm" draw:fill="solid" draw:fill-color="#8d281e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draw:stroke="dash" draw:stroke-dash="Ultrafine_20_Dashed" svg:stroke-width="0.106cm" svg:stroke-color="#000000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47" style:family="graphic" style:parent-style-name="objectwithoutfill">
      <style:graphic-properties svg:stroke-width="0.028cm" draw:marker-start-width="0.242cm" draw:marker-end="Symmetric_20_Arrow" draw:marker-end-width="0.342cm" draw:fill="solid" draw:fill-color="#355269" draw:textarea-vertical-align="middle" fo:padding-top="0.139cm" fo:padding-bottom="0.139cm" fo:padding-left="0.264cm" fo:padding-right="0.264cm"/>
    </style:style>
    <style:style style:name="gr48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solid" draw:fill-color="#000000" draw:textarea-vertical-align="middle" fo:padding-top="0.142cm" fo:padding-bottom="0.142cm" fo:padding-left="0.267cm" fo:padding-right="0.267cm"/>
    </style:style>
    <style:style style:name="gr49" style:family="graphic" style:parent-style-name="objectwithoutfill">
      <style:graphic-properties draw:stroke="solid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50" style:family="graphic" style:parent-style-name="objectwithoutfill">
      <style:graphic-properties draw:stroke="dash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color="#8d281e" draw:fill="solid" draw:fill-color="#8d28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3" style:family="graphic" style:parent-style-name="standard">
      <style:graphic-properties draw:stroke="none" draw:fill="solid" draw:fill-color="#355269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5" style:family="graphic" style:parent-style-name="standard">
      <style:graphic-properties svg:stroke-width="0.053cm" svg:stroke-color="#127622" draw:marker-start-width="0.279cm" draw:marker-end-width="0.279cm" draw:textarea-vertical-align="middle" fo:padding-top="0.151cm" fo:padding-bottom="0.151cm" fo:padding-left="0.276cm" fo:padding-right="0.276cm"/>
    </style:style>
    <style:style style:name="gr56" style:family="graphic" style:parent-style-name="objectwithoutfill">
      <style:graphic-properties draw:stroke="soli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7" style:family="graphic" style:parent-style-name="objectwithoutfill">
      <style:graphic-properties draw:stroke="dash" draw:stroke-dash="Ultrafine_20_Dashed" svg:stroke-width="0.106cm" svg:stroke-color="#808080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58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8.714cm" fo:min-width="0cm"/>
    </style:style>
    <style:style style:name="gr59" style:family="graphic" style:parent-style-name="standard">
      <style:graphic-properties draw:stroke="none" svg:stroke-color="#127622" draw:fill="none" draw:fill-color="#ffffff" draw:textarea-horizontal-align="left" draw:auto-grow-height="true" draw:auto-grow-width="true" fo:min-height="1.267cm" fo:min-width="0.50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63" style:family="graphic" style:parent-style-name="objectwithoutfill">
      <style:graphic-properties draw:stroke="solid" svg:stroke-width="0.159cm" svg:stroke-color="#000000" draw:marker-start-width="0.437cm" draw:marker-end="Arrow" draw:marker-end-width="0.537cm" draw:fill="solid" draw:textarea-vertical-align="middle" fo:padding-top="0.203cm" fo:padding-bottom="0.203cm" fo:padding-left="0.328cm" fo:padding-right="0.328cm"/>
    </style:style>
    <style:style style:name="gr64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11.694cm" fo:min-width="0cm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66" style:family="graphic" style:parent-style-name="objectwithoutfill">
      <style:graphic-properties svg:stroke-width="0.159cm" svg:stroke-color="#000000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  <style:paragraph-properties style:writing-mode="lr-tb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80%" style:mirror="none"/>
    </style:style>
    <style:style style:name="gr69" style:family="graphic" style:parent-style-name="standard">
      <style:graphic-properties draw:stroke="none" svg:stroke-color="#127622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70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71" style:family="graphic" style:parent-style-name="standard">
      <style:graphic-properties svg:stroke-width="0.081cm" svg:stroke-color="#c9211e" draw:marker-start="Arrow" draw:marker-start-width="0.321cm" draw:marker-end-width="0.321cm" draw:fill-color="#c9211e" draw:textarea-vertical-align="middle" fo:padding-top="0.165cm" fo:padding-bottom="0.165cm" fo:padding-left="0.29cm" fo:padding-right="0.29cm"/>
    </style:style>
    <style:style style:name="gr72" style:family="graphic" style:parent-style-name="standard">
      <style:graphic-properties svg:stroke-width="0.081cm" svg:stroke-color="#127622" draw:marker-start="" draw:marker-start-width="0.321cm" draw:marker-end="Arrow" draw:marker-end-width="0.321cm" draw:fill-color="#579d1c" draw:textarea-vertical-align="middle" fo:padding-top="0.165cm" fo:padding-bottom="0.165cm" fo:padding-left="0.29cm" fo:padding-right="0.29cm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74" style:family="graphic" style:parent-style-name="objectwithoutfill">
      <style:graphic-properties draw:stroke="dash" draw:stroke-dash="Double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78" style:family="graphic" style:parent-style-name="standard">
      <style:graphic-properties svg:stroke-color="#666666" draw:fill-color="#808080" draw:textarea-vertical-align="middle"/>
    </style:style>
    <style:style style:name="gr79" style:family="graphic" style:parent-style-name="objectwithoutfill">
      <style:graphic-properties draw:stroke="solid" svg:stroke-width="0.028cm" svg:stroke-color="#127622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91cm"/>
      <style:paragraph-properties style:writing-mode="lr-tb"/>
    </style:style>
    <style:style style:name="gr81" style:family="graphic" style:parent-style-name="standard">
      <style:graphic-properties draw:stroke="none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82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83" style:family="graphic" style:parent-style-name="standard">
      <style:graphic-properties draw:stroke="non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84" style:family="graphic" style:parent-style-name="standard">
      <style:graphic-properties draw:stroke="none" draw:fill-color="#ffffff" draw:textarea-horizontal-align="justify" draw:textarea-vertical-align="middle" draw:auto-grow-height="false" fo:min-height="1.172cm" fo:min-width="2.396cm"/>
    </style:style>
    <style:style style:name="gr85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86" style:family="graphic" style:parent-style-name="objectwithoutfill">
      <style:graphic-properties svg:stroke-color="#127622" draw:marker-end="Arrow" draw:marker-end-width="0.3cm" draw:fill="solid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90" style:family="graphic" style:parent-style-name="standard">
      <style:graphic-properties draw:stroke="none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91" style:family="graphic" style:parent-style-name="objectwithoutfill">
      <style:graphic-properties draw:stroke="solid" svg:stroke-width="0.028cm" svg:stroke-color="#3465a4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92" style:family="graphic" style:parent-style-name="objectwithoutfill">
      <style:graphic-properties svg:stroke-color="#000000" draw:marker-start="Arrow" draw:marker-end="Arrow" draw:fill="solid" draw:textarea-vertical-align="middle"/>
    </style:style>
    <style:style style:name="gr9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94" style:family="graphic" style:parent-style-name="objectwithoutfill">
      <style:graphic-properties draw:stroke="dash" draw:stroke-dash="Ultrafine_20_Dashed" svg:stroke-width="0.106cm" svg:stroke-color="#333333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95" style:family="graphic" style:parent-style-name="standard">
      <style:graphic-properties draw:stroke="none" svg:stroke-color="#80808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96" style:family="graphic" style:parent-style-name="standard">
      <style:graphic-properties svg:stroke-color="#000000" draw:fill-color="#000000" draw:textarea-vertical-align="middle"/>
    </style:style>
    <style:style style:name="gr97" style:family="graphic" style:parent-style-name="objectwithoutfill">
      <style:graphic-properties draw:stroke="solid" svg:stroke-width="0.028cm" svg:stroke-color="#000000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25cm"/>
      <style:paragraph-properties style:writing-mode="lr-tb"/>
    </style:style>
    <style:style style:name="gr99" style:family="graphic" style:parent-style-name="objectwithoutfill">
      <style:graphic-properties draw:stroke="solid" draw:stroke-dash="Ultrafine_20_Dashed" svg:stroke-width="0.106cm" svg:stroke-color="#000000" draw:marker-start-width="0.356cm" draw:marker-end="Rounded_20_short_20_Arrow" draw:marker-end-width="0.456cm" draw:fill="none" draw:fill-color="#8d281e" draw:textarea-vertical-align="middle" fo:padding-top="0.175cm" fo:padding-bottom="0.175cm" fo:padding-left="0.3cm" fo:padding-right="0.3cm"/>
    </style:style>
    <style:style style:name="gr100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101" style:family="graphic" style:parent-style-name="objectwithoutfill">
      <style:graphic-properties draw:stroke="dash" draw:stroke-dash="Long_20_Dash" svg:stroke-color="#000000" draw:marker-end="" draw:marker-end-width="0.3cm" draw:fill="solid" draw:textarea-vertical-align="middle"/>
    </style:style>
    <style:style style:name="gr10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1.437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42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  <style:paragraph-properties style:writing-mode="lr-tb"/>
    </style:style>
    <style:style style:name="gr105" style:family="graphic" style:parent-style-name="Object_20_with_20_no_20_fill_20_and_20_no_20_li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1cm" fo:min-width="0cm"/>
      <style:paragraph-properties style:writing-mode="lr-tb"/>
    </style:style>
    <style:style style:name="gr1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7.376cm" fo:min-width="0cm" fo:padding-top="0.151cm" fo:padding-bottom="0.151cm" fo:padding-left="0.276cm" fo:padding-right="0.276cm"/>
    </style:style>
    <style:style style:name="gr111" style:family="graphic" style:parent-style-name="standard">
      <style:graphic-properties draw:stroke="none" draw:fill="solid" draw:fill-color="#ffffff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12" style:family="graphic" style:parent-style-name="standard">
      <style:graphic-properties draw:stroke="solid" svg:stroke-width="0.035cm" svg:stroke-color="#ffd428" draw:marker-start-width="0.252cm" draw:marker-end-width="0.252cm" draw:fill="none" draw:textarea-horizontal-align="justify" draw:textarea-vertical-align="middle" draw:auto-grow-height="false" fo:min-height="0.259cm" fo:min-width="1.411cm" fo:padding-top="0.142cm" fo:padding-bottom="0.142cm" fo:padding-left="0.267cm" fo:padding-right="0.267cm"/>
    </style:style>
    <style:style style:name="gr113" style:family="graphic" style:parent-style-name="objectwithoutfill">
      <style:graphic-properties svg:stroke-width="0.053cm" svg:stroke-color="#ffd42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4" style:family="graphic" style:parent-style-name="Object_20_with_20_no_20_fill_20_and_20_no_20_line">
      <style:graphic-properties draw:stroke="solid" svg:stroke-width="0.106cm" svg:stroke-color="#ffd428" draw:marker-start-width="0.358cm" draw:marker-end-width="0.358cm" draw:fill="none" draw:textarea-horizontal-align="center" draw:textarea-vertical-align="middle" draw:color-mode="standard" draw:luminance="0%" draw:contrast="0%" draw:gamma="100%" draw:red="0%" draw:green="0%" draw:blue="0%" fo:clip="rect(2.043cm, 0cm, 1.518cm, 0cm)" draw:image-opacity="100%" style:mirror="non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396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811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633cm"/>
      <style:paragraph-properties style:writing-mode="lr-tb"/>
    </style:style>
    <style:style style:name="gr119" style:family="graphic" style:parent-style-name="objectwithoutfill">
      <style:graphic-properties svg:stroke-width="0.053cm" svg:stroke-color="#000000" draw:marker-start="Dimension_20_Lines" draw:marker-start-width="0.279cm" draw:marker-end="Dimension_20_Lines" draw:marker-end-width="0.279cm" draw:fill="solid" draw:textarea-vertical-align="middle" fo:padding-top="0.151cm" fo:padding-bottom="0.151cm" fo:padding-left="0.276cm" fo:padding-right="0.276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114cm"/>
      <style:paragraph-properties style:writing-mode="lr-tb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40%" draw:red="0%" draw:green="0%" draw:blue="0%" fo:clip="rect(0cm, 0cm, 0cm, 0cm)" draw:image-opacity="80%" style:mirror="none"/>
    </style:style>
    <style:style style:name="gr122" style:family="graphic" style:parent-style-name="objectwithoutfill">
      <style:graphic-properties draw:stroke="dash" draw:stroke-dash="Ultrafine_20_Dashed" svg:stroke-width="0.212cm" svg:stroke-color="#333333" draw:marker-start-width="0.517cm" draw:marker-end="Symmetric_20_Arrow" draw:marker-end-width="0.617cm" draw:fill="solid" draw:textarea-vertical-align="middle" fo:padding-top="0.23cm" fo:padding-bottom="0.23cm" fo:padding-left="0.355cm" fo:padding-right="0.355cm"/>
    </style:style>
    <style:style style:name="gr123" style:family="graphic" style:parent-style-name="objectwithoutfill">
      <style:graphic-properties draw:stroke="dash" draw:stroke-dash="Ultrafine_20_Dashed" svg:stroke-width="0.159cm" svg:stroke-color="#333333" draw:marker-start-width="0.438cm" draw:marker-end="Symmetric_20_Arrow" draw:marker-end-width="0.538cm" draw:fill="solid" draw:textarea-vertical-align="middle" fo:padding-top="0.204cm" fo:padding-bottom="0.204cm" fo:padding-left="0.329cm" fo:padding-right="0.329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.218cm, 0.211cm, 0.272cm, 0.248cm)" draw:image-opacity="93%" style:mirror="horizontal"/>
    </style:style>
    <style:style style:name="gr1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.187cm, 11.046cm, 0.28cm)" draw:image-opacity="93%" style:mirror="horizontal"/>
    </style:style>
    <style:style style:name="gr128" style:family="graphic" style:parent-style-name="objectwithoutfill">
      <style:graphic-properties svg:stroke-width="0.159cm" svg:stroke-color="#000000" draw:marker-start="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129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cm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90%" style:mirror="horizontal"/>
    </style:style>
    <style:style style:name="gr131" style:family="graphic" style:parent-style-name="standard">
      <style:graphic-properties draw:stroke="solid" svg:stroke-width="0.106cm" svg:stroke-color="#c9211e" draw:marker-start="Arrow" draw:marker-start-width="0.359cm" draw:marker-end="" draw:marker-end-width="0.359cm" draw:fill="none" draw:fill-color="#c9211e" draw:textarea-vertical-align="middle" fo:padding-top="0.178cm" fo:padding-bottom="0.178cm" fo:padding-left="0.303cm" fo:padding-right="0.303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2cm"/>
      <style:paragraph-properties style:writing-mode="lr-tb"/>
    </style:style>
    <style:style style:name="gr133" style:family="graphic" style:parent-style-name="standard">
      <style:graphic-properties draw:stroke="none" draw:fill-color="#004586" draw:textarea-horizontal-align="justify" draw:textarea-vertical-align="middle" draw:auto-grow-height="false" fo:min-height="4.072cm" fo:min-width="0cm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0%" style:mirror="horizontal"/>
    </style:style>
    <style:style style:name="gr135" style:family="graphic" style:parent-style-name="standard">
      <style:graphic-properties draw:stroke="solid" svg:stroke-width="0.106cm" svg:stroke-color="#c9211e" draw:marker-start="" draw:marker-start-width="0.359cm" draw:marker-end="Arrow" draw:marker-end-width="0.359cm" draw:fill="none" draw:fill-color="#c9211e" draw:textarea-vertical-align="middle" fo:padding-top="0.178cm" fo:padding-bottom="0.178cm" fo:padding-left="0.303cm" fo:padding-right="0.303cm"/>
    </style:style>
    <style:style style:name="gr1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8cm, 0.211cm, 0.272cm, 0.248cm)" draw:image-opacity="93%" style:mirror="horizontal"/>
    </style:style>
    <style:style style:name="gr1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7cm, 11.046cm, 0.28cm)" draw:image-opacity="93%" style:mirror="horizontal"/>
    </style:style>
    <style:style style:name="gr138" style:family="graphic" style:parent-style-name="standard">
      <style:graphic-properties svg:stroke-width="0.081cm" svg:stroke-color="#c9211e" draw:marker-start="" draw:marker-start-width="0.321cm" draw:marker-end="Arrow" draw:marker-end-width="0.321cm" draw:fill-color="#c9211e" draw:textarea-vertical-align="middle" fo:padding-top="0.165cm" fo:padding-bottom="0.165cm" fo:padding-left="0.29cm" fo:padding-right="0.29cm"/>
    </style:style>
    <style:style style:name="gr139" style:family="graphic" style:parent-style-name="standard">
      <style:graphic-properties draw:stroke="none" draw:fill-color="#333333" draw:textarea-horizontal-align="justify" draw:textarea-vertical-align="middle" draw:auto-grow-height="false" fo:min-height="4.072cm" fo:min-width="0cm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.197cm, 0cm)" draw:image-opacity="93%" style:mirror="none"/>
    </style:style>
    <style:style style:name="gr141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3.793cm" fo:min-width="0.002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14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46" style:family="graphic" style:parent-style-name="standard">
      <style:graphic-properties draw:stroke="none" svg:stroke-color="#004586" draw:fill-color="#004586" draw:textarea-horizontal-align="justify" draw:textarea-vertical-align="middle" draw:auto-grow-height="false" fo:min-height="7.929cm" fo:min-width="0cm"/>
    </style:style>
    <style:style style:name="gr1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66cm" fo:min-width="3.025cm"/>
      <style:paragraph-properties style:writing-mode="lr-tb"/>
    </style:style>
    <style:style style:name="gr148" style:family="graphic" style:parent-style-name="objectwithoutfill">
      <style:graphic-properties draw:stroke="dash" draw:stroke-dash="Ultrafine_20_Dashed" svg:stroke-width="0.106cm" svg:stroke-color="#333333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1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50" style:family="graphic" style:parent-style-name="standard">
      <style:graphic-properties draw:stroke="none" svg:stroke-color="#004586" draw:fill-color="#333333" draw:textarea-horizontal-align="justify" draw:textarea-vertical-align="middle" draw:auto-grow-height="false" fo:min-height="8.837cm" fo:min-width="0cm"/>
    </style:style>
    <style:style style:name="gr1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0cm, 0.197cm, 0cm)" draw:image-opacity="93%" style:mirror="none"/>
    </style:style>
    <style:style style:name="gr152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3.793cm" fo:min-width="0.002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154" style:family="graphic" style:parent-style-name="objectwithoutfill">
      <style:graphic-properties draw:stroke="dash" draw:stroke-dash="Ultrafine_20_Dashed" svg:stroke-width="0.882cm" svg:stroke-color="#808080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155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41cm" fo:min-width="3.361cm"/>
    </style:style>
    <style:style style:name="gr156" style:family="graphic" style:parent-style-name="objectwithoutfill">
      <style:graphic-properties draw:stroke="dash" draw:stroke-dash="Ultrafine_20_Dashed" svg:stroke-width="0.882cm" svg:stroke-color="#808080" draw:marker-start="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157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1.735cm"/>
    </style:style>
    <style:style style:name="gr158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cm" fo:min-width="3.435cm"/>
    </style:style>
    <style:style style:name="gr1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17.745cm, 0cm, 3.126cm)" draw:image-opacity="100%" style:mirror="horizontal"/>
    </style:style>
    <style:style style:name="gr160" style:family="graphic" style:parent-style-name="standard">
      <style:graphic-properties svg:stroke-color="#000000" draw:fill-color="#808080" draw:opacity="100%" draw:textarea-horizontal-align="justify" draw:textarea-vertical-align="middle" draw:auto-grow-height="false" fo:min-height="0cm" fo:min-width="3.435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9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dbdbd" draw:opacity="100%"/>
      <style:paragraph-properties fo:text-align="center"/>
    </style:style>
    <style:style style:name="P3" style:family="paragraph">
      <loext:graphic-properties draw:fill-color="#eeeeee" draw:opacity="100%" draw:opacity-name="Transparency_20_1"/>
      <style:paragraph-properties fo:text-align="center"/>
    </style:style>
    <style:style style:name="P4" style:family="paragraph">
      <loext:graphic-properties draw:fill-color="#21212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font-size="18pt" style:font-size-asian="15pt" style:font-size-complex="15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</style:style>
    <style:style style:name="P17" style:family="paragraph">
      <style:paragraph-properties fo:margin-top="0cm" fo:margin-bottom="0.051cm" fo:text-align="center"/>
    </style:style>
    <style:style style:name="P18" style:family="paragraph">
      <loext:graphic-properties draw:fill="none"/>
      <style:paragraph-properties fo:margin-top="0cm" fo:margin-bottom="0.051cm" fo:text-align="center"/>
    </style:style>
    <style:style style:name="P19" style:family="paragraph">
      <loext:graphic-properties draw:fill-color="#666666"/>
      <style:paragraph-properties fo:text-align="center"/>
    </style:style>
    <style:style style:name="P20" style:family="paragraph">
      <loext:graphic-properties draw:fill="solid" draw:fill-color="#c9211e"/>
      <style:paragraph-properties fo:text-align="center"/>
    </style:style>
    <style:style style:name="P21" style:family="paragraph">
      <loext:graphic-properties draw:fill="solid"/>
      <style:paragraph-properties fo:text-align="center" style:writing-mode="lr-tb"/>
    </style:style>
    <style:style style:name="P22" style:family="paragraph">
      <loext:graphic-properties draw:fill="solid" draw:fill-color="#127622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5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6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7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8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9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0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1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32" style:family="paragraph">
      <loext:graphic-properties draw:fill-color="#ffffff" draw:opacity="80%"/>
      <style:paragraph-properties fo:text-align="center"/>
    </style:style>
    <style:style style:name="P33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4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5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6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7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38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9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0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41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2" style:family="paragraph">
      <loext:graphic-properties draw:fill="none" draw:fill-color="#ffffff"/>
      <style:paragraph-properties style:writing-mode="lr-tb"/>
      <style:text-properties fo:color="#000000"/>
    </style:style>
    <style:style style:name="P43" style:family="paragraph">
      <loext:graphic-properties draw:fill="solid" draw:fill-color="#66666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4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45" style:family="paragraph">
      <loext:graphic-properties draw:fill-color="#ffffff"/>
      <style:paragraph-properties fo:text-align="center"/>
    </style:style>
    <style:style style:name="P46" style:family="paragraph">
      <loext:graphic-properties draw:fill="solid" draw:fill-color="#8d281e"/>
      <style:paragraph-properties fo:text-align="center"/>
    </style:style>
    <style:style style:name="P47" style:family="paragraph">
      <loext:graphic-properties draw:fill="solid" draw:fill-color="#355269"/>
      <style:paragraph-properties fo:text-align="center"/>
    </style:style>
    <style:style style:name="P48" style:family="paragraph">
      <loext:graphic-properties draw:fill="solid" draw:fill-color="#000000"/>
      <style:paragraph-properties fo:text-align="center"/>
    </style:style>
    <style:style style:name="P49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0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1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2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3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4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5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56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57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59" style:family="paragraph">
      <style:paragraph-properties fo:text-align="center"/>
    </style:style>
    <style:style style:name="P60" style:family="paragraph">
      <style:paragraph-properties fo:margin-top="0cm" fo:margin-bottom="0.61cm" fo:text-align="center"/>
      <style:text-properties fo:color="#127622"/>
    </style:style>
    <style:style style:name="P61" style:family="paragraph">
      <loext:graphic-properties draw:fill-color="#004586"/>
      <style:paragraph-properties fo:text-align="center"/>
    </style:style>
    <style:style style:name="P62" style:family="paragraph">
      <style:paragraph-properties fo:margin-top="0cm" fo:margin-bottom="0.61cm"/>
    </style:style>
    <style:style style:name="P63" style:family="paragraph">
      <loext:graphic-properties draw:fill="none" draw:fill-color="#ffffff"/>
      <style:paragraph-properties fo:margin-top="0cm" fo:margin-bottom="0.61cm" style:writing-mode="lr-tb"/>
      <style:text-properties fo:color="#127622" fo:font-size="32pt" style:font-size-asian="24pt" style:font-size-complex="24pt"/>
    </style:style>
    <style:style style:name="P64" style:family="paragraph">
      <style:paragraph-properties fo:margin-left="0cm" fo:margin-right="0cm" fo:margin-top="0.2cm" fo:margin-bottom="0.2cm" fo:line-height="100%" fo:text-indent="0cm"/>
    </style:style>
    <style:style style:name="P65" style:family="paragraph">
      <loext:graphic-properties draw:fill="none" draw:fill-color="#ffffff"/>
      <style:paragraph-properties fo:margin-left="0cm" fo:margin-right="0cm" fo:text-indent="0cm" style:writing-mode="lr-tb"/>
      <style:text-properties fo:font-size="22pt" style:font-size-asian="22pt" style:font-size-complex="22pt"/>
    </style:style>
    <style:style style:name="P66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458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ffffff"/>
      <style:paragraph-properties style:writing-mode="lr-tb"/>
      <style:text-properties fo:color="#c9211e" fo:font-size="36pt" style:font-size-asian="36pt" style:font-size-complex="36pt"/>
    </style:style>
    <style:style style:name="P69" style:family="paragraph">
      <loext:graphic-properties draw:fill-color="#c9211e"/>
      <style:paragraph-properties fo:text-align="center"/>
      <style:text-properties fo:color="#c9211e"/>
    </style:style>
    <style:style style:name="P70" style:family="paragraph">
      <loext:graphic-properties draw:fill-color="#579d1c"/>
      <style:paragraph-properties fo:margin-top="0cm" fo:margin-bottom="0.61cm" fo:text-align="center"/>
      <style:text-properties fo:color="#127622"/>
    </style:style>
    <style:style style:name="P71" style:family="paragraph">
      <loext:graphic-properties draw:fill-color="#808080"/>
      <style:paragraph-properties fo:text-align="center"/>
    </style:style>
    <style:style style:name="P72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73" style:family="paragraph">
      <style:paragraph-properties style:writing-mode="lr-tb"/>
    </style:style>
    <style:style style:name="P74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75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76" style:family="paragraph">
      <loext:graphic-properties draw:fill="none" draw:fill-color="#ffffff"/>
      <style:paragraph-properties style:writing-mode="lr-tb"/>
      <style:text-properties fo:color="#3465a4"/>
    </style:style>
    <style:style style:name="P77" style:family="paragraph">
      <loext:graphic-properties draw:fill="solid" draw:fill-color="#ffffff"/>
      <style:paragraph-properties style:writing-mode="lr-tb"/>
      <style:text-properties fo:color="#000000" fo:font-size="12pt"/>
    </style:style>
    <style:style style:name="P78" style:family="paragraph">
      <loext:graphic-properties draw:fill="none" draw:fill-color="#ffffff"/>
      <style:paragraph-properties style:writing-mode="lr-tb"/>
      <style:text-properties fo:font-size="12pt" fo:font-style="italic" style:font-size-asian="18pt" style:font-size-complex="18pt"/>
    </style:style>
    <style:style style:name="P79" style:family="paragraph">
      <loext:graphic-properties draw:fill="none" draw:fill-color="#ffffff"/>
      <style:paragraph-properties style:writing-mode="lr-tb"/>
      <style:text-properties fo:font-size="12pt"/>
    </style:style>
    <style:style style:name="P80" style:family="paragraph">
      <style:paragraph-properties fo:text-align="start"/>
    </style:style>
    <style:style style:name="P81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82" style:family="paragraph">
      <loext:graphic-properties draw:fill="none" draw:fill-color="#8d281e"/>
      <style:paragraph-properties fo:text-align="center" style:writing-mode="lr-tb"/>
    </style:style>
    <style:style style:name="P83" style:family="paragraph">
      <loext:graphic-properties draw:fill="none" draw:fill-color="#ffffff"/>
      <style:paragraph-properties style:writing-mode="lr-tb"/>
      <style:text-properties fo:font-size="12pt" fo:font-weight="bold"/>
    </style:style>
    <style:style style:name="P84" style:family="paragraph">
      <style:paragraph-properties fo:text-align="end"/>
    </style:style>
    <style:style style:name="P85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86" style:family="paragraph">
      <loext:graphic-properties draw:fill="solid" draw:fill-color="#000000"/>
      <style:paragraph-properties fo:text-align="center" style:writing-mode="lr-tb"/>
      <style:text-properties fo:font-size="48pt"/>
    </style:style>
    <style:style style:name="P87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88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89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90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91" style:family="paragraph">
      <loext:graphic-properties draw:fill="none" draw:fill-color="#ffffff"/>
      <style:paragraph-properties style:writing-mode="lr-tb"/>
      <style:text-properties fo:color="#ffffff" fo:font-size="20pt" style:font-size-asian="20pt" style:font-size-complex="20pt"/>
    </style:style>
    <style:style style:name="P9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93" style:family="paragraph">
      <loext:graphic-properties draw:fill="none" draw:fill-color="#c9211e"/>
      <style:paragraph-properties fo:text-align="center"/>
    </style:style>
    <style:style style:name="P94" style:family="paragraph">
      <loext:graphic-properties draw:fill="none" draw:fill-color="#ffffff"/>
      <style:paragraph-properties style:writing-mode="lr-tb"/>
      <style:text-properties fo:color="#c9211e" fo:font-size="26pt" style:font-size-asian="54pt" style:font-size-complex="54pt"/>
    </style:style>
    <style:style style:name="P95" style:family="paragraph">
      <style:paragraph-properties fo:text-align="center" style:writing-mode="lr-tb"/>
    </style:style>
    <style:style style:name="P96" style:family="paragraph">
      <loext:graphic-properties draw:fill-color="#004586"/>
      <style:paragraph-properties fo:text-align="center" style:writing-mode="lr-tb"/>
    </style:style>
    <style:style style:name="P97" style:family="paragraph">
      <style:paragraph-properties fo:margin-left="0cm" fo:margin-right="0cm" fo:margin-top="0.051cm" fo:margin-bottom="0cm" fo:line-height="100%" fo:text-align="start" fo:text-indent="0cm"/>
    </style:style>
    <style:style style:name="P98" style:family="paragraph">
      <loext:graphic-properties draw:fill="none" draw:fill-color="#ffffff"/>
      <style:paragraph-properties fo:margin-left="0cm" fo:margin-right="0cm" fo:margin-top="0.051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/>
      <style:paragraph-properties fo:text-align="center"/>
      <style:text-properties fo:color="#666666"/>
    </style:style>
    <style:style style:name="P100" style:family="paragraph">
      <loext:graphic-properties draw:fill="none" draw:fill-color="#ffffff"/>
      <style:paragraph-properties fo:margin-top="0cm" fo:margin-bottom="0.61cm" style:writing-mode="lr-tb"/>
      <style:text-properties fo:color="#127622" fo:font-size="26pt" style:font-size-asian="20pt" style:font-size-complex="20pt"/>
    </style:style>
    <style:style style:name="P101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none" draw:fill-color="#ffffff"/>
      <style:paragraph-properties style:writing-mode="lr-tb"/>
      <style:text-properties fo:color="#c9211e" fo:font-size="26pt" style:font-size-asian="26pt" style:font-size-complex="26pt"/>
    </style:style>
    <style:style style:name="P103" style:family="paragraph">
      <loext:graphic-properties draw:fill-color="#333333"/>
      <style:paragraph-properties fo:text-align="center" style:writing-mode="lr-tb"/>
    </style:style>
    <style:style style:name="P104" style:family="paragraph">
      <loext:graphic-properties draw:fill="solid" draw:opacity="35%"/>
      <style:paragraph-properties fo:text-align="center" style:writing-mode="lr-tb"/>
    </style:style>
    <style:style style:name="P105" style:family="paragraph">
      <loext:graphic-properties draw:fill-color="#ffffff" draw:opacity="100%"/>
      <style:paragraph-properties fo:text-align="center"/>
    </style:style>
    <style:style style:name="P106" style:family="paragraph">
      <loext:graphic-properties draw:fill-color="#000000" draw:opacity="100%"/>
      <style:paragraph-properties fo:text-align="center"/>
    </style:style>
    <style:style style:name="P107" style:family="paragraph">
      <loext:graphic-properties draw:fill-color="#808080" draw:opacity="100%"/>
      <style:paragraph-properties fo:text-align="center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5pt" style:font-size-complex="15pt"/>
    </style:style>
    <style:style style:name="T3" style:family="text">
      <style:text-properties fo:font-size="18pt" style:font-size-asian="14pt" style:font-size-complex="14pt"/>
    </style:style>
    <style:style style:name="T4" style:family="text">
      <style:text-properties fo:font-size="18pt" style:font-size-asian="16pt" style:font-size-complex="16pt"/>
    </style:style>
    <style:style style:name="T5" style:family="text">
      <style:text-properties fo:font-size="18pt" style:font-size-asian="15pt" style:font-size-complex="15pt"/>
    </style:style>
    <style:style style:name="T6" style:family="text">
      <style:text-properties fo:color="#000000"/>
    </style:style>
    <style:style style:name="T7" style:family="text">
      <style:text-properties fo:color="#127622" style:font-name="Liberation Sans3" fo:font-size="32pt" style:font-name-asian="Liberation Sans3" style:font-size-asian="24pt" style:font-name-complex="Liberation Sans3" style:font-size-complex="2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4586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66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9211e" style:font-name="Liberation Sans3" fo:font-size="36pt" style:font-name-asian="Liberation Sans3" style:font-size-asian="36pt" style:font-name-complex="Liberation Sans3" style:font-size-complex="36pt"/>
    </style:style>
    <style:style style:name="T12" style:family="text">
      <style:text-properties fo:font-size="18pt" fo:font-style="italic" style:font-size-asian="18pt" style:font-size-complex="18pt"/>
    </style:style>
    <style:style style:name="T13" style:family="text">
      <style:text-properties fo:color="#3465a4"/>
    </style:style>
    <style:style style:name="T14" style:family="text">
      <style:text-properties fo:color="#000000" fo:font-size="12pt"/>
    </style:style>
    <style:style style:name="T15" style:family="text">
      <style:text-properties fo:font-size="12pt" fo:font-style="italic" style:font-size-asian="18pt" style:font-size-complex="18pt"/>
    </style:style>
    <style:style style:name="T16" style:family="text">
      <style:text-properties fo:font-size="12pt"/>
    </style:style>
    <style:style style:name="T17" style:family="text">
      <style:text-properties fo:font-size="12pt" fo:font-weight="bold"/>
    </style:style>
    <style:style style:name="T18" style:family="text">
      <style:text-properties fo:color="#ffffff" fo:font-size="20pt" style:font-size-asian="20pt" style:font-size-complex="20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c9211e" style:font-name="Liberation Sans3" fo:font-size="26pt" style:font-name-asian="Liberation Sans3" style:font-size-asian="54pt" style:font-name-complex="Liberation Sans3" style:font-size-complex="54pt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127622" style:font-name="Liberation Sans3" fo:font-size="26pt" style:font-name-asian="Liberation Sans3" style:font-size-asian="20pt" style:font-name-complex="Liberation Sans3" style:font-size-complex="20pt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9211e" style:font-name="Liberation Sans3" fo:font-size="26pt" style:font-name-asian="Liberation Sans3" style:font-size-asian="26pt" style:font-name-complex="Liberation Sans3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3.791cm" svg:y1="9.363cm" svg:x2="23.534cm" svg:y2="8.781cm">
            <text:p/>
          </draw:line>
          <draw:connector draw:style-name="gr2" draw:text-style-name="P1" draw:layer="layout" draw:type="line" svg:x1="2.749cm" svg:y1="8.819cm" svg:x2="23.577cm" svg:y2="8.833cm" svg:d="M2749 8819l20828 14" svg:viewBox="0 0 20829 15">
            <text:p/>
          </draw:connector>
          <draw:g>
            <draw:rect draw:style-name="gr3" draw:text-style-name="P2" draw:layer="layout" svg:width="9.634cm" svg:height="1.406cm" svg:x="3.269cm" svg:y="8.134cm">
              <text:p/>
            </draw:rect>
            <draw:rect draw:style-name="gr4" draw:text-style-name="P3" draw:layer="layout" svg:width="9.634cm" svg:height="1.406cm" svg:x="3.269cm" svg:y="8.134cm">
              <text:p/>
            </draw:rect>
          </draw:g>
          <draw:g>
            <draw:rect draw:style-name="gr3" draw:text-style-name="P2" draw:layer="layout" svg:width="7.138cm" svg:height="1.406cm" svg:x="14.627cm" svg:y="8.123cm">
              <text:p/>
            </draw:rect>
            <draw:rect draw:style-name="gr4" draw:text-style-name="P3" draw:layer="layout" svg:width="7.138cm" svg:height="1.406cm" svg:x="14.627cm" svg:y="8.123cm">
              <text:p/>
            </draw:rect>
          </draw:g>
          <draw:custom-shape draw:style-name="gr5" draw:text-style-name="P4" draw:layer="layout" svg:width="0.068cm" svg:height="1.444cm" draw:transform="skewX (-0.632856386773144) rotate (0.398633201155505) translate (22.81cm 8.3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3" draw:id="id3">
            <draw:custom-shape draw:style-name="gr6" draw:text-style-name="P5" draw:layer="layout" svg:width="0.172cm" svg:height="1.05cm" svg:x="22.151cm" svg:y="8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0.172cm" svg:height="1.05cm" svg:x="22.151cm" svg:y="7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1" draw:id="id1">
            <draw:custom-shape draw:style-name="gr6" draw:text-style-name="P5" draw:layer="layout" svg:width="0.171cm" svg:height="1.05cm" svg:x="14.124cm" svg:y="8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0.171cm" svg:height="1.05cm" svg:x="14.124cm" svg:y="7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ellipse draw:style-name="gr7" draw:text-style-name="P6" xml:id="id11" draw:id="id11" draw:layer="layout" svg:width="1.142cm" svg:height="1.554cm" svg:x="2.467cm" svg:y="8.069cm" draw:kind="cut" draw:start-angle="88.96" draw:end-angle="271.12">
            <text:p/>
          </draw:ellipse>
          <draw:connector draw:style-name="gr8" draw:text-style-name="P1" draw:layer="layout" draw:type="line" svg:x1="3.063cm" svg:y1="7.214cm" svg:x2="13.367cm" svg:y2="7.282cm" svg:d="M3063 7214l10304 68" svg:viewBox="0 0 10305 69">
            <text:p/>
          </draw:connector>
          <draw:connector draw:style-name="gr8" draw:text-style-name="P1" draw:layer="layout" draw:type="line" svg:x1="14.18cm" svg:y1="7.282cm" svg:x2="22.28cm" svg:y2="7.282cm" svg:d="M14180 7282h8100" svg:viewBox="0 0 8101 1">
            <text:p/>
          </draw:connector>
          <draw:connector draw:style-name="gr8" draw:text-style-name="P1" draw:layer="layout" draw:type="line" svg:x1="13.366cm" svg:y1="7.282cm" svg:x2="14.192cm" svg:y2="7.282cm" svg:d="M13366 7282h826" svg:viewBox="0 0 827 1">
            <text:p/>
          </draw:connector>
          <draw:connector draw:style-name="gr8" draw:text-style-name="P1" draw:layer="layout" draw:type="line" svg:x1="22.262cm" svg:y1="7.282cm" svg:x2="23.584cm" svg:y2="7.282cm" svg:d="M22262 7282h1322" svg:viewBox="0 0 1323 1">
            <text:p/>
          </draw:connector>
          <draw:connector draw:style-name="gr9" draw:text-style-name="P1" draw:layer="layout" svg:x1="14.209cm" svg:y1="9.98cm" svg:x2="16.608cm" svg:y2="13.267cm" draw:start-shape="id1" draw:start-glue-point="2" draw:end-shape="id2" draw:end-glue-point="3" svg:d="M14209 9980v3287h2399" svg:viewBox="0 0 2400 3288">
            <text:p/>
          </draw:connector>
          <draw:connector draw:style-name="gr9" draw:text-style-name="P1" draw:layer="layout" svg:x1="22.237cm" svg:y1="9.98cm" svg:x2="19.785cm" svg:y2="13.267cm" draw:start-shape="id3" draw:start-glue-point="2" draw:end-shape="id2" draw:end-glue-point="1" svg:d="M22237 9980v3287h-2452" svg:viewBox="0 0 2453 3288">
            <text:p/>
          </draw:connector>
          <draw:connector draw:style-name="gr9" draw:text-style-name="P1" draw:layer="layout" svg:x1="13.379cm" svg:y1="9.326cm" svg:x2="12.068cm" svg:y2="13.267cm" draw:start-shape="id4" draw:start-glue-point="1" draw:end-shape="id5" draw:end-glue-point="1" svg:d="M13379 9326v3941h-1311" svg:viewBox="0 0 1312 3942">
            <text:p/>
          </draw:connector>
          <draw:connector draw:style-name="gr8" draw:text-style-name="P1" draw:layer="layout" draw:type="line" svg:x1="3.269cm" svg:y1="9.901cm" svg:x2="12.903cm" svg:y2="9.901cm" svg:d="M3269 9901h9634" svg:viewBox="0 0 9635 1">
            <text:p/>
          </draw:connector>
          <draw:connector draw:style-name="gr8" draw:text-style-name="P1" draw:layer="layout" draw:type="line" svg:x1="14.627cm" svg:y1="9.901cm" svg:x2="21.688cm" svg:y2="9.901cm" svg:d="M14627 9901h7061" svg:viewBox="0 0 7062 1">
            <text:p/>
          </draw:connector>
          <draw:g>
            <draw:frame draw:style-name="gr10" draw:text-style-name="P7" xml:id="id4" draw:id="id4" draw:layer="layout" svg:width="0.999cm" svg:height="0.102cm" draw:transform="rotate (-1.5707963267949) translate (13.43cm 8.327cm)">
              <draw:image xlink:href="Pictures/100002010000033D0000033DBB3ECB1074B64378.png" xlink:type="simple" xlink:show="embed" xlink:actuate="onLoad" loext:mime-type="image/png">
                <text:p/>
              </draw:image>
            </draw:frame>
            <draw:g>
              <draw:custom-shape draw:style-name="gr11" draw:text-style-name="P5" draw:layer="layout" svg:width="0.051cm" svg:height="0.644cm" svg:x="13.431cm" svg:y="7.8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5" draw:layer="layout" svg:width="0.051cm" svg:height="0.645cm" svg:x="13.431cm" svg:y="9.19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3" draw:text-style-name="P7" xml:id="id5" draw:id="id5" draw:layer="layout" svg:width="7.964cm" svg:height="4.314cm" svg:x="4.104cm" svg:y="11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0" xml:id="id6" draw:id="id6" draw:layer="layout" svg:width="3.451cm" svg:height="3.226cm" svg:x="8.509cm" svg:y="11.652cm">
            <draw:text-box>
              <text:p text:style-name="P8"><text:span text:style-name="T1">Cadm</text:span><text:span text:style-name="T1">ium </text:span><text:span text:style-name="T1">frame </text:span><text:span text:style-name="T1">with</text:span></text:p>
              <text:p text:style-name="P9"><text:span text:style-name="T1">~1x1 </text:span><text:span text:style-name="T1">cm²</text:span></text:p>
              <text:p text:style-name="P8"><text:span text:style-name="T1">apert</text:span><text:span text:style-name="T1">ure</text:span></text:p>
            </draw:text-box>
          </draw:frame>
          <draw:frame draw:style-name="gr10" draw:text-style-name="P7" xml:id="id10" draw:id="id10" draw:layer="layout" svg:width="3.562cm" svg:height="0.289cm" draw:transform="rotate (-1.5707963267949) translate (7.521cm 11.497cm)">
            <draw:image xlink:href="Pictures/100002010000033D0000033DBB3ECB1074B64378.png" xlink:type="simple" xlink:show="embed" xlink:actuate="onLoad" loext:mime-type="image/png">
              <text:p/>
            </draw:image>
          </draw:frame>
          <draw:custom-shape draw:style-name="gr15" draw:text-style-name="P5" xml:id="id7" draw:id="id7" draw:layer="layout" svg:width="0.144cm" svg:height="0.785cm" svg:x="7.52cm" svg:y="11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xml:id="id8" draw:id="id8" draw:layer="layout" svg:width="0.144cm" svg:height="0.785cm" svg:x="7.52cm" svg:y="14.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1" draw:layer="layout" draw:type="line" svg:x1="8.509cm" svg:y1="13.265cm" svg:x2="7.664cm" svg:y2="11.513cm" draw:start-shape="id6" draw:start-glue-point="3" draw:end-shape="id7" draw:end-glue-point="1" svg:d="M8509 13265l-845-1752" svg:viewBox="0 0 846 1753">
            <text:p/>
          </draw:connector>
          <draw:frame draw:style-name="gr16" draw:text-style-name="P11" xml:id="id9" draw:id="id9" draw:layer="layout" svg:width="2.648cm" svg:height="1.084cm" svg:x="4.292cm" svg:y="11.594cm">
            <draw:text-box>
              <text:p text:style-name="P9"><text:span text:style-name="T2">Sample</text:span></text:p>
            </draw:text-box>
          </draw:frame>
          <draw:connector draw:style-name="gr9" draw:text-style-name="P1" draw:layer="layout" draw:type="line" svg:x1="8.509cm" svg:y1="13.265cm" svg:x2="7.664cm" svg:y2="15.022cm" draw:start-shape="id6" draw:start-glue-point="3" draw:end-shape="id8" draw:end-glue-point="1" svg:d="M8509 13265l-845 1757" svg:viewBox="0 0 846 1758">
            <text:p/>
          </draw:connector>
          <draw:connector draw:style-name="gr9" draw:text-style-name="P1" draw:layer="layout" draw:type="line" svg:x1="5.616cm" svg:y1="12.678cm" svg:x2="7.232cm" svg:y2="13.278cm" draw:start-shape="id9" draw:start-glue-point="2" draw:end-shape="id10" draw:end-glue-point="2" svg:d="M5616 12678l1616 600" svg:viewBox="0 0 1617 601">
            <text:p/>
          </draw:connector>
          <draw:line draw:style-name="gr17" draw:text-style-name="P1" draw:layer="layout" svg:x1="24.947cm" svg:y1="11.831cm" svg:x2="23.798cm" svg:y2="9.371cm">
            <text:p/>
          </draw:line>
          <draw:frame draw:style-name="gr18" draw:text-style-name="P13" xml:id="id2" draw:id="id2" draw:layer="layout" svg:width="3.177cm" svg:height="1.673cm" svg:x="16.608cm" svg:y="12.431cm">
            <draw:text-box>
              <text:p text:style-name="P12"><text:span text:style-name="T3">1x1 mm²</text:span></text:p>
              <text:p text:style-name="P12"><text:span text:style-name="T3">apertures</text:span></text:p>
            </draw:text-box>
          </draw:frame>
          <draw:frame draw:style-name="gr19" draw:text-style-name="P15" draw:layer="layout" svg:width="3.842cm" svg:height="0.962cm" svg:x="16.275cm" svg:y="8.289cm">
            <draw:text-box>
              <text:p text:style-name="P14"><text:span text:style-name="T4">Helium </text:span><text:span text:style-name="T4">pipe</text:span></text:p>
            </draw:text-box>
          </draw:frame>
          <draw:frame draw:style-name="gr19" draw:text-style-name="P15" draw:layer="layout" svg:width="3.842cm" svg:height="0.962cm" svg:x="6.165cm" svg:y="8.289cm">
            <draw:text-box>
              <text:p text:style-name="P14"><text:span text:style-name="T4">Helium </text:span><text:span text:style-name="T4">pipe</text:span></text:p>
            </draw:text-box>
          </draw:frame>
          <draw:frame draw:style-name="gr19" draw:text-style-name="P15" draw:layer="layout" svg:width="2.581cm" svg:height="0.962cm" svg:x="6.796cm" svg:y="6.166cm">
            <draw:text-box>
              <text:p text:style-name="P14"><text:span text:style-name="T3">190 </text:span><text:span text:style-name="T3">cm</text:span></text:p>
            </draw:text-box>
          </draw:frame>
          <draw:frame draw:style-name="gr20" draw:text-style-name="P16" draw:layer="layout" svg:width="2.229cm" svg:height="0.963cm" svg:x="13.14cm" svg:y="6.166cm">
            <draw:text-box>
              <text:p><text:span text:style-name="T3">15 cm</text:span></text:p>
            </draw:text-box>
          </draw:frame>
          <draw:frame draw:style-name="gr20" draw:text-style-name="P16" draw:layer="layout" svg:width="2.581cm" svg:height="0.963cm" svg:x="16.94cm" svg:y="6.166cm">
            <draw:text-box>
              <text:p><text:span text:style-name="T3">146 </text:span><text:span text:style-name="T3">cm</text:span></text:p>
            </draw:text-box>
          </draw:frame>
          <draw:frame draw:style-name="gr20" draw:text-style-name="P16" draw:layer="layout" svg:width="2.229cm" svg:height="0.963cm" svg:x="21.759cm" svg:y="6.166cm">
            <draw:text-box>
              <text:p><text:span text:style-name="T3">18 cm</text:span></text:p>
            </draw:text-box>
          </draw:frame>
          <draw:frame draw:style-name="gr20" draw:text-style-name="P16" draw:layer="layout" svg:width="2.581cm" svg:height="0.963cm" svg:x="6.796cm" svg:y="9.902cm">
            <draw:text-box>
              <text:p><text:span text:style-name="T3">175 </text:span><text:span text:style-name="T3">cm</text:span></text:p>
            </draw:text-box>
          </draw:frame>
          <draw:frame draw:style-name="gr20" draw:text-style-name="P16" draw:layer="layout" svg:width="2.581cm" svg:height="0.963cm" svg:x="16.867cm" svg:y="9.902cm">
            <draw:text-box>
              <text:p><text:span text:style-name="T3">130 </text:span><text:span text:style-name="T3">cm</text:span></text:p>
            </draw:text-box>
          </draw:frame>
          <draw:frame draw:style-name="gr21" draw:text-style-name="P18" draw:layer="layout" svg:width="2.754cm" svg:height="1.724cm" draw:transform="rotate (-1.13446401379632) translate (24.655cm 9.198cm)">
            <draw:text-box>
              <text:p text:style-name="P17"><text:span text:style-name="T5">Neutro</text:span><text:span text:style-name="T5">n</text:span></text:p>
              <text:p text:style-name="P17"><text:span text:style-name="T5">beam</text:span></text:p>
            </draw:text-box>
          </draw:frame>
          <draw:frame draw:style-name="gr20" draw:text-style-name="P16" draw:layer="layout" svg:width="2.157cm" svg:height="0.963cm" draw:transform="rotate (-0.540353936417445) translate (23.05cm 7.608cm)">
            <draw:text-box>
              <text:p><text:span text:style-name="T5">Mirror</text:span></text:p>
            </draw:text-box>
          </draw:frame>
          <draw:connector draw:style-name="gr22" draw:text-style-name="P1" draw:layer="layout" draw:type="curve" draw:line-skew="0.292cm" svg:x1="2.467cm" svg:y1="8.846cm" svg:x2="2.121cm" svg:y2="7.39cm" draw:start-shape="id11" draw:start-glue-point="3" svg:d="M2467 8846c-313 0-141-1456-346-1456" svg:viewBox="0 0 347 1457">
            <text:p/>
          </draw:connector>
          <draw:line draw:style-name="gr17" draw:text-style-name="P1" draw:layer="layout" svg:x1="22.881cm" svg:y1="8.83cm" svg:x2="22.57cm" svg:y2="8.83cm">
            <text:p/>
          </draw:line>
        </draw:g>
      </draw:page>
      <draw:page draw:name="page2" draw:style-name="dp1" draw:master-page-name="Default">
        <draw:ellipse draw:style-name="gr23" draw:text-style-name="P19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4" draw:text-style-name="P20" draw:layer="layout" svg:x1="18.389cm" svg:y1="12.568cm" svg:x2="18.389cm" svg:y2="10.278cm">
          <text:p/>
        </draw:line>
        <draw:line draw:style-name="gr24" draw:text-style-name="P20" draw:layer="layout" svg:x1="18.389cm" svg:y1="10.279cm" svg:x2="18.389cm" svg:y2="7.988cm">
          <text:p/>
        </draw:line>
        <draw:line draw:style-name="gr24" draw:text-style-name="P20" draw:layer="layout" svg:x1="18.389cm" svg:y1="12.568cm" svg:x2="18.389cm" svg:y2="14.85cm">
          <text:p/>
        </draw:line>
        <draw:custom-shape draw:style-name="gr25" draw:text-style-name="P7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6" draw:text-style-name="P21" draw:layer="layout" svg:x1="12.041cm" svg:y1="12.205cm" svg:x2="18.382cm" svg:y2="12.567cm">
          <text:p/>
        </draw:line>
        <draw:line draw:style-name="gr26" draw:text-style-name="P21" draw:layer="layout" svg:x1="12.042cm" svg:y1="12.203cm" svg:x2="18.095cm" svg:y2="10.278cm">
          <text:p/>
        </draw:line>
        <draw:line draw:style-name="gr26" draw:text-style-name="P21" draw:layer="layout" svg:x1="12.042cm" svg:y1="12.209cm" svg:x2="16.791cm" svg:y2="7.991cm">
          <text:p/>
        </draw:line>
        <draw:line draw:style-name="gr26" draw:text-style-name="P21" draw:layer="layout" svg:x1="12.043cm" svg:y1="12.203cm" svg:x2="17.823cm" svg:y2="14.837cm">
          <text:p/>
        </draw:line>
        <draw:line draw:style-name="gr27" draw:text-style-name="P1" draw:layer="layout" svg:x1="16.791cm" svg:y1="7.988cm" svg:x2="18.389cm" svg:y2="7.988cm">
          <text:p/>
        </draw:line>
        <draw:line draw:style-name="gr27" draw:text-style-name="P1" draw:layer="layout" svg:x1="18.095cm" svg:y1="10.278cm" svg:x2="18.389cm" svg:y2="10.278cm">
          <text:p/>
        </draw:line>
        <draw:line draw:style-name="gr27" draw:text-style-name="P1" draw:layer="layout" svg:x1="17.822cm" svg:y1="14.85cm" svg:x2="18.389cm" svg:y2="14.85cm">
          <text:p/>
        </draw:line>
        <draw:line draw:style-name="gr26" draw:text-style-name="P21" draw:layer="layout" svg:x1="5.802cm" svg:y1="11.199cm" svg:x2="12.055cm" svg:y2="12.205cm">
          <text:p/>
        </draw:line>
        <draw:line draw:style-name="gr28" draw:text-style-name="P22" draw:layer="layout" svg:x1="12.055cm" svg:y1="12.208cm" svg:x2="14.784cm" svg:y2="17.906cm">
          <text:p/>
        </draw:line>
        <draw:frame draw:style-name="gr29" draw:text-style-name="P23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29" draw:text-style-name="P23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30" draw:text-style-name="P20" draw:layer="layout" svg:x1="18.389cm" svg:y1="7.988cm" svg:x2="18.389cm" svg:y2="7.376cm">
            <text:p/>
          </draw:line>
          <draw:line draw:style-name="gr31" draw:text-style-name="P20" draw:layer="layout" svg:x1="18.389cm" svg:y1="7.376cm" svg:x2="18.389cm" svg:y2="6.631cm">
            <text:p/>
          </draw:line>
        </draw:g>
        <draw:g>
          <draw:line draw:style-name="gr30" draw:text-style-name="P20" draw:layer="layout" svg:x1="18.389cm" svg:y1="14.85cm" svg:x2="18.389cm" svg:y2="15.455cm">
            <text:p/>
          </draw:line>
          <draw:line draw:style-name="gr31" draw:text-style-name="P20" draw:layer="layout" svg:x1="18.389cm" svg:y1="15.455cm" svg:x2="18.389cm" svg:y2="16.191cm">
            <text:p/>
          </draw:line>
        </draw:g>
        <draw:g>
          <draw:path draw:style-name="gr32" draw:text-style-name="P24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2" draw:text-style-name="P25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2" draw:text-style-name="P26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3" draw:text-style-name="P27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3" draw:text-style-name="P28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3" draw:text-style-name="P29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3" draw:text-style-name="P30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3" draw:text-style-name="P31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4" draw:text-style-name="P32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5" draw:text-style-name="P33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5" draw:text-style-name="P34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5" draw:text-style-name="P35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5" draw:text-style-name="P36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5" draw:text-style-name="P37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3" draw:text-style-name="P27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3" draw:text-style-name="P28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3" draw:text-style-name="P29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3" draw:text-style-name="P31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3" draw:text-style-name="P28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3" draw:text-style-name="P38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6" draw:text-style-name="P39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6" draw:text-style-name="P40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6" draw:text-style-name="P39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6" draw:text-style-name="P39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6" draw:text-style-name="P40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7" draw:text-style-name="P41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8" draw:text-style-name="P1" draw:layer="layout" svg:x1="5.714cm" svg:y1="12.209cm" svg:x2="22.158cm" svg:y2="12.209cm">
          <text:p/>
        </draw:line>
        <draw:line draw:style-name="gr38" draw:text-style-name="P1" draw:layer="layout" svg:x1="12.041cm" svg:y1="5.157cm" svg:x2="12.041cm" svg:y2="19.609cm">
          <text:p/>
        </draw:line>
        <draw:g>
          <draw:custom-shape draw:style-name="gr39" draw:text-style-name="P32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3" draw:text-style-name="P27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3" draw:text-style-name="P28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3" draw:text-style-name="P29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3" draw:text-style-name="P31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40" draw:text-style-name="P42" draw:layer="layout" svg:width="0.82cm" svg:height="0.962cm" svg:x="11.131cm" svg:y="18.835cm">
          <draw:text-box>
            <text:p><text:span text:style-name="T6">x</text:span></text:p>
          </draw:text-box>
        </draw:frame>
        <draw:frame draw:style-name="gr41" draw:text-style-name="P42" draw:layer="layout" svg:width="0.82cm" svg:height="0.962cm" svg:x="21.431cm" svg:y="12.235cm">
          <draw:text-box>
            <text:p><text:span text:style-name="T6">z</text:span></text:p>
          </draw:text-box>
        </draw:frame>
        <draw:g>
          <draw:path draw:style-name="gr42" draw:text-style-name="P43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3" draw:style-name="dp1" draw:master-page-name="Default">
        <draw:ellipse draw:style-name="gr23" draw:text-style-name="P19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4" draw:text-style-name="P20" draw:layer="layout" svg:x1="18.389cm" svg:y1="12.568cm" svg:x2="18.389cm" svg:y2="10.278cm">
          <text:p/>
        </draw:line>
        <draw:line draw:style-name="gr24" draw:text-style-name="P20" draw:layer="layout" svg:x1="18.389cm" svg:y1="10.279cm" svg:x2="18.389cm" svg:y2="7.988cm">
          <text:p/>
        </draw:line>
        <draw:line draw:style-name="gr24" draw:text-style-name="P20" draw:layer="layout" svg:x1="18.389cm" svg:y1="12.568cm" svg:x2="18.389cm" svg:y2="14.85cm">
          <text:p/>
        </draw:line>
        <draw:custom-shape draw:style-name="gr25" draw:text-style-name="P7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6" draw:text-style-name="P21" draw:layer="layout" svg:x1="12.041cm" svg:y1="12.205cm" svg:x2="18.382cm" svg:y2="12.567cm">
          <text:p/>
        </draw:line>
        <draw:line draw:style-name="gr26" draw:text-style-name="P21" draw:layer="layout" svg:x1="12.042cm" svg:y1="12.203cm" svg:x2="18.095cm" svg:y2="10.278cm">
          <text:p/>
        </draw:line>
        <draw:line draw:style-name="gr26" draw:text-style-name="P21" draw:layer="layout" svg:x1="12.042cm" svg:y1="12.209cm" svg:x2="16.791cm" svg:y2="7.991cm">
          <text:p/>
        </draw:line>
        <draw:line draw:style-name="gr26" draw:text-style-name="P21" draw:layer="layout" svg:x1="12.043cm" svg:y1="12.203cm" svg:x2="17.823cm" svg:y2="14.837cm">
          <text:p/>
        </draw:line>
        <draw:line draw:style-name="gr27" draw:text-style-name="P1" draw:layer="layout" svg:x1="16.791cm" svg:y1="7.988cm" svg:x2="18.389cm" svg:y2="7.988cm">
          <text:p/>
        </draw:line>
        <draw:line draw:style-name="gr27" draw:text-style-name="P1" draw:layer="layout" svg:x1="18.095cm" svg:y1="10.278cm" svg:x2="18.389cm" svg:y2="10.278cm">
          <text:p/>
        </draw:line>
        <draw:line draw:style-name="gr27" draw:text-style-name="P1" draw:layer="layout" svg:x1="17.822cm" svg:y1="14.85cm" svg:x2="18.389cm" svg:y2="14.85cm">
          <text:p/>
        </draw:line>
        <draw:line draw:style-name="gr26" draw:text-style-name="P21" draw:layer="layout" svg:x1="5.802cm" svg:y1="11.199cm" svg:x2="12.055cm" svg:y2="12.205cm">
          <text:p/>
        </draw:line>
        <draw:line draw:style-name="gr28" draw:text-style-name="P22" draw:layer="layout" svg:x1="12.055cm" svg:y1="12.208cm" svg:x2="14.784cm" svg:y2="17.906cm">
          <text:p/>
        </draw:line>
        <draw:frame draw:style-name="gr29" draw:text-style-name="P23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29" draw:text-style-name="P23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30" draw:text-style-name="P20" draw:layer="layout" svg:x1="18.389cm" svg:y1="7.988cm" svg:x2="18.389cm" svg:y2="7.376cm">
            <text:p/>
          </draw:line>
          <draw:line draw:style-name="gr31" draw:text-style-name="P20" draw:layer="layout" svg:x1="18.389cm" svg:y1="7.376cm" svg:x2="18.389cm" svg:y2="6.631cm">
            <text:p/>
          </draw:line>
        </draw:g>
        <draw:g>
          <draw:line draw:style-name="gr30" draw:text-style-name="P20" draw:layer="layout" svg:x1="18.389cm" svg:y1="14.85cm" svg:x2="18.389cm" svg:y2="15.455cm">
            <text:p/>
          </draw:line>
          <draw:line draw:style-name="gr31" draw:text-style-name="P20" draw:layer="layout" svg:x1="18.389cm" svg:y1="15.455cm" svg:x2="18.389cm" svg:y2="16.191cm">
            <text:p/>
          </draw:line>
        </draw:g>
        <draw:g>
          <draw:path draw:style-name="gr32" draw:text-style-name="P24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2" draw:text-style-name="P25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2" draw:text-style-name="P26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2" draw:text-style-name="P24" draw:layer="layout" svg:width="0.46cm" svg:height="0.172cm" svg:x="15.83cm" svg:y="12.85cm" svg:viewBox="0 0 461 173" svg:d="M0 110c0-15 0-31 0-47 98 0 195 0 293 0-7-20-14-42-21-63 64 30 126 58 189 88-63 28-125 56-189 85 7-20 14-42 21-63-98 0-195 0-293 0z">
            <text:p/>
          </draw:path>
          <draw:path draw:style-name="gr32" draw:text-style-name="P25" draw:layer="layout" svg:width="0.431cm" svg:height="0.602cm" svg:x="15.683cm" svg:y="13.134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2" draw:text-style-name="P26" draw:layer="layout" svg:width="0.209cm" svg:height="0.34cm" svg:x="16.217cm" svg:y="13.606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2" draw:text-style-name="P24" draw:layer="layout" svg:width="0.46cm" svg:height="0.172cm" svg:x="15.093cm" svg:y="9.676cm" svg:viewBox="0 0 461 173" svg:d="M0 110c0-15 0-31 0-47 98 0 195 0 293 0-7-20-14-42-21-63 64 30 126 58 189 88-63 28-125 56-189 85 7-20 14-42 21-63-98 0-195 0-293 0z">
            <text:p/>
          </draw:path>
          <draw:path draw:style-name="gr32" draw:text-style-name="P25" draw:layer="layout" svg:width="0.431cm" svg:height="0.602cm" svg:x="15.136cm" svg:y="9.959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2" draw:text-style-name="P44" draw:layer="layout" svg:width="0.344cm" svg:height="0.023cm" svg:x="15.62cm" svg:y="10.615cm" svg:viewBox="0 0 345 24" svg:d="M0 0c115 0 231 0 345 0 0 8 0 17 0 24-114 0-230 0-345 0 0-7 0-16 0-24z">
            <text:p/>
          </draw:path>
          <draw:path draw:style-name="gr32" draw:text-style-name="P26" draw:layer="layout" svg:width="0.209cm" svg:height="0.34cm" svg:x="16.116cm" svg:y="10.432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2" draw:text-style-name="P24" draw:layer="layout" svg:width="0.46cm" svg:height="0.172cm" svg:x="13.243cm" svg:y="8.769cm" svg:viewBox="0 0 461 173" svg:d="M0 110c0-15 0-31 0-47 98 0 195 0 293 0-7-20-14-42-21-63 64 30 126 58 189 88-63 28-125 56-189 85 7-20 14-42 21-63-98 0-195 0-293 0z">
            <text:p/>
          </draw:path>
          <draw:path draw:style-name="gr32" draw:text-style-name="P25" draw:layer="layout" svg:width="0.431cm" svg:height="0.602cm" svg:x="13.286cm" svg:y="9.053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2" draw:text-style-name="P44" draw:layer="layout" svg:width="0.344cm" svg:height="0.023cm" svg:x="13.772cm" svg:y="9.709cm" svg:viewBox="0 0 345 24" svg:d="M0 0c115 0 231 0 345 0 0 8 0 17 0 24-114 0-230 0-345 0 0-7 0-16 0-24z">
            <text:p/>
          </draw:path>
          <draw:path draw:style-name="gr32" draw:text-style-name="P26" draw:layer="layout" svg:width="0.238cm" svg:height="0.341cm" svg:x="14.307cm" svg:y="9.524cm" svg:viewBox="0 0 239 342" svg:d="M239 342c-79 0-159 0-239 0 0-12 0-24 0-37 18-14 36-28 54-42 34-26 61-48 77-64 17-17 28-33 35-51s11-37 11-59c0-23-6-39-18-51-11-11-29-17-55-17-11 0-21 1-32 4-11 2-21 6-29 9-4 15-7 29-11 42-6 0-13 0-20 0 0-22 0-43 0-65 36-7 67-11 92-11 42 0 74 8 95 24 22 15 33 36 33 65 0 19-4 36-12 53-9 17-22 33-40 50-17 16-46 40-86 70-18 13-36 27-55 42 66 0 134 0 200 0 0 13 0 25 0 38z">
            <text:p/>
          </draw:path>
        </draw:g>
        <draw:g>
          <draw:path draw:style-name="gr33" draw:text-style-name="P27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3" draw:text-style-name="P28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3" draw:text-style-name="P29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3" draw:text-style-name="P30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3" draw:text-style-name="P31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4" draw:text-style-name="P32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5" draw:text-style-name="P33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5" draw:text-style-name="P34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5" draw:text-style-name="P35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5" draw:text-style-name="P36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5" draw:text-style-name="P37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3" draw:text-style-name="P27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3" draw:text-style-name="P28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3" draw:text-style-name="P29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3" draw:text-style-name="P31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3" draw:text-style-name="P28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3" draw:text-style-name="P38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6" draw:text-style-name="P39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6" draw:text-style-name="P40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6" draw:text-style-name="P39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6" draw:text-style-name="P39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6" draw:text-style-name="P40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7" draw:text-style-name="P41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8" draw:text-style-name="P1" draw:layer="layout" svg:x1="5.714cm" svg:y1="12.209cm" svg:x2="22.158cm" svg:y2="12.209cm">
          <text:p/>
        </draw:line>
        <draw:custom-shape draw:style-name="gr43" draw:text-style-name="P45" draw:layer="layout" svg:width="0.964cm" svg:height="0.964cm" draw:transform="rotate (-0.174532925199433) translate (15.791cm 11.3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" draw:layer="layout" svg:x1="12.041cm" svg:y1="5.157cm" svg:x2="12.041cm" svg:y2="19.609cm">
          <text:p/>
        </draw:line>
        <draw:g>
          <draw:custom-shape draw:style-name="gr39" draw:text-style-name="P32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3" draw:text-style-name="P27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3" draw:text-style-name="P28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3" draw:text-style-name="P29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3" draw:text-style-name="P31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40" draw:text-style-name="P42" draw:layer="layout" svg:width="0.82cm" svg:height="0.962cm" svg:x="11.131cm" svg:y="18.835cm">
          <draw:text-box>
            <text:p><text:span text:style-name="T6">x</text:span></text:p>
          </draw:text-box>
        </draw:frame>
        <draw:frame draw:style-name="gr41" draw:text-style-name="P42" draw:layer="layout" svg:width="0.82cm" svg:height="0.962cm" svg:x="21.431cm" svg:y="12.235cm">
          <draw:text-box>
            <text:p><text:span text:style-name="T6">z</text:span></text:p>
          </draw:text-box>
        </draw:frame>
        <draw:g>
          <draw:path draw:style-name="gr32" draw:text-style-name="P24" draw:layer="layout" svg:width="0.46cm" svg:height="0.172cm" svg:x="15.821cm" svg:y="11.217cm" svg:viewBox="0 0 461 173" svg:d="M0 110c0-15 0-31 0-47 98 0 195 0 293 0-7-20-14-42-21-63 64 30 126 58 189 88-63 28-125 56-189 85 7-20 14-42 21-63-98 0-195 0-293 0z">
            <text:p/>
          </draw:path>
          <draw:path draw:style-name="gr32" draw:text-style-name="P25" draw:layer="layout" svg:width="0.431cm" svg:height="0.602cm" svg:x="15.673cm" svg:y="11.5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2" draw:text-style-name="P26" draw:layer="layout" svg:width="0.252cm" svg:height="0.347cm" svg:x="16.239cm" svg:y="11.97cm" svg:viewBox="0 0 253 348" svg:d="M253 173c0 117-43 175-129 175-40 0-72-15-92-45-21-30-32-73-32-130 0-56 11-98 32-128 20-30 52-45 95-45 42 0 73 14 94 44 21 29 32 72 32 129zM199 173c0-55-6-94-17-117-12-24-31-36-58-36-25 0-43 12-54 34-11 23-16 62-16 119s5 97 16 121c11 22 29 34 54 34 27 0 46-12 57-37 12-23 18-64 18-118z">
            <text:p/>
          </draw:path>
        </draw:g>
        <draw:g>
          <draw:path draw:style-name="gr42" draw:text-style-name="P43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4" draw:style-name="dp1" draw:master-page-name="Default">
        <draw:g>
          <draw:line draw:style-name="gr44" draw:text-style-name="P1" draw:layer="layout" svg:x1="5.795cm" svg:y1="10.527cm" svg:x2="22.164cm" svg:y2="10.527cm">
            <text:p/>
          </draw:line>
          <draw:line draw:style-name="gr45" draw:text-style-name="P46" draw:layer="layout" svg:x1="18.395cm" svg:y1="10.886cm" svg:x2="18.395cm" svg:y2="8.596cm">
            <text:p/>
          </draw:line>
          <draw:line draw:style-name="gr45" draw:text-style-name="P46" draw:layer="layout" svg:x1="18.395cm" svg:y1="8.597cm" svg:x2="18.395cm" svg:y2="6.306cm">
            <text:p/>
          </draw:line>
          <draw:line draw:style-name="gr45" draw:text-style-name="P46" draw:layer="layout" svg:x1="18.395cm" svg:y1="10.886cm" svg:x2="18.395cm" svg:y2="13.168cm">
            <text:p/>
          </draw:line>
          <draw:custom-shape draw:style-name="gr25" draw:text-style-name="P7" draw:layer="layout" svg:width="12.7cm" svg:height="12.7cm" svg:x="5.683cm" svg:y="4.163cm">
            <text:p/>
            <draw:enhanced-geometry draw:mirror-vertical="true" draw:mirror-horizontal="true" draw:glue-point-type="segments" draw:type="mso-spt100" draw:modifiers="-90 90.01927204081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46" draw:text-style-name="P21" draw:layer="layout" svg:x1="12.047cm" svg:y1="10.523cm" svg:x2="18.388cm" svg:y2="10.885cm">
            <text:p/>
          </draw:line>
          <draw:line draw:style-name="gr46" draw:text-style-name="P21" draw:layer="layout" svg:x1="12.048cm" svg:y1="10.521cm" svg:x2="18.101cm" svg:y2="8.596cm">
            <text:p/>
          </draw:line>
          <draw:line draw:style-name="gr46" draw:text-style-name="P21" draw:layer="layout" svg:x1="12.048cm" svg:y1="10.527cm" svg:x2="16.797cm" svg:y2="6.309cm">
            <text:p/>
          </draw:line>
          <draw:line draw:style-name="gr46" draw:text-style-name="P21" draw:layer="layout" svg:x1="12.049cm" svg:y1="10.521cm" svg:x2="17.829cm" svg:y2="13.155cm">
            <text:p/>
          </draw:line>
          <draw:line draw:style-name="gr47" draw:text-style-name="P47" draw:layer="layout" svg:x1="16.797cm" svg:y1="6.306cm" svg:x2="18.395cm" svg:y2="6.306cm">
            <text:p/>
          </draw:line>
          <draw:line draw:style-name="gr47" draw:text-style-name="P47" draw:layer="layout" svg:x1="18.101cm" svg:y1="8.596cm" svg:x2="18.395cm" svg:y2="8.596cm">
            <text:p/>
          </draw:line>
          <draw:line draw:style-name="gr47" draw:text-style-name="P47" draw:layer="layout" svg:x1="17.828cm" svg:y1="13.149cm" svg:x2="18.395cm" svg:y2="13.149cm">
            <text:p/>
          </draw:line>
          <draw:line draw:style-name="gr48" draw:text-style-name="P48" draw:layer="layout" svg:x1="12.061cm" svg:y1="10.526cm" svg:x2="14.79cm" svg:y2="16.224cm">
            <text:p/>
          </draw:line>
          <draw:frame draw:style-name="gr29" draw:text-style-name="P23" draw:layer="layout" svg:width="1.391cm" svg:height="0.962cm" draw:transform="rotate (-0.71401419699088) translate (15.416cm 5.376cm)">
            <draw:text-box>
              <text:p>. . .</text:p>
            </draw:text-box>
          </draw:frame>
          <draw:frame draw:style-name="gr29" draw:text-style-name="P23" draw:layer="layout" svg:width="1.391cm" svg:height="0.962cm" draw:transform="rotate (-2.02859618959301) translate (16.463cm 13.886cm)">
            <draw:text-box>
              <text:p>. . .</text:p>
            </draw:text-box>
          </draw:frame>
          <draw:g>
            <draw:line draw:style-name="gr49" draw:text-style-name="P46" draw:layer="layout" svg:x1="18.395cm" svg:y1="6.306cm" svg:x2="18.395cm" svg:y2="5.694cm">
              <text:p/>
            </draw:line>
            <draw:line draw:style-name="gr50" draw:text-style-name="P46" draw:layer="layout" svg:x1="18.395cm" svg:y1="5.694cm" svg:x2="18.395cm" svg:y2="4.949cm">
              <text:p/>
            </draw:line>
          </draw:g>
          <draw:g>
            <draw:line draw:style-name="gr49" draw:text-style-name="P46" draw:layer="layout" svg:x1="18.395cm" svg:y1="13.168cm" svg:x2="18.395cm" svg:y2="13.773cm">
              <text:p/>
            </draw:line>
            <draw:line draw:style-name="gr50" draw:text-style-name="P46" draw:layer="layout" svg:x1="18.395cm" svg:y1="13.773cm" svg:x2="18.395cm" svg:y2="14.509cm">
              <text:p/>
            </draw:line>
          </draw:g>
          <draw:g>
            <draw:path draw:style-name="gr51" draw:text-style-name="P49" draw:layer="layout" svg:width="0.393cm" svg:height="0.155cm" svg:x="18.735cm" svg:y="11.571cm" svg:viewBox="0 0 394 156" svg:d="M0 99c0-14 0-27 0-42 82 0 167 0 249 0-6-18-12-39-18-57 55 26 109 51 163 79-54 26-108 51-163 77 6-20 12-38 18-57-82 0-167 0-249 0z">
              <text:p/>
            </draw:path>
            <draw:path draw:style-name="gr51" draw:text-style-name="P50" draw:layer="layout" svg:width="0.559cm" svg:height="0.523cm" svg:x="18.688cm" svg:y="11.79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  <text:p/>
            </draw:path>
          </draw:g>
          <draw:g>
            <draw:path draw:style-name="gr51" draw:text-style-name="P49" draw:layer="layout" svg:width="0.214cm" svg:height="0.036cm" svg:x="18.642cm" svg:y="9.857cm" svg:viewBox="0 0 215 37" svg:d="M0 37c0-13 0-24 0-37 71 0 143 0 215 0 0 13 0 24 0 37-72 0-144 0-215 0z">
              <text:p/>
            </draw:path>
            <draw:path draw:style-name="gr51" draw:text-style-name="P49" draw:layer="layout" svg:width="0.393cm" svg:height="0.155cm" svg:x="19.037cm" svg:y="9.359cm" svg:viewBox="0 0 394 156" svg:d="M0 99c0-14 0-27 0-42 82 0 167 0 249 0-6-18-12-39-18-57 55 26 109 51 163 79-54 26-108 51-163 77 6-20 12-38 18-57-82 0-167 0-249 0z">
              <text:p/>
            </draw:path>
            <draw:path draw:style-name="gr51" draw:text-style-name="P50" draw:layer="layout" svg:width="0.559cm" svg:height="0.523cm" svg:x="18.934cm" svg:y="9.587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  <text:p/>
            </draw:path>
          </draw:g>
          <draw:g>
            <draw:path draw:style-name="gr52" draw:text-style-name="P51" draw:layer="layout" svg:width="0.515cm" svg:height="0.706cm" svg:x="12.793cm" svg:y="13.474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  <text:p/>
            </draw:path>
          </draw:g>
          <draw:line draw:style-name="gr44" draw:text-style-name="P1" draw:layer="layout" svg:x1="12.038cm" svg:y1="3.475cm" svg:x2="12.038cm" svg:y2="17.927cm">
            <text:p/>
          </draw:line>
          <draw:frame draw:style-name="gr40" draw:text-style-name="P42" draw:layer="layout" svg:width="0.82cm" svg:height="0.962cm" svg:x="11.137cm" svg:y="17.153cm">
            <draw:text-box>
              <text:p><text:span text:style-name="T6">x</text:span></text:p>
            </draw:text-box>
          </draw:frame>
          <draw:frame draw:style-name="gr41" draw:text-style-name="P42" draw:layer="layout" svg:width="0.82cm" svg:height="0.962cm" svg:x="21.437cm" svg:y="10.553cm">
            <draw:text-box>
              <text:p><text:span text:style-name="T6">z</text:span></text:p>
            </draw:text-box>
          </draw:frame>
          <draw:g>
            <draw:path draw:style-name="gr32" draw:text-style-name="P24" draw:layer="layout" svg:width="0.334cm" svg:height="0.151cm" svg:x="16.068cm" svg:y="10.923cm" svg:viewBox="0 0 335 152" svg:d="M0 97c0-14 0-28 0-42 71 0 142 0 213 0-5-18-10-37-15-55 46 25 92 51 137 76-45 26-91 51-137 76 5-18 10-37 15-55-71 0-142 0-213 0z">
              <text:p/>
            </draw:path>
            <draw:path draw:style-name="gr32" draw:text-style-name="P25" draw:layer="layout" svg:width="0.313cm" svg:height="0.528cm" svg:x="16.091cm" svg:y="11.172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2" draw:text-style-name="P26" draw:layer="layout" svg:width="0.183cm" svg:height="0.305cm" svg:x="16.457cm" svg:y="11.583cm" svg:viewBox="0 0 184 306" svg:d="M184 152c0 102-31 154-93 154-30 0-53-14-68-40s-23-64-23-114c0-49 8-87 23-113s38-39 69-39c30 0 53 13 69 39 15 25 23 63 23 113zM145 152c0-48-4-82-13-103s-22-31-41-31-32 10-40 29c-8 20-12 55-12 105s4 85 12 105c9 21 22 31 40 31s32-11 41-32c9-22 13-56 13-104z">
              <text:p/>
            </draw:path>
          </draw:g>
          <draw:g>
            <draw:path draw:style-name="gr32" draw:text-style-name="P24" draw:layer="layout" svg:width="0.334cm" svg:height="0.151cm" svg:x="15.548cm" svg:y="12.429cm" svg:viewBox="0 0 335 152" svg:d="M0 97c0-14 0-28 0-42 71 0 142 0 213 0-5-18-10-37-15-55 46 25 92 51 137 76-45 26-91 51-137 76 5-18 10-37 15-55-71 0-142 0-213 0z">
              <text:p/>
            </draw:path>
            <draw:path draw:style-name="gr32" draw:text-style-name="P25" draw:layer="layout" svg:width="0.313cm" svg:height="0.528cm" svg:x="15.57cm" svg:y="12.678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2" draw:text-style-name="P26" draw:layer="layout" svg:width="0.152cm" svg:height="0.298cm" svg:x="15.958cm" svg:y="13.092cm" svg:viewBox="0 0 153 299" svg:d="M95 282c19 2 39 4 58 6 0 3 0 7 0 11-51 0-102 0-153 0 0-4 0-8 0-11 19-2 39-4 58-6 0-81 0-162 0-243-19 8-38 15-57 22 0-4 0-8 0-12 27-16 55-33 83-49 3 0 7 0 11 0 0 94 0 188 0 282z">
              <text:p/>
            </draw:path>
          </draw:g>
          <draw:g>
            <draw:path draw:style-name="gr32" draw:text-style-name="P24" draw:layer="layout" svg:width="0.334cm" svg:height="0.151cm" svg:x="15.137cm" svg:y="7.929cm" svg:viewBox="0 0 335 152" svg:d="M0 97c0-14 0-28 0-42 71 0 142 0 213 0-5-18-10-37-15-55 46 25 92 51 137 76-45 26-91 51-137 76 5-18 10-37 15-55-71 0-142 0-213 0z">
              <text:p/>
            </draw:path>
            <draw:path draw:style-name="gr32" draw:text-style-name="P25" draw:layer="layout" svg:width="0.313cm" svg:height="0.528cm" svg:x="15.16cm" svg:y="8.177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2" draw:text-style-name="P44" draw:layer="layout" svg:width="0.25cm" svg:height="0.02cm" svg:x="15.559cm" svg:y="8.751cm" svg:viewBox="0 0 251 21" svg:d="M0 0c84 0 167 0 251 0 0 7 0 14 0 21-84 0-167 0-251 0 0-7 0-14 0-21z">
              <text:p/>
            </draw:path>
            <draw:path draw:style-name="gr32" draw:text-style-name="P26" draw:layer="layout" svg:width="0.173cm" svg:height="0.3cm" svg:x="15.9cm" svg:y="8.589cm" svg:viewBox="0 0 174 301" svg:d="M174 301c-58 0-116 0-174 0 0-11 0-22 0-33 13-12 26-25 39-37 26-23 44-42 56-57 12-14 21-29 26-44s7-33 7-52c0-20-4-34-12-44s-22-15-41-15c-7 0-15 1-23 3s-15 5-21 8c-3 12-5 25-7 37-5 0-10 0-14 0 0-19 0-38 0-57 25-7 47-10 65-10 31 0 55 7 70 20 16 14 24 33 24 58 0 16-4 32-10 47-6 14-15 29-28 44-13 14-34 34-63 61-13 11-26 23-40 37 49 0 97 0 146 0 0 11 0 22 0 34z">
              <text:p/>
            </draw:path>
          </draw:g>
          <draw:g>
            <draw:path draw:style-name="gr32" draw:text-style-name="P24" draw:layer="layout" svg:width="0.334cm" svg:height="0.151cm" svg:x="16.08cm" svg:y="9.379cm" svg:viewBox="0 0 335 152" svg:d="M0 97c0-14 0-28 0-42 71 0 142 0 213 0-5-18-10-37-15-55 46 25 92 51 137 76-45 26-91 51-137 76 5-18 10-37 15-55-71 0-142 0-213 0z">
              <text:p/>
            </draw:path>
            <draw:path draw:style-name="gr32" draw:text-style-name="P25" draw:layer="layout" svg:width="0.313cm" svg:height="0.528cm" svg:x="16.103cm" svg:y="9.627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2" draw:text-style-name="P44" draw:layer="layout" svg:width="0.25cm" svg:height="0.02cm" svg:x="16.502cm" svg:y="10.201cm" svg:viewBox="0 0 251 21" svg:d="M0 0c84 0 167 0 251 0 0 7 0 14 0 21-84 0-167 0-251 0 0-7 0-14 0-21z">
              <text:p/>
            </draw:path>
            <draw:path draw:style-name="gr32" draw:text-style-name="P26" draw:layer="layout" svg:width="0.152cm" svg:height="0.298cm" svg:x="16.862cm" svg:y="10.041cm" svg:viewBox="0 0 153 299" svg:d="M95 282c19 2 39 4 58 6 0 3 0 7 0 11-51 0-102 0-153 0 0-4 0-8 0-11 19-2 39-4 58-6 0-81 0-162 0-243-19 8-38 15-57 22 0-4 0-8 0-12 27-16 55-33 83-49 3 0 7 0 11 0 0 94 0 188 0 282z">
              <text:p/>
            </draw:path>
          </draw:g>
          <draw:line draw:style-name="gr46" draw:text-style-name="P21" draw:layer="layout" svg:x1="5.796cm" svg:y1="10.171cm" svg:x2="12.031cm" svg:y2="10.527cm">
            <text:p/>
          </draw:line>
          <draw:g>
            <draw:path draw:style-name="gr53" draw:text-style-name="P52" draw:layer="layout" svg:width="0.324cm" svg:height="0.472cm" svg:x="18.528cm" svg:y="7.976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3" draw:text-style-name="P53" draw:layer="layout" svg:width="0.3cm" svg:height="0.133cm" svg:x="18.93cm" svg:y="7.93cm" svg:viewBox="0 0 301 134" svg:d="M0 86c0-13 0-25 0-37 64 0 127 0 191 0-4-16-9-33-13-49 41 23 82 45 123 68-41 22-82 44-123 66 4-16 9-32 13-48-64 0-127 0-191 0z">
              <text:p/>
            </draw:path>
            <draw:path draw:style-name="gr53" draw:text-style-name="P54" draw:layer="layout" svg:width="0.288cm" svg:height="0.459cm" svg:x="18.92cm" svg:y="8.13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3" draw:text-style-name="P55" draw:layer="layout" svg:width="0.225cm" svg:height="0.018cm" svg:x="19.274cm" svg:y="8.455cm" svg:viewBox="0 0 226 19" svg:d="M0 19c0-6 0-13 0-19 75 0 150 0 226 0 0 6 0 13 0 19-76 0-151 0-226 0z">
              <text:p/>
            </draw:path>
            <draw:path draw:style-name="gr53" draw:text-style-name="P56" draw:layer="layout" svg:width="0.136cm" svg:height="0.263cm" svg:x="19.599cm" svg:y="8.313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53" draw:text-style-name="P52" draw:layer="layout" svg:width="0.324cm" svg:height="0.472cm" svg:x="16.795cm" svg:y="5.4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3" draw:text-style-name="P53" draw:layer="layout" svg:width="0.3cm" svg:height="0.133cm" svg:x="17.197cm" svg:y="5.399cm" svg:viewBox="0 0 301 134" svg:d="M0 86c0-13 0-25 0-37 64 0 127 0 191 0-4-16-9-33-13-49 41 23 82 45 123 68-41 22-82 44-123 66 4-16 9-32 13-48-64 0-127 0-191 0z">
              <text:p/>
            </draw:path>
            <draw:path draw:style-name="gr53" draw:text-style-name="P54" draw:layer="layout" svg:width="0.288cm" svg:height="0.459cm" svg:x="17.187cm" svg:y="5.5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3" draw:text-style-name="P55" draw:layer="layout" svg:width="0.225cm" svg:height="0.018cm" svg:x="17.541cm" svg:y="5.924cm" svg:viewBox="0 0 226 19" svg:d="M0 19c0-6 0-13 0-19 75 0 150 0 226 0 0 6 0 13 0 19-76 0-151 0-226 0z">
              <text:p/>
            </draw:path>
            <draw:path draw:style-name="gr53" draw:text-style-name="P56" draw:layer="layout" svg:width="0.155cm" svg:height="0.265cm" svg:x="17.849cm" svg:y="5.781cm" svg:viewBox="0 0 156 266" svg:d="M156 266h-156v-29l35-33c23-21 40-37 51-50 10-13 18-26 23-39 4-14 6-29 6-46s-3-30-11-39c-7-9-20-14-37-14-6 0-13 1-20 3s-14 5-19 8l-7 32h-12v-51c23-5 42-8 58-8 28 0 49 6 63 18s21 29 21 51c0 14-2 28-8 41-5 13-14 26-25 39-12 13-31 31-57 54-11 10-23 21-36 33h131z">
              <text:p/>
            </draw:path>
          </draw:g>
          <draw:g>
            <draw:path draw:style-name="gr53" draw:text-style-name="P52" draw:layer="layout" svg:width="0.324cm" svg:height="0.472cm" svg:x="18.541cm" svg:y="13.2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3" draw:text-style-name="P53" draw:layer="layout" svg:width="0.3cm" svg:height="0.133cm" svg:x="18.942cm" svg:y="13.199cm" svg:viewBox="0 0 301 134" svg:d="M0 86c0-13 0-25 0-37 64 0 127 0 191 0-4-16-9-33-13-49 41 23 82 45 123 68-41 22-82 44-123 66 4-16 9-32 13-48-64 0-127 0-191 0z">
              <text:p/>
            </draw:path>
            <draw:path draw:style-name="gr53" draw:text-style-name="P54" draw:layer="layout" svg:width="0.288cm" svg:height="0.459cm" svg:x="18.932cm" svg:y="13.3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3" draw:text-style-name="P56" draw:layer="layout" svg:width="0.136cm" svg:height="0.263cm" svg:x="19.311cm" svg:y="13.582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53" draw:text-style-name="P52" draw:layer="layout" svg:width="0.318cm" svg:height="0.472cm" svg:x="18.613cm" svg:y="10.68cm" svg:viewBox="0 0 319 473" svg:d="M110 454c25 0 47-9 66-27s35-45 48-81c16-45 22-81 15-108-6-28-22-42-48-42-23 0-45 10-65 30s-37 47-50 82c-15 43-20 78-14 105s22 41 48 41zM217 181l-5-6c-50-44-70-82-59-112 7-18 19-33 37-45 17-12 36-18 57-18 23 0 42 8 55 23s19 34 16 55h-15c-1-18-7-34-18-45-11-12-26-17-44-17-12 0-22 2-30 8-9 5-15 12-18 22-7 18 3 39 31 63 0 0 7 6 21 18 29 28 47 58 55 90 7 31 4 66-10 104-17 46-43 83-79 110-36 28-75 42-118 42-39 0-67-14-82-40-15-27-15-61 1-103 16-44 41-80 76-108 35-27 72-41 111-41 4 0 6 0 9 1 2 0 5 1 7 1 1 1 2 0 2 0 1-1 1-2 0-2z">
              <text:p/>
            </draw:path>
            <draw:path draw:style-name="gr53" draw:text-style-name="P53" draw:layer="layout" svg:width="0.294cm" svg:height="0.133cm" svg:x="19.007cm" svg:y="10.634cm" svg:viewBox="0 0 295 134" svg:d="M0 85c0-12 0-24 0-36 62 0 125 0 187 0-4-16-8-33-13-49 41 23 81 45 121 68-40 22-80 44-121 66 5-16 9-32 13-49-62 0-125 0-187 0z">
              <text:p/>
            </draw:path>
            <draw:path draw:style-name="gr53" draw:text-style-name="P54" draw:layer="layout" svg:width="0.282cm" svg:height="0.459cm" svg:x="18.997cm" svg:y="10.834cm" svg:viewBox="0 0 283 460" svg:d="M109 282c15 0 30-2 44-7 15-4 27-10 37-16l37-225c-21-6-42-9-63-9s-39 8-56 24-30 38-39 66c-10 28-14 58-14 89 0 26 4 45 14 58 9 13 23 20 40 20zM188 282c-16 13-33 23-51 30-17 8-34 12-49 12-29 0-50-10-65-28-15-19-23-47-23-83 0-40 7-77 22-110 15-32 36-58 64-76 27-18 57-27 92-27 14 0 32 1 53 4 22 3 39 7 52 10l-73 423 38 8-2 15h-91l21-125c4-19 8-37 12-53z">
              <text:p/>
            </draw:path>
            <draw:path draw:style-name="gr53" draw:text-style-name="P56" draw:layer="layout" svg:width="0.161cm" svg:height="0.269cm" svg:x="19.351cm" svg:y="11.015cm" svg:viewBox="0 0 162 270" svg:d="M162 134c0 90-27 136-82 136-26 0-46-12-60-35-13-23-20-57-20-101 0-43 7-77 20-100 14-23 34-34 61-34s47 11 61 34c13 23 20 56 20 100zM128 134c0-42-4-72-12-91-7-18-19-27-36-27-16 0-28 8-35 26-7 17-11 48-11 92s4 75 11 93 19 27 35 27 28-9 36-28 12-50 12-92z">
              <text:p/>
            </draw:path>
            <draw:path draw:style-name="gr53" draw:text-style-name="P53" draw:layer="layout" svg:width="0.372cm" svg:height="0.203cm" svg:x="19.634cm" svg:y="10.848cm" svg:viewBox="0 0 373 204" svg:d="M0 204c0-13 0-27 0-41 124 0 248 0 373 0 0 14 0 28 0 41-125 0-249 0-373 0zM0 42c0-14 0-28 0-42 124 0 248 0 373 0 0 14 0 28 0 42-125 0-249 0-373 0z">
              <text:p/>
            </draw:path>
            <draw:path draw:style-name="gr53" draw:text-style-name="P57" draw:layer="layout" svg:width="0.269cm" svg:height="0.454cm" svg:x="20.146cm" svg:y="10.703cm" svg:viewBox="0 0 270 455" svg:d="M270 226c0 152-45 229-137 229-44 0-77-20-99-59-23-39-34-96-34-170 0-73 11-129 34-168 22-39 56-58 102-58 44 0 77 19 100 57 23 39 34 95 34 169zM213 226c0-71-6-122-19-153s-33-47-61-47c-27 0-46 15-58 44-12 30-18 82-18 156s6 127 18 157 32 46 58 46c28 0 48-16 61-48s19-84 19-155z">
              <text:p/>
            </draw:path>
          </draw:g>
          <draw:g>
            <draw:path draw:style-name="gr32" draw:text-style-name="P24" draw:layer="layout" svg:width="0.314cm" svg:height="0.152cm" svg:x="10.165cm" svg:y="10.611cm" svg:viewBox="0 0 315 153" svg:d="M0 97c0-14 0-28 0-41 66 0 133 0 199 0-4-19-9-37-13-56 43 26 86 51 129 77-43 25-86 50-129 76 4-19 9-37 13-56-66 0-133 0-199 0z">
              <text:p/>
            </draw:path>
            <draw:path draw:style-name="gr32" draw:text-style-name="P25" draw:layer="layout" svg:width="0.294cm" svg:height="0.529cm" svg:x="10.186cm" svg:y="10.86cm" svg:viewBox="0 0 295 530" svg:d="M80 26c-15-3-30-6-45-9 1-6 2-11 3-17 34 0 68 0 102 0-19 120-38 241-58 361 48-52 96-103 144-155-11-3-21-7-32-10 1-6 2-11 3-17 33 0 65 0 98 0-1 6-2 11-3 17-9 3-18 6-27 9-33 35-66 70-98 105 27 65 54 130 81 195 11 3 22 6 33 9-1 5-2 11-3 16-26 0-53 0-79 0-24-59-49-119-73-179-17 18-33 35-50 52-7 43-13 85-20 127-19 0-37 0-56 0 27-168 54-336 80-504z">
              <text:p/>
            </draw:path>
            <draw:path draw:style-name="gr32" draw:text-style-name="P58" draw:layer="layout" svg:width="0.073cm" svg:height="0.3cm" svg:x="10.538cm" svg:y="11.274cm" svg:viewBox="0 0 74 301" svg:d="M34 286c10 2 20 3 29 5 0 4-1 7-1 10-21 0-41 0-62 0 10-64 19-129 29-193-8-2-16-4-24-6 0-3 1-6 1-10 19 0 38 0 57 0-10 65-20 129-29 194zM74 24c0 7-2 12-6 17s-9 7-14 7c-6 0-11-2-15-7s-6-10-6-17c0-6 2-12 6-17s9-7 15-7c5 0 10 2 14 7s6 11 6 17z">
              <text:p/>
            </draw:path>
            <draw:path draw:style-name="gr32" draw:text-style-name="P58" draw:layer="layout" svg:width="0.171cm" svg:height="0.213cm" svg:x="10.704cm" svg:y="11.36cm" svg:viewBox="0 0 172 214" svg:d="M136 48c0-6-2-12-5-16s-8-6-15-6c-10 0-21 4-32 14-12 9-22 21-29 34-7 47-15 93-22 140-11 0-22 0-33 0 10-64 20-129 30-193-7-2-15-4-23-6 0-3 1-6 2-10 18 0 36 0 55 0-2 15-4 29-5 43 11-16 22-28 34-36s24-12 35-12c14 0 24 4 31 12 6 8 10 20 10 35 0 2-1 5-1 9-1 5-8 52-22 143 9 1 18 3 26 5 0 3-1 7-1 10-20 0-40 0-60 0 7-43 13-86 20-129 3-19 5-31 5-37z">
              <text:p/>
            </draw:path>
          </draw:g>
        </draw:g>
        <draw:frame draw:style-name="gr54" draw:text-style-name="P59" draw:layer="layout" svg:width="0.577cm" svg:height="0.598cm" svg:x="5.333cm" svg:y="1.9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4" draw:text-style-name="P59" draw:layer="layout" svg:width="1.432cm" svg:height="0.53cm" svg:x="5.079cm" svg:y="2.9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4" draw:text-style-name="P59" draw:layer="layout" svg:width="0.568cm" svg:height="0.598cm" svg:x="9.356cm" svg:y="1.9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4" draw:text-style-name="P59" draw:layer="layout" svg:width="0.77cm" svg:height="0.598cm" svg:x="7.856cm" svg:y="1.9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4" draw:text-style-name="P59" draw:layer="layout" svg:width="0.766cm" svg:height="0.598cm" svg:x="6.334cm" svg:y="1.9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4" draw:text-style-name="P59" draw:layer="layout" svg:width="1.033cm" svg:height="0.53cm" svg:x="6.312cm" svg:y="2.99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4" draw:text-style-name="P59" draw:layer="layout" svg:width="1.037cm" svg:height="0.53cm" svg:x="7.651cm" svg:y="2.99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4" draw:text-style-name="P59" draw:layer="layout" svg:width="0.835cm" svg:height="0.53cm" svg:x="9.262cm" svg:y="2.99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4" draw:text-style-name="P59" draw:layer="layout" svg:width="0.679cm" svg:height="0.598cm" svg:x="4.334cm" svg:y="1.9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  <draw:page draw:name="page5" draw:style-name="dp1" draw:master-page-name="Default">
        <draw:g>
          <draw:ellipse draw:style-name="gr55" draw:text-style-name="P60" draw:layer="layout" svg:width="3.425cm" svg:height="3.346cm" svg:x="10.989cm" svg:y="7.676cm" draw:kind="arc" draw:start-angle="90.85" draw:end-angle="132.01">
            <text:p/>
          </draw:ellipse>
          <draw:line draw:style-name="gr56" draw:text-style-name="P1" draw:layer="layout" svg:x1="12.701cm" svg:y1="15.615cm" svg:x2="12.701cm" svg:y2="5.975cm">
            <text:p/>
          </draw:line>
          <draw:connector draw:style-name="gr57" draw:text-style-name="P1" draw:layer="layout" draw:type="line" svg:x1="6.171cm" svg:y1="10.692cm" svg:x2="19.252cm" svg:y2="10.692cm" svg:d="M6171 10692h13081" svg:viewBox="0 0 13082 1">
            <text:p/>
          </draw:connector>
          <draw:custom-shape draw:style-name="gr58" draw:text-style-name="P61" draw:layer="layout" svg:width="0.32cm" svg:height="8.964cm" draw:transform="skewX (0.165631746014262) rotate (0.558679893563385) translate (10.826cm 6.682cm)">
            <text:p/>
            <draw:enhanced-geometry svg:viewBox="0 0 21600 21600" draw:type="rectangle" draw:enhanced-path="M 0 0 L 21600 0 21600 21600 0 21600 0 0 Z N"/>
          </draw:custom-shape>
          <draw:frame draw:style-name="gr59" draw:text-style-name="P63" draw:layer="layout" svg:width="1.002cm" svg:height="1.517cm" svg:x="11.434cm" svg:y="6.243cm">
            <draw:text-box>
              <text:p text:style-name="P62"><text:span text:style-name="T7">ζ</text:span></text:p>
            </draw:text-box>
          </draw:frame>
          <draw:frame draw:style-name="gr60" draw:text-style-name="P65" draw:layer="layout" svg:width="5.908cm" svg:height="3.212cm" svg:x="15.862cm" svg:y="9.574cm">
            <draw:text-box>
              <text:p text:style-name="P64"><text:span text:style-name="T8">Inco</text:span><text:span text:style-name="T8">ming</text:span></text:p>
              <text:p text:style-name="P64"><text:span text:style-name="T8">beam</text:span></text:p>
            </draw:text-box>
          </draw:frame>
          <draw:frame draw:style-name="gr61" draw:text-style-name="P66" draw:layer="layout" svg:width="4.1cm" svg:height="1.038cm" draw:transform="rotate (-1.13603481012311) translate (13.769cm 10.798cm)">
            <draw:text-box>
              <text:p text:style-name="P64"><text:span text:style-name="T9">Diff. </text:span><text:span text:style-name="T9">gratin</text:span><text:span text:style-name="T9">g</text:span></text:p>
            </draw:text-box>
          </draw:frame>
        </draw:g>
      </draw:page>
      <draw:page draw:name="page6" draw:style-name="dp1" draw:master-page-name="Default">
        <draw:frame draw:style-name="gr62" draw:text-style-name="P67" draw:layer="layout" svg:width="5.908cm" svg:height="3.212cm" svg:x="22.763cm" svg:y="9.701cm">
          <draw:text-box>
            <text:p text:style-name="P64"><text:span text:style-name="T10">Inco</text:span><text:span text:style-name="T10">ming</text:span></text:p>
            <text:p text:style-name="P64"><text:span text:style-name="T10">beam</text:span></text:p>
          </draw:text-box>
        </draw:frame>
        <draw:ellipse draw:style-name="gr55" draw:text-style-name="P60" draw:layer="layout" svg:width="3.425cm" svg:height="3.346cm" svg:x="18.89cm" svg:y="7.997cm" draw:kind="arc" draw:start-angle="90.85" draw:end-angle="132.01">
          <text:p/>
        </draw:ellipse>
        <draw:line draw:style-name="gr63" draw:text-style-name="P1" draw:layer="layout" svg:x1="20.602cm" svg:y1="17.389cm" svg:x2="20.602cm" svg:y2="4.35cm">
          <text:p/>
        </draw:line>
        <draw:connector draw:style-name="gr57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64" draw:text-style-name="P61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59" draw:text-style-name="P63" draw:layer="layout" svg:width="1.002cm" svg:height="1.517cm" svg:x="19.335cm" svg:y="6.517cm">
          <draw:text-box>
            <text:p text:style-name="P62"><text:span text:style-name="T7">ζ</text:span></text:p>
          </draw:text-box>
        </draw:frame>
        <draw:frame draw:style-name="gr65" draw:text-style-name="P66" draw:layer="layout" svg:width="8.335cm" svg:height="2.11cm" draw:transform="rotate (-1.16256381475342) translate (22.412cm 12.196cm)">
          <draw:text-box>
            <text:p text:style-name="P64"><text:span text:style-name="T9">Diff. </text:span><text:span text:style-name="T9">gratin</text:span><text:span text:style-name="T9">g</text:span></text:p>
          </draw:text-box>
        </draw:frame>
        <draw:line draw:style-name="gr66" draw:text-style-name="P1" draw:layer="layout" svg:x1="0.8cm" svg:y1="10.81cm" svg:x2="7.386cm" svg:y2="10.81cm">
          <text:p/>
        </draw:line>
        <draw:line draw:style-name="gr66" draw:text-style-name="P1" draw:layer="layout" svg:x1="7.46cm" svg:y1="17.383cm" svg:x2="7.46cm" svg:y2="10.839cm">
          <text:p/>
        </draw:line>
        <draw:frame draw:style-name="gr67" draw:text-style-name="P68" draw:layer="layout" svg:width="1.209cm" svg:height="1.673cm" svg:x="6.175cm" svg:y="4.408cm">
          <draw:text-box>
            <text:p><text:span text:style-name="T11">θ</text:span></text:p>
          </draw:text-box>
        </draw:frame>
        <draw:frame draw:style-name="gr68" draw:text-style-name="P7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69" draw:text-style-name="P63" draw:layer="layout" svg:width="1.002cm" svg:height="1.517cm" svg:x="12.821cm" svg:y="8.955cm">
          <draw:text-box>
            <text:p text:style-name="P62"><text:span text:style-name="T7">ζ</text:span></text:p>
          </draw:text-box>
        </draw:frame>
        <draw:line draw:style-name="gr70" draw:text-style-name="P1" draw:layer="layout" svg:x1="7.46cm" svg:y1="10.839cm" svg:x2="7.46cm" svg:y2="4.337cm">
          <text:p/>
        </draw:line>
        <draw:ellipse draw:style-name="gr71" draw:text-style-name="P69" draw:layer="layout" svg:width="1.981cm" svg:height="0.457cm" svg:x="6.47cm" svg:y="6.077cm" draw:kind="arc" draw:start-angle="359.4" draw:end-angle="331.29">
          <text:p/>
        </draw:ellipse>
        <draw:line draw:style-name="gr66" draw:text-style-name="P1" draw:layer="layout" svg:x1="7.46cm" svg:y1="6.267cm" svg:x2="7.46cm" svg:y2="5.407cm">
          <text:p/>
        </draw:line>
        <draw:ellipse draw:style-name="gr72" draw:text-style-name="P70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66" draw:text-style-name="P1" draw:layer="layout" svg:x1="12.533cm" svg:y1="10.827cm" svg:x2="13.393cm" svg:y2="10.827cm">
          <text:p/>
        </draw:line>
        <draw:line draw:style-name="gr70" draw:text-style-name="P1" draw:layer="layout" svg:x1="7.386cm" svg:y1="10.81cm" svg:x2="13.848cm" svg:y2="10.81cm">
          <text:p/>
        </draw:line>
        <draw:frame draw:style-name="gr73" draw:text-style-name="P66" draw:layer="layout" svg:width="4.1cm" svg:height="1.038cm" draw:transform="rotate (0.0879645943005142) translate (8.46cm 14.362cm)">
          <draw:text-box>
            <text:p text:style-name="P64"><text:span text:style-name="T9">Diff. </text:span><text:span text:style-name="T9">gratin</text:span><text:span text:style-name="T9">g</text:span></text:p>
          </draw:text-box>
        </draw:frame>
        <draw:line draw:style-name="gr74" draw:text-style-name="P1" draw:layer="layout" svg:x1="14.97cm" svg:y1="18.899cm" svg:x2="14.97cm" svg:y2="2.691cm">
          <text:p/>
        </draw:line>
        <draw:ellipse draw:style-name="gr71" draw:text-style-name="P69" draw:layer="layout" svg:width="1.981cm" svg:height="0.457cm" svg:x="19.618cm" svg:y="6.079cm" draw:kind="arc" draw:start-angle="359.4" draw:end-angle="331.29">
          <text:p/>
        </draw:ellipse>
        <draw:frame draw:style-name="gr67" draw:text-style-name="P68" draw:layer="layout" svg:width="1.209cm" svg:height="1.673cm" svg:x="19.324cm" svg:y="4.385cm">
          <draw:text-box>
            <text:p><text:span text:style-name="T11">θ</text:span></text:p>
          </draw:text-box>
        </draw:frame>
        <draw:line draw:style-name="gr66" draw:text-style-name="P1" draw:layer="layout" svg:x1="20.608cm" svg:y1="6.267cm" svg:x2="20.608cm" svg:y2="5.407cm">
          <text:p/>
        </draw:line>
      </draw:page>
      <draw:page draw:name="page7" draw:style-name="dp1" draw:master-page-name="Default">
        <draw:frame draw:style-name="gr75" draw:text-style-name="P67" draw:layer="layout" svg:width="5.908cm" svg:height="3.212cm" svg:x="22.763cm" svg:y="9.701cm">
          <draw:text-box>
            <text:p text:style-name="P64"><text:span text:style-name="T10">Inco</text:span><text:span text:style-name="T10">ming</text:span></text:p>
            <text:p text:style-name="P64"><text:span text:style-name="T10">beam</text:span></text:p>
          </draw:text-box>
        </draw:frame>
        <draw:ellipse draw:style-name="gr55" draw:text-style-name="P60" draw:layer="layout" svg:width="3.425cm" svg:height="3.346cm" svg:x="18.89cm" svg:y="7.997cm" draw:kind="arc" draw:start-angle="90.85" draw:end-angle="132.01">
          <text:p/>
        </draw:ellipse>
        <draw:line draw:style-name="gr63" draw:text-style-name="P1" draw:layer="layout" svg:x1="20.602cm" svg:y1="17.389cm" svg:x2="20.602cm" svg:y2="4.35cm">
          <text:p/>
        </draw:line>
        <draw:connector draw:style-name="gr57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64" draw:text-style-name="P61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59" draw:text-style-name="P63" draw:layer="layout" svg:width="1.002cm" svg:height="1.517cm" svg:x="19.335cm" svg:y="6.517cm">
          <draw:text-box>
            <text:p text:style-name="P62"><text:span text:style-name="T7">ζ</text:span></text:p>
          </draw:text-box>
        </draw:frame>
        <draw:frame draw:style-name="gr76" draw:text-style-name="P66" draw:layer="layout" svg:width="8.335cm" svg:height="2.11cm" draw:transform="rotate (-1.16256381475342) translate (22.412cm 12.196cm)">
          <draw:text-box>
            <text:p text:style-name="P64"><text:span text:style-name="T9">Diff. </text:span><text:span text:style-name="T9">gratin</text:span><text:span text:style-name="T9">g</text:span></text:p>
          </draw:text-box>
        </draw:frame>
        <draw:line draw:style-name="gr66" draw:text-style-name="P1" draw:layer="layout" svg:x1="0.8cm" svg:y1="10.81cm" svg:x2="7.343cm" svg:y2="10.81cm">
          <text:p/>
        </draw:line>
        <draw:line draw:style-name="gr66" draw:text-style-name="P1" draw:layer="layout" svg:x1="7.46cm" svg:y1="17.383cm" svg:x2="7.46cm" svg:y2="10.839cm">
          <text:p/>
        </draw:line>
        <draw:frame draw:style-name="gr67" draw:text-style-name="P68" draw:layer="layout" svg:width="1.209cm" svg:height="1.673cm" svg:x="6.175cm" svg:y="4.408cm">
          <draw:text-box>
            <text:p><text:span text:style-name="T11">θ</text:span></text:p>
          </draw:text-box>
        </draw:frame>
        <draw:frame draw:style-name="gr68" draw:text-style-name="P7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69" draw:text-style-name="P63" draw:layer="layout" svg:width="1.002cm" svg:height="1.517cm" svg:x="12.821cm" svg:y="8.955cm">
          <draw:text-box>
            <text:p text:style-name="P62"><text:span text:style-name="T7">ζ</text:span></text:p>
          </draw:text-box>
        </draw:frame>
        <draw:line draw:style-name="gr70" draw:text-style-name="P1" draw:layer="layout" svg:x1="7.46cm" svg:y1="10.839cm" svg:x2="7.46cm" svg:y2="4.337cm">
          <text:p/>
        </draw:line>
        <draw:ellipse draw:style-name="gr71" draw:text-style-name="P69" draw:layer="layout" svg:width="1.981cm" svg:height="0.457cm" svg:x="6.47cm" svg:y="6.077cm" draw:kind="arc" draw:start-angle="359.4" draw:end-angle="331.29">
          <text:p/>
        </draw:ellipse>
        <draw:line draw:style-name="gr66" draw:text-style-name="P1" draw:layer="layout" svg:x1="7.46cm" svg:y1="6.267cm" svg:x2="7.46cm" svg:y2="5.407cm">
          <text:p/>
        </draw:line>
        <draw:ellipse draw:style-name="gr72" draw:text-style-name="P70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66" draw:text-style-name="P1" draw:layer="layout" svg:x1="12.533cm" svg:y1="10.827cm" svg:x2="13.393cm" svg:y2="10.827cm">
          <text:p/>
        </draw:line>
        <draw:line draw:style-name="gr70" draw:text-style-name="P1" draw:layer="layout" svg:x1="7.343cm" svg:y1="10.81cm" svg:x2="13.848cm" svg:y2="10.81cm">
          <text:p/>
        </draw:line>
        <draw:frame draw:style-name="gr77" draw:text-style-name="P66" draw:layer="layout" svg:width="4.1cm" svg:height="1.038cm" draw:transform="rotate (0.0879645943005142) translate (8.46cm 14.362cm)">
          <draw:text-box>
            <text:p text:style-name="P64"><text:span text:style-name="T9">Diff. </text:span><text:span text:style-name="T9">gratin</text:span><text:span text:style-name="T9">g</text:span></text:p>
          </draw:text-box>
        </draw:frame>
        <draw:line draw:style-name="gr74" draw:text-style-name="P1" draw:layer="layout" svg:x1="14.97cm" svg:y1="18.899cm" svg:x2="14.97cm" svg:y2="2.691cm">
          <text:p/>
        </draw:line>
        <draw:ellipse draw:style-name="gr71" draw:text-style-name="P69" draw:layer="layout" svg:width="1.981cm" svg:height="0.457cm" svg:x="19.618cm" svg:y="6.079cm" draw:kind="arc" draw:start-angle="359.4" draw:end-angle="331.29">
          <text:p/>
        </draw:ellipse>
        <draw:frame draw:style-name="gr67" draw:text-style-name="P68" draw:layer="layout" svg:width="1.209cm" svg:height="1.673cm" svg:x="19.324cm" svg:y="4.385cm">
          <draw:text-box>
            <text:p><text:span text:style-name="T11">θ</text:span></text:p>
          </draw:text-box>
        </draw:frame>
        <draw:line draw:style-name="gr66" draw:text-style-name="P1" draw:layer="layout" svg:x1="20.608cm" svg:y1="6.267cm" svg:x2="20.608cm" svg:y2="5.407cm">
          <text:p/>
        </draw:line>
      </draw:page>
      <draw:page draw:name="page8" draw:style-name="dp1" draw:master-page-name="Default">
        <draw:ellipse draw:style-name="gr78" draw:text-style-name="P71" draw:layer="layout" svg:width="3.777cm" svg:height="3.721cm" draw:transform="rotate (-0.137881010907553) translate (13.399cm 9.25cm)" draw:kind="arc" draw:start-angle="357.62" draw:end-angle="19.48">
          <text:p/>
        </draw:ellipse>
        <draw:g>
          <draw:path draw:style-name="gr42" draw:text-style-name="P43" draw:layer="layout" svg:width="0.405cm" svg:height="0.482cm" svg:x="6.487cm" svg:y="10.399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ellipse draw:style-name="gr23" draw:text-style-name="P19" draw:layer="layout" svg:width="3.777cm" svg:height="3.721cm" draw:transform="rotate (0.137881010907552) translate (6.725cm 9.069cm)" draw:kind="arc" draw:start-angle="160.54" draw:end-angle="182.37">
          <text:p/>
        </draw:ellipse>
        <draw:line draw:style-name="gr38" draw:text-style-name="P1" draw:layer="layout" svg:x1="5.134cm" svg:y1="10.985cm" svg:x2="18.789cm" svg:y2="10.985cm">
          <text:p/>
        </draw:line>
        <draw:line draw:style-name="gr79" draw:text-style-name="P1" draw:layer="layout" svg:x1="12.362cm" svg:y1="16.165cm" svg:x2="12.362cm" svg:y2="15.583cm">
          <text:p/>
        </draw:line>
        <draw:frame draw:style-name="gr80" draw:text-style-name="P72" draw:layer="layout" svg:width="0.891cm" svg:height="1.119cm" svg:x="10.543cm" svg:y="16.802cm">
          <draw:text-box>
            <text:p><text:span text:style-name="T12">x</text:span></text:p>
          </draw:text-box>
        </draw:frame>
        <draw:line draw:style-name="gr26" draw:text-style-name="P21" draw:layer="layout" svg:x1="12.206cm" svg:y1="10.988cm" svg:x2="18.483cm" svg:y2="11.959cm">
          <text:p/>
        </draw:line>
        <draw:line draw:style-name="gr26" draw:text-style-name="P21" draw:layer="layout" svg:x1="12.207cm" svg:y1="10.986cm" svg:x2="18.417cm" svg:y2="9.653cm">
          <text:p/>
        </draw:line>
        <draw:line draw:style-name="gr26" draw:text-style-name="P21" draw:layer="layout" svg:x1="12.206cm" svg:y1="10.992cm" svg:x2="17.339cm" svg:y2="7.251cm">
          <text:p/>
        </draw:line>
        <draw:line draw:style-name="gr26" draw:text-style-name="P21" draw:layer="layout" svg:x1="12.208cm" svg:y1="10.986cm" svg:x2="17.694cm" svg:y2="14.165cm">
          <text:p/>
        </draw:line>
        <draw:line draw:style-name="gr26" draw:text-style-name="P21" draw:layer="layout" svg:x1="5.134cm" svg:y1="10.014cm" svg:x2="11.411cm" svg:y2="10.985cm">
          <text:p/>
        </draw:line>
        <draw:frame draw:style-name="gr29" draw:text-style-name="P23" draw:layer="layout" svg:width="1.391cm" svg:height="0.962cm" draw:transform="rotate (-0.810530904626167) translate (16.055cm 6.041cm)">
          <draw:text-box>
            <text:p text:style-name="P73">. . .</text:p>
          </draw:text-box>
        </draw:frame>
        <draw:frame draw:style-name="gr29" draw:text-style-name="P23" draw:layer="layout" svg:width="1.391cm" svg:height="0.962cm" draw:transform="rotate (-2.1251128972283) translate (16.963cm 14.136cm)">
          <draw:text-box>
            <text:p text:style-name="P73">. . .</text:p>
          </draw:text-box>
        </draw:frame>
        <draw:g>
          <draw:path draw:style-name="gr32" draw:text-style-name="P24" draw:layer="layout" svg:width="0.446cm" svg:height="0.173cm" draw:transform="rotate (-0.0965167076352869) translate (8.1769414702009cm 9.12286702716464cm)" svg:viewBox="0 0 447 174" svg:d="M0 110c0-15 0-31 0-47 94 0 189 0 283 0-6-21-13-42-19-63 61 29 122 58 183 87-61 29-122 57-183 87 6-22 13-43 19-64-94 0-189 0-283 0z">
            <text:p/>
          </draw:path>
          <draw:path draw:style-name="gr32" draw:text-style-name="P25" draw:layer="layout" svg:width="0.427cm" svg:height="0.598cm" draw:transform="rotate (-0.0965167076352869) translate (8.0047345993319cm 9.38649895547661cm)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2" draw:text-style-name="P26" draw:layer="layout" svg:width="0.249cm" svg:height="0.35cm" draw:transform="rotate (-0.0965167076352869) translate (8.5195327714482cm 9.91155213562661cm)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frame draw:style-name="gr68" draw:text-style-name="P7" draw:layer="layout" svg:width="10.858cm" svg:height="0.809cm" draw:transform="rotate (-1.5707963267949) translate (12.206cm 5.556cm)">
          <draw:image xlink:href="Pictures/100002010000033D0000033DBB3ECB1074B64378.png" xlink:type="simple" xlink:show="embed" xlink:actuate="onLoad" loext:mime-type="image/png">
            <text:p/>
          </draw:image>
        </draw:frame>
        <draw:g xml:id="id12" draw:id="id12">
          <draw:path draw:style-name="gr81" draw:text-style-name="P74" draw:layer="layout" svg:width="0.537cm" svg:height="0.543cm" svg:x="12.567cm" svg:y="15.602cm" svg:viewBox="0 0 538 544" svg:d="M452 435c16 39 30 64 42 77s27 19 44 19c0 5 0 9 0 13-71 0-141 0-212 0 0-4 0-9 0-13 23 0 39-2 47-6 8-5 12-12 12-22 0-19-35-113-107-281-12-30-25-60-38-90-43 105-87 209-131 313-5 11-8 21-11 30-2 8-4 15-4 20 0 13 4 22 12 27s24 8 46 10c0 4 0 8 0 12-51 0-101 0-152 0 0-4 0-8 0-12 14-1 25-7 34-16 9-10 21-32 35-66 63-150 125-300 187-450 6 0 12 0 17 0 60 145 119 290 179 435z">
            <text:p/>
          </draw:path>
        </draw:g>
        <draw:line draw:style-name="gr82" draw:text-style-name="P1" draw:layer="layout" svg:x1="19.802cm" svg:y1="11.906cm" svg:x2="19.802cm" svg:y2="9.605cm">
          <text:p/>
        </draw:line>
        <draw:path draw:style-name="gr83" draw:text-style-name="P39" draw:layer="layout" svg:width="0.326cm" svg:height="0.146cm" svg:x="20.022cm" svg:y="10.279cm" svg:viewBox="0 0 327 147" svg:d="M0 93c0-13 0-26 0-40 69 0 138 0 207 0-4-17-9-35-14-53 45 25 89 49 134 74-45 24-89 48-134 73 5-18 10-36 14-54-69 0-138 0-207 0z">
          <text:p/>
        </draw:path>
        <draw:custom-shape draw:style-name="gr84" draw:text-style-name="P45" draw:layer="layout" svg:width="2.896cm" svg:height="1.422cm" draw:transform="rotate (0.000174532925199433) translate (19.911cm 10.0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3" draw:text-style-name="P40" draw:layer="layout" svg:width="0.47cm" svg:height="0.489cm" svg:x="19.982cm" svg:y="10.538cm" svg:viewBox="0 0 471 490" svg:d="M205 490c-64 0-115-17-151-51s-54-81-54-142c0-60 12-112 37-157s60-79 105-104c45-24 97-36 155-36 55 0 108 7 159 21l-18 103h-24l1-59c-30-24-70-36-120-36-42 0-80 11-115 34-34 22-60 55-80 96-19 42-28 91-28 145 0 50 12 88 36 116s58 42 102 42c21 0 42-3 64-9 21-7 39-14 54-24l23-126-60-9 3-19h177l-4 19-48 9-27 150c-36 14-68 23-97 29-29 5-59 8-90 8z">
          <text:p/>
        </draw:path>
        <draw:path draw:style-name="gr83" draw:text-style-name="P39" draw:layer="layout" svg:width="0.421cm" svg:height="0.222cm" svg:x="20.575cm" svg:y="10.697cm" svg:viewBox="0 0 422 223" svg:d="M0 223c0-15 0-30 0-45 141 0 281 0 422 0 0 15 0 30 0 45-141 0-281 0-422 0zM0 46c0-15 0-31 0-46 141 0 281 0 422 0 0 15 0 31 0 46-141 0-281 0-422 0z">
          <text:p/>
        </draw:path>
        <draw:path draw:style-name="gr32" draw:text-style-name="P75" draw:layer="layout" svg:width="0.288cm" svg:height="0.483cm" svg:x="21.222cm" svg:y="10.075cm" svg:viewBox="0 0 289 484" svg:d="M289 484c-96 0-193 0-289 0 0-17 0-35 0-52 22-20 44-40 66-61 42-37 73-67 92-90 20-23 34-47 43-72 8-24 13-52 13-84 0-31-7-55-21-71s-37-24-68-24c-13 0-25 2-39 5-13 4-24 8-35 14-4 19-8 39-12 59-8 0-15 0-23 0 0-31 0-62 0-93 43-10 79-15 109-15 52 0 90 11 116 33 26 21 39 52 39 92 0 27-5 52-15 76-10 23-26 47-47 70-21 24-56 57-105 99-21 18-43 38-67 59 81 0 162 0 243 0 0 19 0 37 0 55z">
          <text:p/>
        </draw:path>
        <draw:path draw:style-name="gr32" draw:text-style-name="P51" draw:layer="layout" svg:width="0.474cm" svg:height="0.349cm" svg:x="21.728cm" svg:y="10.218cm" svg:viewBox="0 0 475 350" svg:d="M360 73c0 1-1 4-3 8s-3 7-4 9c-18 45-32 82-43 110l-11 29c-15 40-22 66-22 77s6 17 18 17c14 0 27-7 39-22 12-14 24-35 36-64h15l-1 2c-14 38-31 66-50 84-18 18-41 27-66 27-27 0-42-9-46-28-4-18 5-58 28-119 2-7 7-18 13-34l40-100h-2c-9-1-21-1-36-2-15 0-33 0-55-1h-2v2c-42 113-76 188-100 226-25 38-51 56-78 56-16 0-26-6-29-20-3-13 1-34 11-62l4-12h14c-4 13-5 23-3 29s8 9 18 9c20 0 40-15 60-46s47-91 81-180l1-2h-18c-18 0-34 4-47 10-13 7-24 16-31 29h-13c13-32 31-54 52-67s52-20 93-20c8 0 32 1 73 3 40 1 76 2 108 2 17 0 30-2 40-5 9-4 15-9 18-16h13c-9 25-21 42-36 53s-35 17-59 17c-4 0-8 0-10 0-3 0-5-1-7-1h-2zM462 2v-1-1l-2 2z">
          <text:p/>
        </draw:path>
        <draw:path draw:style-name="gr85" draw:text-style-name="P48" draw:layer="layout" svg:width="0.982cm" svg:height="0.034cm" svg:x="21.145cm" svg:y="10.795cm" svg:viewBox="0 0 983 35" svg:d="M0 0c328 0 655 0 983 0 0 12 0 23 0 35-328 0-655 0-983 0 0-12 0-23 0-35z">
          <text:p/>
        </draw:path>
        <draw:path draw:style-name="gr81" draw:text-style-name="P74" xml:id="id13" draw:id="id13" draw:layer="layout" svg:width="0.481cm" svg:height="0.489cm" svg:x="21.386cm" svg:y="10.906cm" svg:viewBox="0 0 482 490" svg:d="M405 391c14 35 27 58 37 70 11 11 24 17 40 17 0 4 0 8 0 12-63 0-126 0-190 0 0-4 0-8 0-12 21 0 35-2 42-6 8-4 11-10 11-19 0-18-32-102-96-254-11-26-22-53-34-80-39 94-78 188-117 282-4 9-8 18-10 26s-4 14-4 18c0 12 4 20 11 25 7 4 21 7 41 9 0 3 0 7 0 11-45 0-91 0-136 0 0-4 0-8 0-11 12-1 22-6 30-15 9-9 19-28 32-59 56-135 112-270 168-405 5 0 10 0 15 0 53 130 107 261 160 391z">
          <text:p/>
        </draw:path>
        <draw:path draw:style-name="gr32" draw:text-style-name="P24" draw:layer="layout" svg:width="0.222cm" svg:height="0.138cm" svg:x="22.358cm" svg:y="10.448cm" svg:viewBox="0 0 223 139" svg:d="M223 135c-4 0-8 0-12 1-32-25-64-50-96-75-33 26-66 52-100 78-5-2-10-3-15-4 39-45 77-90 116-135 36 45 71 90 107 135z">
          <text:p/>
        </draw:path>
        <draw:path draw:style-name="gr32" draw:text-style-name="P25" draw:layer="layout" svg:width="0.326cm" svg:height="0.335cm" svg:x="22.29cm" svg:y="10.685cm" svg:viewBox="0 0 327 336" svg:d="M59 306c0 6 5 11 15 14l-2 16h-66c-4-3-6-9-6-16 0-6 4-15 11-24 8-10 20-23 38-39l97-91-61-141-38-9 3-16h88l51 128 45-42c15-15 25-26 32-35 6-8 9-15 9-21 0-2-1-4-3-6s-8-5-18-8l3-16h63c5 4 7 9 7 15 0 14-16 37-49 68l-76 72 68 157 42 8-3 16h-91l-60-143-61 58c-13 13-22 23-28 32-7 8-10 16-10 23z">
          <text:p/>
        </draw:path>
        <draw:connector draw:style-name="gr86" draw:text-style-name="P1" draw:layer="layout" svg:x1="13.105cm" svg:y1="15.874cm" svg:x2="21.627cm" svg:y2="11.396cm" draw:start-shape="id12" draw:start-glue-point="1" draw:end-shape="id13" draw:end-glue-point="2" svg:d="M13105 15874h8522v-4478" svg:viewBox="0 0 8523 4479">
          <text:p/>
        </draw:connector>
        <draw:frame draw:style-name="gr80" draw:text-style-name="P72" draw:layer="layout" svg:width="0.891cm" svg:height="1.119cm" svg:x="18.1cm" svg:y="10.844cm">
          <draw:text-box>
            <text:p><text:span text:style-name="T12">z</text:span></text:p>
          </draw:text-box>
        </draw:frame>
        <draw:frame draw:style-name="gr87" draw:text-style-name="P23" draw:layer="layout" svg:width="1.226cm" svg:height="0.962cm" svg:x="17.425cm" svg:y="13.743cm">
          <draw:text-box>
            <text:p>+1</text:p>
          </draw:text-box>
        </draw:frame>
        <draw:frame draw:style-name="gr88" draw:text-style-name="P23" draw:layer="layout" svg:width="0.853cm" svg:height="0.962cm" svg:x="18.325cm" svg:y="11.543cm">
          <draw:text-box>
            <text:p>0</text:p>
          </draw:text-box>
        </draw:frame>
        <draw:frame draw:style-name="gr89" draw:text-style-name="P23" draw:layer="layout" svg:width="1.065cm" svg:height="0.962cm" svg:x="18.126cm" svg:y="8.943cm">
          <draw:text-box>
            <text:p>-1</text:p>
          </draw:text-box>
        </draw:frame>
        <draw:frame draw:style-name="gr89" draw:text-style-name="P23" draw:layer="layout" svg:width="1.065cm" svg:height="0.962cm" svg:x="17.027cm" svg:y="6.543cm">
          <draw:text-box>
            <text:p>-2</text:p>
          </draw:text-box>
        </draw:frame>
        <draw:g>
          <draw:path draw:style-name="gr90" draw:text-style-name="P43" draw:layer="layout" svg:width="0.405cm" svg:height="0.482cm" svg:x="16.987cm" svg:y="11.1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line draw:style-name="gr91" draw:text-style-name="P1" draw:layer="layout" svg:x1="12.196cm" svg:y1="5.495cm" svg:x2="11.41cm" svg:y2="5.495cm">
          <text:p/>
        </draw:line>
        <draw:frame draw:style-name="gr88" draw:text-style-name="P76" draw:layer="layout" svg:width="0.853cm" svg:height="0.962cm" svg:x="11.34cm" svg:y="4.626cm">
          <draw:text-box>
            <text:p><text:span text:style-name="T13">d</text:span></text:p>
          </draw:text-box>
        </draw:frame>
        <draw:line draw:style-name="gr38" draw:text-style-name="P1" draw:layer="layout" svg:x1="11.407cm" svg:y1="4.626cm" svg:x2="11.407cm" svg:y2="17.638cm">
          <text:p/>
        </draw:line>
      </draw:page>
      <draw:page draw:name="page9" draw:style-name="dp1" draw:master-page-name="Default">
        <draw:line draw:style-name="gr92" draw:text-style-name="P1" draw:layer="layout" svg:x1="13.179cm" svg:y1="6.337cm" svg:x2="15.633cm" svg:y2="6.337cm">
          <text:p/>
        </draw:line>
        <draw:frame draw:style-name="gr93" draw:text-style-name="P77" draw:layer="layout" svg:width="0.739cm" svg:height="0.725cm" svg:x="14.036cm" svg:y="5.986cm">
          <draw:text-box>
            <text:p><text:span text:style-name="T14">d</text:span></text:p>
          </draw:text-box>
        </draw:frame>
        <draw:line draw:style-name="gr94" draw:text-style-name="P21" draw:layer="layout" svg:x1="15.651cm" svg:y1="11.172cm" svg:x2="18.985cm" svg:y2="10.456cm">
          <text:p/>
        </draw:line>
        <draw:line draw:style-name="gr94" draw:text-style-name="P21" draw:layer="layout" svg:x1="15.611cm" svg:y1="11.153cm" svg:x2="18.367cm" svg:y2="9.144cm">
          <text:p/>
        </draw:line>
        <draw:line draw:style-name="gr94" draw:text-style-name="P21" draw:layer="layout" svg:x1="15.615cm" svg:y1="11.154cm" svg:x2="18.985cm" svg:y2="11.675cm">
          <text:p/>
        </draw:line>
        <draw:line draw:style-name="gr94" draw:text-style-name="P21" draw:layer="layout" svg:x1="15.616cm" svg:y1="11.153cm" svg:x2="18.562cm" svg:y2="12.86cm">
          <text:p/>
        </draw:line>
        <draw:line draw:style-name="gr94" draw:text-style-name="P21" draw:layer="layout" svg:x1="13.139cm" svg:y1="11.164cm" svg:x2="9.805cm" svg:y2="10.448cm">
          <text:p/>
        </draw:line>
        <draw:line draw:style-name="gr94" draw:text-style-name="P21" draw:layer="layout" svg:x1="13.14cm" svg:y1="11.145cm" svg:x2="10.384cm" svg:y2="9.136cm">
          <text:p/>
        </draw:line>
        <draw:g>
          <draw:path draw:style-name="gr95" draw:text-style-name="P51" draw:layer="layout" svg:width="0.294cm" svg:height="0.349cm" svg:x="7.558cm" svg:y="10.58cm" svg:viewBox="0 0 295 350" svg:d="M216 171c-45 0-91 0-137 0-1 4-3 9-5 13-24 57-35 98-34 121s14 34 38 34c26 0 48-11 68-34 19-22 43-67 70-134zM86 154c46 0 92 0 137 0v-1c2-2 3-5 5-9s3-8 4-9c18-43 26-75 23-95s-16-30-39-30c-24 0-46 11-67 34-20 23-41 60-63 110zM221 0c38 0 61 15 70 44s2 70-20 125c-25 59-54 104-87 135-34 30-69 46-108 46-40 0-64-9-69-29-5-19-8-35-7-47s2-23 5-35c3-11 6-21 8-29 3-8 6-16 8-21 0-1 1-2 1-3 1-2 1-3 2-5 1-3 2-6 4-8 22-55 50-98 85-127 34-31 69-46 108-46z">
            <text:p/>
          </draw:path>
        </draw:g>
        <draw:ellipse draw:style-name="gr96" draw:text-style-name="P5" draw:layer="layout" svg:width="4.274cm" svg:height="4.212cm" draw:transform="skewX (-0.000174532925199445) rotate (0.137706477982353) translate (7.661cm 8.983cm)" draw:kind="arc" draw:start-angle="160.54" draw:end-angle="182.37">
          <text:p/>
        </draw:ellipse>
        <draw:line draw:style-name="gr44" draw:text-style-name="P1" draw:layer="layout" svg:x1="6.878cm" svg:y1="11.152cm" svg:x2="20.552cm" svg:y2="11.152cm">
          <text:p/>
        </draw:line>
        <draw:line draw:style-name="gr97" draw:text-style-name="P1" draw:layer="layout" svg:x1="15.871cm" svg:y1="15.514cm" svg:x2="15.871cm" svg:y2="14.932cm">
          <text:p/>
        </draw:line>
        <draw:frame draw:style-name="gr80" draw:text-style-name="P78" draw:layer="layout" svg:width="0.891cm" svg:height="1.119cm" svg:x="12.406cm" svg:y="15.684cm">
          <draw:text-box>
            <text:p><text:span text:style-name="T15">x</text:span></text:p>
          </draw:text-box>
        </draw:frame>
        <draw:frame draw:style-name="gr29" draw:text-style-name="P23" draw:layer="layout" svg:width="1.391cm" svg:height="0.962cm" draw:transform="rotate (-0.810530904626167) translate (17.446cm 7.808cm)">
          <draw:text-box>
            <text:p text:style-name="P73">. . .</text:p>
          </draw:text-box>
        </draw:frame>
        <draw:frame draw:style-name="gr29" draw:text-style-name="P23" draw:layer="layout" svg:width="1.391cm" svg:height="0.962cm" draw:transform="rotate (-2.1251128972283) translate (18.205cm 13.154cm)">
          <draw:text-box>
            <text:p text:style-name="P73">. . .</text:p>
          </draw:text-box>
        </draw:frame>
        <draw:g>
          <draw:path draw:style-name="gr52" draw:text-style-name="P24" draw:layer="layout" svg:width="0.368cm" svg:height="0.372cm" svg:x="16.093cm" svg:y="15.019cm" svg:viewBox="0 0 369 373" svg:d="M310 298c11 27 21 44 29 53s18 13 30 13c0 4 0 6 0 9-49 0-97 0-145 0 0-3 0-6 0-9 15 0 26-1 32-4 5-3 8-8 8-15 0-13-24-78-73-193-9-20-18-41-26-61-30 72-60 143-90 214-4 8-6 15-8 21-1 5-3 10-3 13 0 9 3 15 9 19 5 3 16 5 31 7 0 3 0 5 0 8-35 0-69 0-104 0 0-3 0-5 0-8 10-1 17-5 23-11 6-7 15-22 24-45 44-103 86-206 129-309 4 0 8 0 11 0 41 99 82 199 123 298z">
            <text:p/>
          </draw:path>
        </draw:g>
        <draw:g>
          <draw:g>
            <draw:path draw:style-name="gr32" draw:text-style-name="P24" draw:layer="layout" svg:width="0.319cm" svg:height="0.112cm" svg:x="17.822cm" svg:y="14.875cm" svg:viewBox="0 0 320 113" svg:d="M0 72c0-10 0-21 0-31 68 0 135 0 203 0-5-14-10-27-14-41 43 19 87 38 131 57-44 18-88 37-131 56 4-14 9-28 14-41-68 0-135 0-203 0z">
              <text:p/>
            </draw:path>
            <draw:path draw:style-name="gr32" draw:text-style-name="P25" draw:layer="layout" svg:width="0.361cm" svg:height="0.378cm" svg:x="17.819cm" svg:y="15.076cm" svg:viewBox="0 0 362 379" svg:d="M158 379c-50 0-89-13-116-39-28-27-42-63-42-110 0-46 9-87 28-122 19-34 46-61 81-80s75-28 119-28c43 0 83 6 123 17-5 26-9 53-14 79-6 0-12 0-18 0 0-15 0-30 0-46-23-19-54-28-92-28-33 0-62 9-88 26-26 18-47 43-62 75-15 33-22 70-22 112 0 39 9 69 28 90s45 32 79 32c16 0 32-2 49-7 16-5 30-11 42-18 5-32 11-65 17-97-15-3-31-5-46-8 1-5 2-10 3-14 45 0 90 0 135 0-1 4-2 9-2 14-13 3-25 5-38 8-6 38-13 77-20 115-28 11-53 19-75 23s-45 6-69 6z">
              <text:p/>
            </draw:path>
          </draw:g>
          <draw:path draw:style-name="gr32" draw:text-style-name="P24" draw:layer="layout" svg:width="0.314cm" svg:height="0.166cm" svg:x="18.266cm" svg:y="15.189cm" svg:viewBox="0 0 315 167" svg:d="M0 167c0-12 0-23 0-34 105 0 210 0 315 0 0 11 0 22 0 34-105 0-210 0-315 0zM0 34c0-11 0-23 0-34 105 0 210 0 315 0 0 11 0 23 0 34-105 0-210 0-315 0z">
            <text:p/>
          </draw:path>
          <draw:path draw:style-name="gr32" draw:text-style-name="P75" draw:layer="layout" svg:width="0.215cm" svg:height="0.36cm" svg:x="18.749cm" svg:y="14.725cm" svg:viewBox="0 0 216 361" svg:d="M216 361c-72 0-144 0-216 0 0-12 0-26 0-38 16-15 33-30 49-46 32-28 55-50 69-67 15-17 25-35 32-54 6-18 10-39 10-63 0-23-5-41-16-53-10-12-28-18-51-18-9 0-18 2-29 4-9 3-18 6-26 11-3 14-6 29-9 44-6 0-11 0-17 0 0-23 0-47 0-70 32-7 59-11 81-11 39 0 68 8 87 25 19 15 29 38 29 68 0 21-4 39-11 57-8 17-20 35-35 52-16 18-42 43-79 74-15 14-32 29-50 44 61 0 121 0 182 0 0 15 0 28 0 41z">
            <text:p/>
          </draw:path>
          <draw:path draw:style-name="gr32" draw:text-style-name="P51" draw:layer="layout" svg:width="0.354cm" svg:height="0.26cm" svg:x="19.127cm" svg:y="14.831cm" svg:viewBox="0 0 355 261" svg:d="M269 55c0 0-1 3-2 5-2 3-3 6-3 7-14 34-24 61-33 82l-8 22c-11 30-16 49-16 58 0 8 4 12 13 12 11 0 20-5 29-16s18-26 27-48h11v1c-11 29-23 50-38 63-13 14-30 20-49 20-20 0-31-6-34-21-3-13 3-43 21-88 1-6 5-14 9-26l30-74h-1c-7-1-16-1-27-2-11 0-25 0-41-1h-2v2c-31 84-56 140-74 169-19 28-38 41-59 41-12 0-19-4-21-15-3-9 0-25 8-46l3-9h10c-3 10-3 17-2 22 2 4 6 7 14 7 15 0 29-12 44-35s35-68 61-134l1-2h-14c-13 0-25 3-35 8s-18 12-23 21h-10c10-23 23-40 39-50 16-9 39-15 70-15 5 0 23 1 54 3 30 0 57 1 81 1 12 0 22-1 30-4 6-3 11-6 13-12h10c-7 19-16 32-27 40s-26 13-44 13c-3 0-6 0-8 0s-3-1-5-1h-1zM345 1v-1l-2 1z">
            <text:p/>
          </draw:path>
          <draw:path draw:style-name="gr85" draw:text-style-name="P48" draw:layer="layout" svg:width="0.733cm" svg:height="0.025cm" svg:x="18.692cm" svg:y="15.262cm" svg:viewBox="0 0 734 26" svg:d="M0 0c245 0 489 0 734 0 0 9 0 17 0 26-245 0-489 0-734 0 0-9 0-17 0-26z">
            <text:p/>
          </draw:path>
          <draw:path draw:style-name="gr32" draw:text-style-name="P24" draw:layer="layout" svg:width="0.359cm" svg:height="0.365cm" svg:x="18.872cm" svg:y="15.345cm" svg:viewBox="0 0 360 366" svg:d="M302 292c11 26 21 43 28 52 8 8 18 13 30 13 0 3 0 6 0 9-47 0-94 0-142 0 0-3 0-6 0-9 16 0 26-2 31-5 6-3 9-7 9-14 0-13-24-76-72-189-8-20-16-40-25-60-30 70-59 140-88 210-3 7-6 14-7 20-2 6-3 10-3 13 0 9 3 15 8 19 5 3 16 5 31 7 0 2 0 5 0 8-34 0-68 0-102 0 0-3 0-6 0-8 9-1 16-5 22-12 7-6 15-20 24-44 42-100 84-201 126-302 3 0 7 0 11 0 40 97 80 195 119 292z">
            <text:p/>
          </draw:path>
          <draw:path draw:style-name="gr32" draw:text-style-name="P24" draw:layer="layout" svg:width="0.166cm" svg:height="0.103cm" svg:x="19.598cm" svg:y="15.003cm" svg:viewBox="0 0 167 104" svg:d="M167 101c-3 0-6 0-9 1-24-19-48-38-72-56-25 19-49 38-75 58-4-2-7-2-11-3 29-34 58-67 87-101 27 34 53 67 80 101z">
            <text:p/>
          </draw:path>
          <draw:path draw:style-name="gr32" draw:text-style-name="P25" draw:layer="layout" svg:width="0.243cm" svg:height="0.25cm" svg:x="19.547cm" svg:y="15.18cm" svg:viewBox="0 0 244 251" svg:d="M44 229c0 4 4 8 11 10l-1 12h-50c-3-2-4-7-4-12s3-11 8-18c6-7 15-17 29-29l72-68-46-105-28-7 2-12h66l38 96 34-32c11-11 18-19 24-26 4-6 6-11 6-16 0-1 0-3-2-4-1-2-6-4-13-6l2-12h47c4 3 5 7 5 11 0 11-12 28-36 51l-57 54 51 117 31 6-2 12h-68l-45-107-46 43c-9 10-16 18-20 24-6 6-8 12-8 18z">
            <text:p/>
          </draw:path>
        </draw:g>
        <draw:frame draw:style-name="gr80" draw:text-style-name="P78" draw:layer="layout" svg:width="0.891cm" svg:height="1.119cm" svg:x="19.963cm" svg:y="11.211cm">
          <draw:text-box>
            <text:p><text:span text:style-name="T15">z</text:span></text:p>
          </draw:text-box>
        </draw:frame>
        <draw:frame draw:style-name="gr87" draw:text-style-name="P79" draw:layer="layout" svg:width="1.226cm" svg:height="0.962cm" svg:x="18.366cm" svg:y="12.678cm">
          <draw:text-box>
            <text:p><text:span text:style-name="T16">+1</text:span></text:p>
          </draw:text-box>
        </draw:frame>
        <draw:frame draw:style-name="gr88" draw:text-style-name="P79" draw:layer="layout" svg:width="0.853cm" svg:height="0.962cm" svg:x="18.85cm" svg:y="11.31cm">
          <draw:text-box>
            <text:p><text:span text:style-name="T16">0</text:span></text:p>
          </draw:text-box>
        </draw:frame>
        <draw:frame draw:style-name="gr89" draw:text-style-name="P79" draw:layer="layout" svg:width="1.065cm" svg:height="0.962cm" svg:x="18.82cm" svg:y="10.01cm">
          <draw:text-box>
            <text:p><text:span text:style-name="T16">-1</text:span></text:p>
          </draw:text-box>
        </draw:frame>
        <draw:frame draw:style-name="gr89" draw:text-style-name="P79" draw:layer="layout" svg:width="1.065cm" svg:height="0.962cm" svg:x="18.229cm" svg:y="8.699cm">
          <draw:text-box>
            <text:p><text:span text:style-name="T16">-2</text:span></text:p>
          </draw:text-box>
        </draw:frame>
        <draw:line draw:style-name="gr94" draw:text-style-name="P21" draw:layer="layout" svg:x1="13.136cm" svg:y1="11.146cm" svg:x2="9.766cm" svg:y2="11.667cm">
          <text:p/>
        </draw:line>
        <draw:line draw:style-name="gr94" draw:text-style-name="P21" draw:layer="layout" svg:x1="13.136cm" svg:y1="11.145cm" svg:x2="10.19cm" svg:y2="12.852cm">
          <text:p/>
        </draw:line>
        <draw:frame draw:style-name="gr29" draw:text-style-name="P23" draw:layer="layout" svg:width="1.391cm" svg:height="0.962cm" draw:transform="rotate (-0.810530904626167) translate (11.252cm 12.439cm)">
          <draw:text-box>
            <text:p text:style-name="P73">. . .</text:p>
          </draw:text-box>
        </draw:frame>
        <draw:frame draw:style-name="gr87" draw:text-style-name="P79" draw:layer="layout" svg:width="1.226cm" svg:height="0.962cm" svg:x="9.32cm" svg:y="12.579cm">
          <draw:text-box>
            <text:p><text:span text:style-name="T16">+1</text:span></text:p>
          </draw:text-box>
        </draw:frame>
        <draw:frame draw:style-name="gr88" draw:text-style-name="P79" draw:layer="layout" svg:width="0.853cm" svg:height="0.962cm" svg:x="9.098cm" svg:y="11.41cm">
          <draw:text-box>
            <text:p><text:span text:style-name="T16">0</text:span></text:p>
          </draw:text-box>
        </draw:frame>
        <draw:frame draw:style-name="gr89" draw:text-style-name="P79" draw:layer="layout" svg:width="1.065cm" svg:height="0.962cm" svg:x="9.098cm" svg:y="9.946cm">
          <draw:text-box>
            <text:p><text:span text:style-name="T16">-1</text:span></text:p>
          </draw:text-box>
        </draw:frame>
        <draw:frame draw:style-name="gr89" draw:text-style-name="P79" draw:layer="layout" svg:width="1.065cm" svg:height="0.962cm" svg:x="9.58cm" svg:y="8.61cm">
          <draw:text-box>
            <text:p><text:span text:style-name="T16">-2</text:span></text:p>
          </draw:text-box>
        </draw:frame>
        <draw:frame draw:style-name="gr10" draw:text-style-name="P7" draw:layer="layout" svg:width="9.093cm" svg:height="2.489cm" draw:transform="rotate (-1.5707963267949) translate (15.65cm 6.603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29" draw:text-style-name="P23" draw:layer="layout" svg:width="1.391cm" svg:height="0.962cm" draw:transform="rotate (-2.1251128972283) translate (12.213cm 8.518cm)">
          <draw:text-box>
            <text:p text:style-name="P73">. . .</text:p>
          </draw:text-box>
        </draw:frame>
        <draw:frame draw:style-name="gr98" draw:text-style-name="P81" draw:layer="layout" svg:width="2.225cm" svg:height="1.199cm" draw:transform="rotate (-0.141895268187139) translate (6.944cm 9.081cm)">
          <draw:text-box>
            <text:p text:style-name="P80"><text:span text:style-name="T16">Incoming</text:span></text:p>
            <text:p text:style-name="P80"><text:span text:style-name="T16">beam</text:span></text:p>
          </draw:text-box>
        </draw:frame>
        <draw:line draw:style-name="gr99" draw:text-style-name="P82" draw:layer="layout" svg:x1="6.897cm" svg:y1="10.181cm" svg:x2="13.174cm" svg:y2="11.152cm">
          <text:p/>
        </draw:line>
        <draw:line draw:style-name="gr99" draw:text-style-name="P82" draw:layer="layout" svg:x1="7.332cm" svg:y1="10.249cm" svg:x2="9.151cm" svg:y2="10.528cm">
          <text:p/>
        </draw:line>
        <draw:line draw:style-name="gr100" draw:text-style-name="P1" draw:layer="layout" svg:x1="16.535cm" svg:y1="15.241cm" svg:x2="17.631cm" svg:y2="15.241cm">
          <text:p/>
        </draw:line>
        <draw:line draw:style-name="gr44" draw:text-style-name="P1" draw:layer="layout" svg:x1="13.179cm" svg:y1="6.682cm" svg:x2="13.179cm" svg:y2="16.416cm">
          <text:p/>
        </draw:line>
        <draw:line draw:style-name="gr101" draw:text-style-name="P1" draw:layer="layout" svg:x1="13.179cm" svg:y1="4.802cm" svg:x2="13.179cm" svg:y2="6.744cm">
          <text:p/>
        </draw:line>
        <draw:line draw:style-name="gr101" draw:text-style-name="P21" draw:layer="layout" svg:x1="15.633cm" svg:y1="4.808cm" svg:x2="15.633cm" svg:y2="6.738cm">
          <text:p/>
        </draw:line>
        <draw:frame draw:style-name="gr102" draw:text-style-name="P83" draw:layer="layout" svg:width="1.937cm" svg:height="1.199cm" svg:x="10.653cm" svg:y="4.782cm">
          <draw:text-box>
            <text:p><text:span text:style-name="T17">Region</text:span></text:p>
            <text:p text:style-name="P59"><text:span text:style-name="T17">1</text:span></text:p>
          </draw:text-box>
        </draw:frame>
        <draw:frame draw:style-name="gr102" draw:text-style-name="P83" draw:layer="layout" svg:width="1.937cm" svg:height="1.199cm" svg:x="13.437cm" svg:y="4.782cm">
          <draw:text-box>
            <text:p><text:span text:style-name="T17">Region</text:span></text:p>
            <text:p text:style-name="P59"><text:span text:style-name="T17">2</text:span></text:p>
          </draw:text-box>
        </draw:frame>
        <draw:frame draw:style-name="gr102" draw:text-style-name="P83" draw:layer="layout" svg:width="1.937cm" svg:height="1.199cm" svg:x="16.255cm" svg:y="4.782cm">
          <draw:text-box>
            <text:p><text:span text:style-name="T17">Region</text:span></text:p>
            <text:p text:style-name="P59"><text:span text:style-name="T17">3</text:span></text:p>
          </draw:text-box>
        </draw:frame>
        <draw:frame draw:style-name="gr103" draw:text-style-name="P79" draw:layer="layout" svg:width="2.242cm" svg:height="1.673cm" svg:x="18.925cm" svg:y="7.559cm">
          <draw:text-box>
            <text:p><text:span text:style-name="T16">Forward</text:span></text:p>
            <text:p><text:span text:style-name="T16">diffracte</text:span><text:span text:style-name="T16">d</text:span></text:p>
            <text:p><text:span text:style-name="T16">waves</text:span></text:p>
          </draw:text-box>
        </draw:frame>
        <draw:frame draw:style-name="gr104" draw:text-style-name="P85" draw:layer="layout" svg:width="2.365cm" svg:height="1.673cm" svg:x="8.925cm" svg:y="13.36cm">
          <draw:text-box>
            <text:p text:style-name="P84"><text:span text:style-name="T16">Backwar</text:span><text:span text:style-name="T16">d</text:span></text:p>
            <text:p text:style-name="P84"><text:span text:style-name="T16">diffracte</text:span><text:span text:style-name="T16">d</text:span></text:p>
            <text:p text:style-name="P84"><text:span text:style-name="T16">waves</text:span></text:p>
          </draw:text-box>
        </draw:frame>
      </draw:page>
      <draw:page draw:name="page10" draw:style-name="dp1" draw:master-page-name="Default">
        <draw:line draw:style-name="gr9" draw:text-style-name="P1" draw:layer="layout" svg:x1="6.673cm" svg:y1="8.455cm" svg:x2="8.088cm" svg:y2="8.455cm">
          <text:p/>
        </draw:line>
        <draw:line draw:style-name="gr9" draw:text-style-name="P1" draw:layer="layout" svg:x1="6.661cm" svg:y1="8.455cm" svg:x2="6.661cm" svg:y2="9.87cm">
          <text:p/>
        </draw:line>
        <draw:line draw:style-name="gr9" draw:text-style-name="P1" draw:layer="layout" svg:x1="6.673cm" svg:y1="8.453cm" svg:x2="7.36cm" svg:y2="7.697cm">
          <text:p/>
        </draw:line>
        <draw:frame draw:style-name="gr41" draw:text-style-name="P23" draw:layer="layout" svg:width="0.82cm" svg:height="0.962cm" svg:x="7.507cm" svg:y="7.493cm">
          <draw:text-box>
            <text:p>x</text:p>
          </draw:text-box>
        </draw:frame>
        <draw:frame draw:style-name="gr41" draw:text-style-name="P23" draw:layer="layout" svg:width="0.82cm" svg:height="0.962cm" svg:x="6.491cm" svg:y="7.023cm">
          <draw:text-box>
            <text:p>z</text:p>
          </draw:text-box>
        </draw:frame>
        <draw:frame draw:style-name="gr41" draw:text-style-name="P23" draw:layer="layout" svg:width="0.82cm" svg:height="0.962cm" svg:x="6.603cm" svg:y="8.979cm">
          <draw:text-box>
            <text:p>y</text:p>
          </draw:text-box>
        </draw:frame>
        <draw:frame draw:style-name="gr105" draw:text-style-name="P7" draw:layer="layout" svg:width="4.791cm" svg:height="4.776cm" svg:x="8.741cm" svg:y="7.8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5" draw:text-style-name="P7" draw:layer="layout" svg:width="4.791cm" svg:height="4.776cm" svg:x="8.641cm" svg:y="7.9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5" draw:text-style-name="P7" draw:layer="layout" svg:width="4.791cm" svg:height="4.776cm" svg:x="8.54cm" svg:y="8.0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5" draw:text-style-name="P7" draw:layer="layout" svg:width="4.791cm" svg:height="4.776cm" svg:x="8.441cm" svg:y="8.1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5" draw:text-style-name="P7" draw:layer="layout" svg:width="4.791cm" svg:height="4.776cm" svg:x="8.341cm" svg:y="8.2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5" draw:text-style-name="P7" draw:layer="layout" svg:width="4.791cm" svg:height="4.776cm" svg:x="8.24cm" svg:y="8.3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5" draw:text-style-name="P7" draw:layer="layout" svg:width="4.791cm" svg:height="4.776cm" svg:x="8.141cm" svg:y="8.4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5" draw:text-style-name="P7" draw:layer="layout" svg:width="4.791cm" svg:height="4.776cm" svg:x="8.041cm" svg:y="8.558cm">
          <draw:image xlink:href="Pictures/1000000000000080000000803F0E7D3A145B10C9.png" xlink:type="simple" xlink:show="embed" xlink:actuate="onLoad" loext:mime-type="image/png">
            <text:p/>
          </draw:image>
        </draw:frame>
        <draw:g>
          <draw:path draw:style-name="gr106" draw:text-style-name="P86" draw:layer="layout" svg:width="0.088cm" svg:height="0.101cm" draw:transform="rotate (-1.5707963267949) translate (17.5820252220778cm 18.339257666879cm)" svg:viewBox="0 0 89 102" svg:d="M0 102c0-34 0-68 0-102 30 0 59 0 89 0 0 34 0 68 0 102-30 0-59 0-89 0z">
            <text:p/>
          </draw:path>
          <draw:path draw:style-name="gr106" draw:text-style-name="P86" draw:layer="layout" svg:width="0.088cm" svg:height="0.101cm" draw:transform="rotate (-1.5707963267949) translate (17.5820252220778cm 18.5996573035729cm)" svg:viewBox="0 0 89 102" svg:d="M0 102c0-34 0-68 0-102 30 0 59 0 89 0 0 34 0 68 0 102-30 0-59 0-89 0z">
            <text:p/>
          </draw:path>
          <draw:path draw:style-name="gr106" draw:text-style-name="P86" draw:layer="layout" svg:width="0.088cm" svg:height="0.101cm" draw:transform="rotate (-1.5707963267949) translate (17.5820252220778cm 18.8600569402668cm)" svg:viewBox="0 0 89 102" svg:d="M0 102c0-34 0-68 0-102 30 0 59 0 89 0 0 34 0 68 0 102-30 0-59 0-89 0z">
            <text:p/>
          </draw:path>
        </draw:g>
        <draw:g>
          <draw:frame draw:style-name="gr107" draw:text-style-name="P7" draw:layer="layout" svg:width="4.791cm" svg:height="4.776cm" svg:x="15.175cm" svg:y="1.768cm">
            <draw:image xlink:href="Pictures/1000000000000080000000803F0E7D3A145B10C9.png" xlink:type="simple" xlink:show="embed" xlink:actuate="onLoad" loext:mime-type="image/png">
              <text:p/>
            </draw:image>
          </draw:frame>
          <draw:line draw:style-name="gr9" draw:text-style-name="P1" draw:layer="layout" svg:x1="14.953cm" svg:y1="1.574cm" svg:x2="16.368cm" svg:y2="1.574cm">
            <text:p/>
          </draw:line>
          <draw:line draw:style-name="gr9" draw:text-style-name="P1" draw:layer="layout" svg:x1="14.941cm" svg:y1="1.574cm" svg:x2="14.941cm" svg:y2="2.989cm">
            <text:p/>
          </draw:line>
          <draw:frame draw:style-name="gr41" draw:text-style-name="P23" draw:layer="layout" svg:width="0.82cm" svg:height="0.962cm" svg:x="15.787cm" svg:y="0.612cm">
            <draw:text-box>
              <text:p>x</text:p>
            </draw:text-box>
          </draw:frame>
          <draw:frame draw:style-name="gr41" draw:text-style-name="P23" draw:layer="layout" svg:width="0.82cm" svg:height="0.962cm" svg:x="14.221cm" svg:y="1.898cm">
            <draw:text-box>
              <text:p>y</text:p>
            </draw:text-box>
          </draw:frame>
        </draw:g>
        <draw:line draw:style-name="gr108" draw:text-style-name="P1" draw:layer="layout" svg:x1="20.489cm" svg:y1="1.295cm" svg:x2="20.489cm" svg:y2="19.498cm">
          <text:p/>
        </draw:line>
        <draw:frame draw:style-name="gr109" draw:text-style-name="P87" draw:layer="layout" svg:width="0.818cm" svg:height="1.671cm" svg:x="20.631cm" svg:y="18.618cm">
          <draw:text-box>
            <text:p>z</text:p>
          </draw:text-box>
        </draw:frame>
        <draw:g>
          <draw:frame draw:style-name="gr107" draw:text-style-name="P7" draw:layer="layout" svg:width="4.791cm" svg:height="4.776cm" svg:x="15.162cm" svg:y="7.538cm">
            <draw:image xlink:href="Pictures/1000000000000080000000801749FF2EA0E3F516.png" xlink:type="simple" xlink:show="embed" xlink:actuate="onLoad" loext:mime-type="image/png">
              <text:p/>
            </draw:image>
          </draw:frame>
          <draw:line draw:style-name="gr9" draw:text-style-name="P1" draw:layer="layout" svg:x1="14.966cm" svg:y1="7.345cm" svg:x2="16.381cm" svg:y2="7.345cm">
            <text:p/>
          </draw:line>
          <draw:line draw:style-name="gr9" draw:text-style-name="P1" draw:layer="layout" svg:x1="14.954cm" svg:y1="7.345cm" svg:x2="14.954cm" svg:y2="8.76cm">
            <text:p/>
          </draw:line>
          <draw:frame draw:style-name="gr41" draw:text-style-name="P23" draw:layer="layout" svg:width="0.82cm" svg:height="0.962cm" svg:x="15.8cm" svg:y="6.383cm">
            <draw:text-box>
              <text:p>x</text:p>
            </draw:text-box>
          </draw:frame>
          <draw:frame draw:style-name="gr41" draw:text-style-name="P23" draw:layer="layout" svg:width="0.82cm" svg:height="0.962cm" svg:x="14.234cm" svg:y="7.669cm">
            <draw:text-box>
              <text:p>y</text:p>
            </draw:text-box>
          </draw:frame>
        </draw:g>
        <draw:g>
          <draw:frame draw:style-name="gr107" draw:text-style-name="P7" draw:layer="layout" svg:width="4.791cm" svg:height="4.776cm" svg:x="15.174cm" svg:y="13.306cm">
            <draw:image xlink:href="Pictures/10000000000000800000008095CA9BB5C51408C8.png" xlink:type="simple" xlink:show="embed" xlink:actuate="onLoad" loext:mime-type="image/png">
              <text:p/>
            </draw:image>
          </draw:frame>
          <draw:line draw:style-name="gr9" draw:text-style-name="P1" draw:layer="layout" svg:x1="14.954cm" svg:y1="13.114cm" svg:x2="16.369cm" svg:y2="13.114cm">
            <text:p/>
          </draw:line>
          <draw:line draw:style-name="gr9" draw:text-style-name="P1" draw:layer="layout" svg:x1="14.942cm" svg:y1="13.114cm" svg:x2="14.942cm" svg:y2="14.529cm">
            <text:p/>
          </draw:line>
          <draw:frame draw:style-name="gr41" draw:text-style-name="P23" draw:layer="layout" svg:width="0.82cm" svg:height="0.962cm" svg:x="15.788cm" svg:y="12.152cm">
            <draw:text-box>
              <text:p>x</text:p>
            </draw:text-box>
          </draw:frame>
          <draw:frame draw:style-name="gr41" draw:text-style-name="P23" draw:layer="layout" svg:width="0.82cm" svg:height="0.962cm" svg:x="14.222cm" svg:y="13.438cm">
            <draw:text-box>
              <text:p>y</text:p>
            </draw:text-box>
          </draw:frame>
        </draw:g>
        <draw:custom-shape draw:style-name="gr110" draw:text-style-name="P7" draw:layer="layout" svg:width="0.813cm" svg:height="18.65cm" svg:x="13.688cm" svg:y="1.1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path draw:style-name="gr111" draw:text-style-name="P88" draw:layer="layout" svg:width="0.489cm" svg:height="0.643cm" svg:x="12.059cm" svg:y="8.7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1" draw:text-style-name="P89" draw:layer="layout" svg:width="0.241cm" svg:height="0.273cm" svg:x="12.495cm" svg:y="9.27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111" draw:text-style-name="P88" draw:layer="layout" svg:width="0.49cm" svg:height="0.639cm" svg:x="19.152cm" svg:y="13.428cm" svg:viewBox="0 0 491 640" svg:d="M360 313h-228l-9 24c-39 104-58 178-57 220 1 43 23 64 65 64s80-21 112-63 71-123 117-245zM144 282h228l1-2c1-4 4-10 7-17 3-8 5-13 6-17 30-78 43-136 39-173s-25-55-64-55c-41 0-78 21-112 63-34 41-69 109-105 201zM367 0c64 0 103 26 118 79s3 129-35 229c-40 108-89 190-144 247-56 57-116 85-179 85-68 0-106-18-115-53s-13-64-12-86c1-21 4-43 9-64 4-21 9-39 13-54 5-14 9-28 13-39 1-1 1-2 2-5 1-2 2-5 3-10 2-4 4-8 6-13 37-100 85-178 141-233 57-55 117-83 180-83z">
            <text:p/>
          </draw:path>
          <draw:path draw:style-name="gr111" draw:text-style-name="P89" draw:layer="layout" svg:width="0.223cm" svg:height="0.273cm" svg:x="19.59cm" svg:y="13.968cm" svg:viewBox="0 0 224 274" svg:d="M193 229c-15 14-31 25-49 33-19 8-36 12-52 12-30 0-52-9-68-26s-24-41-24-71c0-33 6-62 19-89 13-26 31-48 54-64 24-16 48-24 74-24 13 0 27 1 41 4s26 6 36 10l-12 73h-15l-5-48c-11-12-26-18-45-18-18 0-34 7-49 20s-27 32-36 55c-9 24-14 50-14 78 0 47 19 71 56 71 26 0 53-9 81-28z">
            <text:p/>
          </draw:path>
        </draw:g>
        <draw:g>
          <draw:path draw:style-name="gr111" draw:text-style-name="P88" draw:layer="layout" svg:width="0.489cm" svg:height="0.643cm" svg:x="19.143cm" svg:y="7.6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1" draw:text-style-name="P89" draw:layer="layout" svg:width="0.241cm" svg:height="0.399cm" svg:x="19.583cm" svg:y="8.05cm" svg:viewBox="0 0 242 400" svg:d="M62 19l-36-7 2-12h82l-20 122c-3 21-7 39-11 54 15-15 30-27 45-36 16-9 30-14 43-14 22 0 41 9 54 25 14 17 21 39 21 68 0 32-7 62-21 90-13 29-32 51-56 67s-50 24-78 24c-16 0-31-2-47-6-15-4-29-10-40-17zM47 365c10 9 25 13 44 13 18 0 35-7 51-21s28-33 37-56c9-24 14-49 14-75 0-20-4-36-13-48-8-11-20-17-34-17-11 0-22 4-35 11-12 7-24 16-35 28z">
            <text:p/>
          </draw:path>
        </draw:g>
        <draw:g>
          <draw:path draw:style-name="gr111" draw:text-style-name="P88" draw:layer="layout" svg:width="0.489cm" svg:height="0.643cm" svg:x="19.144cm" svg:y="1.84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1" draw:text-style-name="P89" draw:layer="layout" svg:width="0.241cm" svg:height="0.273cm" svg:x="19.58cm" svg:y="2.38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32" draw:text-style-name="P51" draw:layer="layout" svg:width="0.446cm" svg:height="0.559cm" svg:x="15.856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2" draw:text-style-name="P58" draw:layer="layout" svg:width="0.219cm" svg:height="0.237cm" svg:x="16.258cm" svg:y="19.901cm" svg:viewBox="0 0 220 238" svg:d="M181 216l28 6-2 11h-71l8-37c-28 28-54 42-77 42-20 0-37-7-49-21s-18-34-18-59c0-29 6-55 19-80 13-24 30-44 51-57 21-14 44-21 69-21 20 0 39 3 57 10l11-8h13zM174 31c-7-5-13-8-18-9-6-2-13-3-21-3-17 0-32 6-46 18-14 13-25 29-33 50-7 20-11 42-11 64 0 18 3 31 10 42 8 10 18 15 30 15 19 0 40-11 62-33z">
            <text:p/>
          </draw:path>
          <draw:path draw:style-name="gr32" draw:text-style-name="P24" draw:layer="layout" svg:width="0.407cm" svg:height="0.399cm" svg:x="16.62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2" draw:text-style-name="P51" draw:layer="layout" svg:width="0.446cm" svg:height="0.559cm" svg:x="17.232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2" draw:text-style-name="P58" draw:layer="layout" svg:width="0.219cm" svg:height="0.347cm" svg:x="17.636cm" svg:y="19.789cm" svg:viewBox="0 0 220 348" svg:d="M57 17l-33-6 2-11h75l-19 106c-3 19-6 34-10 47 14-13 27-24 41-32 14-7 27-11 39-11 21 0 37 7 50 21 12 15 18 35 18 60 0 27-6 53-18 78-12 24-30 44-51 58-22 14-46 21-71 21-15 0-29-2-43-6-14-3-27-8-37-15zM43 317c9 8 23 12 40 12s32-6 47-19c14-12 25-28 34-49 8-20 12-42 12-64 0-18-4-32-12-42-7-10-18-15-31-15-9 0-20 3-31 9-12 7-23 15-33 25z">
            <text:p/>
          </draw:path>
          <draw:path draw:style-name="gr32" draw:text-style-name="P24" draw:layer="layout" svg:width="0.407cm" svg:height="0.399cm" svg:x="17.996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2" draw:text-style-name="P51" draw:layer="layout" svg:width="0.446cm" svg:height="0.559cm" svg:x="18.608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2" draw:text-style-name="P58" draw:layer="layout" svg:width="0.2cm" svg:height="0.237cm" svg:x="19.01cm" svg:y="19.899cm" svg:viewBox="0 0 201 238" svg:d="M173 199c-13 12-28 21-44 28s-32 11-47 11c-26 0-46-8-61-23-14-14-21-35-21-62 0-28 6-53 17-76s28-42 49-56 43-21 66-21c11 0 24 1 37 4 13 2 23 5 32 9l-11 63h-13l-4-42c-11-10-24-15-41-15-16 0-31 5-44 17-14 11-25 27-33 48-8 20-12 43-12 67 0 41 17 62 50 62 24 0 48-8 73-24z">
            <text:p/>
          </draw:path>
        </draw:g>
      </draw:page>
      <draw:page draw:name="page11" draw:style-name="dp1" draw:master-page-name="Default">
        <draw:line draw:style-name="gr9" draw:text-style-name="P1" draw:layer="layout" svg:x1="10.488cm" svg:y1="4.794cm" svg:x2="11.903cm" svg:y2="4.794cm">
          <text:p/>
        </draw:line>
        <draw:line draw:style-name="gr9" draw:text-style-name="P1" draw:layer="layout" svg:x1="10.476cm" svg:y1="4.794cm" svg:x2="10.476cm" svg:y2="6.209cm">
          <text:p/>
        </draw:line>
        <draw:line draw:style-name="gr9" draw:text-style-name="P1" draw:layer="layout" svg:x1="10.488cm" svg:y1="4.792cm" svg:x2="11.175cm" svg:y2="4.036cm">
          <text:p/>
        </draw:line>
        <draw:frame draw:style-name="gr41" draw:text-style-name="P23" draw:layer="layout" svg:width="0.82cm" svg:height="0.962cm" svg:x="11.422cm" svg:y="3.832cm">
          <draw:text-box>
            <text:p>x</text:p>
          </draw:text-box>
        </draw:frame>
        <draw:frame draw:style-name="gr41" draw:text-style-name="P23" draw:layer="layout" svg:width="0.82cm" svg:height="0.962cm" svg:x="10.306cm" svg:y="3.362cm">
          <draw:text-box>
            <text:p>z</text:p>
          </draw:text-box>
        </draw:frame>
        <draw:frame draw:style-name="gr41" draw:text-style-name="P23" draw:layer="layout" svg:width="0.82cm" svg:height="0.962cm" svg:x="10.418cm" svg:y="5.318cm">
          <draw:text-box>
            <text:p>y</text:p>
          </draw:text-box>
        </draw:frame>
        <draw:g>
          <draw:path draw:style-name="gr106" draw:text-style-name="P86" draw:layer="layout" svg:width="0.125cm" svg:height="0.101cm" svg:x="16.941cm" svg:y="13.732cm" svg:viewBox="0 0 126 102" svg:d="M0 102c0-34 0-68 0-102 42 0 84 0 126 0 0 34 0 68 0 102-42 0-84 0-126 0z">
            <text:p/>
          </draw:path>
          <draw:path draw:style-name="gr106" draw:text-style-name="P86" draw:layer="layout" svg:width="0.125cm" svg:height="0.101cm" svg:x="17.31cm" svg:y="13.732cm" svg:viewBox="0 0 126 102" svg:d="M0 102c0-34 0-68 0-102 42 0 84 0 126 0 0 34 0 68 0 102-42 0-84 0-126 0z">
            <text:p/>
          </draw:path>
          <draw:path draw:style-name="gr106" draw:text-style-name="P86" draw:layer="layout" svg:width="0.125cm" svg:height="0.101cm" svg:x="17.679cm" svg:y="13.732cm" svg:viewBox="0 0 126 102" svg:d="M0 102c0-34 0-68 0-102 42 0 84 0 126 0 0 34 0 68 0 102-42 0-84 0-126 0z">
            <text:p/>
          </draw:path>
        </draw:g>
        <draw:line draw:style-name="gr108" draw:text-style-name="P1" draw:layer="layout" svg:x1="5.218cm" svg:y1="16.438cm" svg:x2="23.421cm" svg:y2="16.438cm">
          <text:p/>
        </draw:line>
        <draw:frame draw:style-name="gr109" draw:text-style-name="P87" draw:layer="layout" svg:width="0.818cm" svg:height="1.671cm" svg:x="22.546cm" svg:y="16.557cm">
          <draw:text-box>
            <text:p>z</text:p>
          </draw:text-box>
        </draw:frame>
        <draw:custom-shape draw:style-name="gr110" draw:text-style-name="P7" draw:layer="layout" svg:width="0.813cm" svg:height="18.65cm" draw:transform="rotate (-1.5707963267949) translate (23.634cm 9.82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5" draw:text-style-name="P7" draw:layer="layout" svg:width="4.791cm" svg:height="4.776cm" svg:x="12.332cm" svg:y="4.2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5" draw:text-style-name="P7" draw:layer="layout" svg:width="4.791cm" svg:height="4.776cm" svg:x="12.232cm" svg:y="4.3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5" draw:text-style-name="P7" draw:layer="layout" svg:width="4.791cm" svg:height="4.776cm" svg:x="12.131cm" svg:y="4.4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5" draw:text-style-name="P7" draw:layer="layout" svg:width="4.791cm" svg:height="4.776cm" svg:x="12.032cm" svg:y="4.5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5" draw:text-style-name="P7" draw:layer="layout" svg:width="4.791cm" svg:height="4.776cm" svg:x="11.932cm" svg:y="4.6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5" draw:text-style-name="P7" draw:layer="layout" svg:width="4.791cm" svg:height="4.776cm" svg:x="11.831cm" svg:y="4.7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5" draw:text-style-name="P7" draw:layer="layout" svg:width="4.791cm" svg:height="4.776cm" svg:x="11.732cm" svg:y="4.897cm">
          <draw:image xlink:href="Pictures/1000000000000080000000803F0E7D3A145B10C9.png" xlink:type="simple" xlink:show="embed" xlink:actuate="onLoad" loext:mime-type="image/png">
            <text:p/>
          </draw:image>
        </draw:frame>
        <draw:g>
          <draw:frame draw:style-name="gr107" draw:text-style-name="P7" draw:layer="layout" svg:width="4.791cm" svg:height="4.776cm" svg:x="11.182cm" svg:y="11.263cm">
            <draw:image xlink:href="Pictures/1000000000000080000000801749FF2EA0E3F516.png" xlink:type="simple" xlink:show="embed" xlink:actuate="onLoad" loext:mime-type="image/png">
              <text:p/>
            </draw:image>
          </draw:frame>
          <draw:line draw:style-name="gr9" draw:text-style-name="P1" draw:layer="layout" svg:x1="10.986cm" svg:y1="11.07cm" svg:x2="12.401cm" svg:y2="11.07cm">
            <text:p/>
          </draw:line>
          <draw:line draw:style-name="gr9" draw:text-style-name="P1" draw:layer="layout" svg:x1="10.974cm" svg:y1="11.07cm" svg:x2="10.974cm" svg:y2="12.485cm">
            <text:p/>
          </draw:line>
          <draw:frame draw:style-name="gr41" draw:text-style-name="P23" draw:layer="layout" svg:width="0.82cm" svg:height="0.962cm" svg:x="11.82cm" svg:y="10.108cm">
            <draw:text-box>
              <text:p>x</text:p>
            </draw:text-box>
          </draw:frame>
          <draw:frame draw:style-name="gr41" draw:text-style-name="P23" draw:layer="layout" svg:width="0.82cm" svg:height="0.962cm" svg:x="10.254cm" svg:y="11.394cm">
            <draw:text-box>
              <text:p>y</text:p>
            </draw:text-box>
          </draw:frame>
        </draw:g>
        <draw:g>
          <draw:frame draw:style-name="gr107" draw:text-style-name="P7" draw:layer="layout" svg:width="4.791cm" svg:height="4.776cm" svg:x="5.261cm" svg:y="11.263cm">
            <draw:image xlink:href="Pictures/1000000000000080000000803F0E7D3A145B10C9.png" xlink:type="simple" xlink:show="embed" xlink:actuate="onLoad" loext:mime-type="image/png">
              <text:p/>
            </draw:image>
          </draw:frame>
          <draw:line draw:style-name="gr9" draw:text-style-name="P1" draw:layer="layout" svg:x1="5.039cm" svg:y1="11.069cm" svg:x2="6.454cm" svg:y2="11.069cm">
            <text:p/>
          </draw:line>
          <draw:line draw:style-name="gr9" draw:text-style-name="P1" draw:layer="layout" svg:x1="5.027cm" svg:y1="11.069cm" svg:x2="5.027cm" svg:y2="12.484cm">
            <text:p/>
          </draw:line>
          <draw:frame draw:style-name="gr41" draw:text-style-name="P23" draw:layer="layout" svg:width="0.82cm" svg:height="0.962cm" svg:x="5.873cm" svg:y="10.107cm">
            <draw:text-box>
              <text:p>x</text:p>
            </draw:text-box>
          </draw:frame>
          <draw:frame draw:style-name="gr41" draw:text-style-name="P23" draw:layer="layout" svg:width="0.82cm" svg:height="0.962cm" svg:x="4.307cm" svg:y="11.393cm">
            <draw:text-box>
              <text:p>y</text:p>
            </draw:text-box>
          </draw:frame>
        </draw:g>
        <draw:g>
          <draw:path draw:style-name="gr111" draw:text-style-name="P88" draw:layer="layout" svg:width="0.509cm" svg:height="0.667cm" svg:x="15.732cm" svg:y="5.052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<text:p/>
          </draw:path>
          <draw:path draw:style-name="gr111" draw:text-style-name="P90" draw:layer="layout" svg:width="0.204cm" svg:height="0.388cm" svg:x="16.159cm" svg:y="5.504cm" svg:viewBox="0 0 205 389" svg:d="M127 366c26 2 52 5 78 8 0 5 0 10 0 15-68 0-137 0-205 0 0-5 0-10 0-15 26-3 52-6 78-8 0-105 0-210 0-315-26 9-51 19-77 28 0-5 0-10 0-15 37-21 74-43 111-64 5 0 10 0 15 0 0 122 0 244 0 366z">
            <text:p/>
          </draw:path>
        </draw:g>
        <draw:g>
          <draw:path draw:style-name="gr111" draw:text-style-name="P88" draw:layer="layout" svg:width="0.509cm" svg:height="0.667cm" svg:x="9.294cm" svg:y="11.37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<text:p/>
          </draw:path>
          <draw:path draw:style-name="gr111" draw:text-style-name="P90" draw:layer="layout" svg:width="0.204cm" svg:height="0.388cm" svg:x="9.721cm" svg:y="11.822cm" svg:viewBox="0 0 205 389" svg:d="M127 366c26 2 52 5 78 8 0 5 0 10 0 15-68 0-137 0-205 0 0-5 0-10 0-15 26-3 52-6 78-8 0-105 0-210 0-315-26 9-51 19-77 28 0-5 0-10 0-15 37-21 74-43 111-64 5 0 10 0 15 0 0 122 0 244 0 366z">
            <text:p/>
          </draw:path>
        </draw:g>
        <draw:g>
          <draw:g>
            <draw:frame draw:style-name="gr107" draw:text-style-name="P7" draw:layer="layout" svg:width="4.791cm" svg:height="4.776cm" svg:x="18.727cm" svg:y="11.262cm">
              <draw:image xlink:href="Pictures/10000000000000800000008095CA9BB5C51408C8.png" xlink:type="simple" xlink:show="embed" xlink:actuate="onLoad" loext:mime-type="image/png">
                <text:p/>
              </draw:image>
            </draw:frame>
            <draw:line draw:style-name="gr9" draw:text-style-name="P1" draw:layer="layout" svg:x1="18.507cm" svg:y1="11.07cm" svg:x2="19.922cm" svg:y2="11.07cm">
              <text:p/>
            </draw:line>
            <draw:line draw:style-name="gr9" draw:text-style-name="P1" draw:layer="layout" svg:x1="18.495cm" svg:y1="11.07cm" svg:x2="18.495cm" svg:y2="12.485cm">
              <text:p/>
            </draw:line>
            <draw:frame draw:style-name="gr41" draw:text-style-name="P23" draw:layer="layout" svg:width="0.82cm" svg:height="0.962cm" svg:x="19.341cm" svg:y="10.108cm">
              <draw:text-box>
                <text:p>x</text:p>
              </draw:text-box>
            </draw:frame>
            <draw:frame draw:style-name="gr41" draw:text-style-name="P23" draw:layer="layout" svg:width="0.82cm" svg:height="0.962cm" svg:x="17.775cm" svg:y="11.394cm">
              <draw:text-box>
                <text:p>y</text:p>
              </draw:text-box>
            </draw:frame>
          </draw:g>
          <draw:g>
            <draw:path draw:style-name="gr111" draw:text-style-name="P88" draw:layer="layout" svg:width="0.509cm" svg:height="0.667cm" svg:x="22.688cm" svg:y="11.368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1" draw:text-style-name="P89" draw:layer="layout" svg:width="0.245cm" svg:height="0.276cm" svg:x="23.139cm" svg:y="11.93cm" svg:viewBox="0 0 246 277" svg:d="M194 62c0-8-2-15-7-21-4-5-12-8-22-8-14 0-29 6-45 19-17 12-31 27-42 44l-31 181h-47l44-250-34-7 2-13h79l-7 55c16-21 32-36 49-46 17-11 34-16 50-16 20 0 34 5 44 16 9 10 14 25 14 45 0 2 0 6-1 12s-11 67-31 185l37 6-2 13h-86l29-167c5-24 7-40 7-48z">
              <text:p/>
            </draw:path>
          </draw:g>
        </draw:g>
        <draw:g>
          <draw:path draw:style-name="gr32" draw:text-style-name="P51" draw:layer="layout" svg:width="0.55cm" svg:height="0.597cm" svg:x="11.568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<text:p/>
          </draw:path>
          <draw:path draw:style-name="gr32" draw:text-style-name="P26" draw:layer="layout" svg:width="0.221cm" svg:height="0.35cm" svg:x="12.028cm" svg:y="17.514cm" svg:viewBox="0 0 222 351" svg:d="M137 330c28 2 57 5 85 7 0 5 0 9 0 14-74 0-148 0-222 0 0-5 0-9 0-14 28-2 56-5 85-7 0-95 0-189 0-284-28 9-56 17-84 25 0-4 0-9 0-13 40-20 80-39 120-58 6 0 11 0 16 0 0 110 0 220 0 330z">
            <text:p/>
          </draw:path>
          <draw:path draw:style-name="gr32" draw:text-style-name="P24" draw:layer="layout" svg:width="0.502cm" svg:height="0.425cm" svg:x="12.434cm" svg:y="17.172cm" svg:viewBox="0 0 503 426" svg:d="M0 248c0-24 0-48 0-72 168-59 336-117 503-176 0 25 0 51 0 76-133 45-266 91-399 136 133 45 266 91 399 137 0 26 0 51 0 77-167-59-335-119-503-178z">
            <text:p/>
          </draw:path>
          <draw:path draw:style-name="gr32" draw:text-style-name="P51" draw:layer="layout" svg:width="0.55cm" svg:height="0.597cm" svg:x="13.17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<text:p/>
          </draw:path>
          <draw:path draw:style-name="gr32" draw:text-style-name="P26" draw:layer="layout" svg:width="0.251cm" svg:height="0.351cm" svg:x="13.677cm" svg:y="17.513cm" svg:viewBox="0 0 252 352" svg:d="M252 352h-252v-38l57-44c37-27 64-49 81-66 17-16 30-34 37-52 8-17 11-38 11-61s-6-40-18-52c-12-11-32-17-59-17-11 0-22 1-34 4-11 2-21 5-30 10l-11 42h-20v-67c37-7 69-11 95-11 45 0 79 8 101 24 23 16 34 38 34 67 0 19-4 38-13 55s-23 34-41 51c-18 18-49 41-92 72-18 13-37 28-58 44h212z">
            <text:p/>
          </draw:path>
          <draw:path draw:style-name="gr32" draw:text-style-name="P24" draw:layer="layout" svg:width="0.502cm" svg:height="0.425cm" svg:x="14.111cm" svg:y="17.172cm" svg:viewBox="0 0 503 426" svg:d="M0 248c0-24 0-48 0-72 168-59 336-117 503-176 0 25 0 51 0 76-133 45-266 91-399 136 133 45 266 91 399 137 0 26 0 51 0 77-167-59-335-119-503-178z">
            <text:p/>
          </draw:path>
          <draw:path draw:style-name="gr32" draw:text-style-name="P75" draw:layer="layout" svg:width="0.125cm" svg:height="0.103cm" svg:x="14.793cm" svg:y="17.546cm" svg:viewBox="0 0 126 104" svg:d="M126 52c0 14-6 26-18 37-12 10-27 15-45 15s-33-5-45-15c-12-11-18-23-18-37 0-15 6-27 18-37s27-15 45-15c17 0 32 5 44 15 13 10 19 22 19 37z">
            <text:p/>
          </draw:path>
          <draw:path draw:style-name="gr32" draw:text-style-name="P75" draw:layer="layout" svg:width="0.125cm" svg:height="0.103cm" svg:x="15.063cm" svg:y="17.546cm" svg:viewBox="0 0 126 104" svg:d="M126 52c0 14-6 26-18 37-12 10-27 15-45 15s-33-5-45-15c-12-11-18-23-18-37 0-15 6-27 18-37s27-15 45-15c17 0 32 5 44 15 13 10 19 22 19 37z">
            <text:p/>
          </draw:path>
          <draw:path draw:style-name="gr32" draw:text-style-name="P75" draw:layer="layout" svg:width="0.125cm" svg:height="0.103cm" svg:x="15.333cm" svg:y="17.546cm" svg:viewBox="0 0 126 104" svg:d="M126 52c0 14-6 26-18 37-12 10-27 15-45 15s-33-5-45-15c-12-11-18-23-18-37 0-15 6-27 18-37s27-15 45-15c17 0 32 5 44 15 13 10 19 22 19 37z">
            <text:p/>
          </draw:path>
          <draw:path draw:style-name="gr32" draw:text-style-name="P24" draw:layer="layout" svg:width="0.502cm" svg:height="0.425cm" svg:x="15.653cm" svg:y="17.172cm" svg:viewBox="0 0 503 426" svg:d="M0 248c0-24 0-48 0-72 168-59 336-117 503-176 0 25 0 51 0 76-133 45-266 91-399 136 133 45 266 91 399 137 0 26 0 51 0 77-167-59-335-119-503-178z">
            <text:p/>
          </draw:path>
          <draw:path draw:style-name="gr32" draw:text-style-name="P51" draw:layer="layout" svg:width="0.55cm" svg:height="0.597cm" svg:x="16.39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<text:p/>
          </draw:path>
          <draw:path draw:style-name="gr32" draw:text-style-name="P58" draw:layer="layout" svg:width="0.265cm" svg:height="0.249cm" svg:x="16.891cm" svg:y="17.614cm" svg:viewBox="0 0 266 250" svg:d="M210 56c0-7-3-14-8-19-5-4-12-7-23-7-15 0-32 6-50 16-18 11-32 25-44 41l-34 163h-51l47-226-36-6 2-12h86l-9 50c18-19 35-33 54-42 18-9 36-14 54-14 21 0 37 5 47 14 10 10 16 23 16 41 0 2-1 6-2 11 0 5-12 60-33 166l40 7-2 11h-93l32-151c4-22 7-36 7-43z">
            <text:p/>
          </draw:path>
        </draw:g>
        <draw:g>
          <draw:path draw:style-name="gr111" draw:text-style-name="P88" draw:layer="layout" svg:width="0.509cm" svg:height="0.667cm" svg:x="15.149cm" svg:y="11.316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<text:p/>
          </draw:path>
          <draw:path draw:style-name="gr111" draw:text-style-name="P90" draw:layer="layout" svg:width="0.232cm" svg:height="0.39cm" svg:x="15.609cm" svg:y="11.766cm" svg:viewBox="0 0 233 391" svg:d="M233 391h-233v-43l53-48c34-30 59-55 75-73 16-19 27-38 34-58s10-43 10-68-5-44-17-57c-11-13-29-20-54-20-10 0-21 2-31 4-11 3-20 7-28 11l-10 48h-19v-75c34-8 64-12 88-12 41 0 73 9 94 26 21 18 31 43 31 75 0 21-4 42-12 61-9 19-21 38-38 57s-46 45-85 79c-17 15-35 31-54 48h196z">
            <text:p/>
          </draw:path>
        </draw:g>
      </draw:page>
      <draw:page draw:name="page12" draw:style-name="dp1" draw:master-page-name="Default">
        <draw:g>
          <draw:g>
            <draw:path draw:style-name="gr106" draw:text-style-name="P86" draw:layer="layout" svg:width="0.125cm" svg:height="0.101cm" svg:x="17.239cm" svg:y="9.848cm" svg:viewBox="0 0 126 102" svg:d="M0 102c0-34 0-68 0-102 42 0 84 0 126 0 0 34 0 68 0 102-42 0-84 0-126 0z">
              <text:p/>
            </draw:path>
            <draw:path draw:style-name="gr106" draw:text-style-name="P86" draw:layer="layout" svg:width="0.125cm" svg:height="0.101cm" svg:x="17.608cm" svg:y="9.848cm" svg:viewBox="0 0 126 102" svg:d="M0 102c0-34 0-68 0-102 42 0 84 0 126 0 0 34 0 68 0 102-42 0-84 0-126 0z">
              <text:p/>
            </draw:path>
            <draw:path draw:style-name="gr106" draw:text-style-name="P86" draw:layer="layout" svg:width="0.125cm" svg:height="0.101cm" svg:x="17.977cm" svg:y="9.848cm" svg:viewBox="0 0 126 102" svg:d="M0 102c0-34 0-68 0-102 42 0 84 0 126 0 0 34 0 68 0 102-42 0-84 0-126 0z">
              <text:p/>
            </draw:path>
          </draw:g>
          <draw:frame draw:style-name="gr107" draw:text-style-name="P7" draw:layer="layout" svg:width="4.791cm" svg:height="4.776cm" svg:x="11.48cm" svg:y="7.379cm">
            <draw:image xlink:href="Pictures/1000000000000080000000801749FF2EA0E3F516.png" xlink:type="simple" xlink:show="embed" xlink:actuate="onLoad" loext:mime-type="image/png">
              <text:p/>
            </draw:image>
          </draw:frame>
          <draw:frame draw:style-name="gr107" draw:text-style-name="P7" draw:layer="layout" svg:width="4.791cm" svg:height="4.776cm" svg:x="5.559cm" svg:y="7.379cm">
            <draw:image xlink:href="Pictures/1000000000000080000000803F0E7D3A145B10C9.png" xlink:type="simple" xlink:show="embed" xlink:actuate="onLoad" loext:mime-type="image/png">
              <text:p/>
            </draw:image>
          </draw:frame>
          <draw:g>
            <draw:path draw:style-name="gr111" draw:text-style-name="P88" draw:layer="layout" svg:width="0.509cm" svg:height="0.667cm" svg:x="9.592cm" svg:y="7.486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1" draw:text-style-name="P90" draw:layer="layout" svg:width="0.204cm" svg:height="0.388cm" svg:x="10.019cm" svg:y="7.938cm" svg:viewBox="0 0 205 389" svg:d="M127 366c26 2 52 5 78 8 0 5 0 10 0 15-68 0-137 0-205 0 0-5 0-10 0-15 26-3 52-6 78-8 0-105 0-210 0-315-26 9-51 19-77 28 0-5 0-10 0-15 37-21 74-43 111-64 5 0 10 0 15 0 0 122 0 244 0 366z">
              <text:p/>
            </draw:path>
          </draw:g>
          <draw:frame draw:style-name="gr107" draw:text-style-name="P7" draw:layer="layout" svg:width="4.791cm" svg:height="4.776cm" svg:x="19.025cm" svg:y="7.378cm">
            <draw:image xlink:href="Pictures/10000000000000800000008095CA9BB5C51408C8.png" xlink:type="simple" xlink:show="embed" xlink:actuate="onLoad" loext:mime-type="image/png">
              <text:p/>
            </draw:image>
          </draw:frame>
          <draw:g>
            <draw:path draw:style-name="gr111" draw:text-style-name="P88" draw:layer="layout" svg:width="0.509cm" svg:height="0.667cm" svg:x="22.986cm" svg:y="7.484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1" draw:text-style-name="P89" draw:layer="layout" svg:width="0.245cm" svg:height="0.276cm" svg:x="23.437cm" svg:y="8.046cm" svg:viewBox="0 0 246 277" svg:d="M194 62c0-8-2-15-7-21-4-5-12-8-22-8-14 0-29 6-45 19-17 12-31 27-42 44l-31 181h-47l44-250-34-7 2-13h79l-7 55c16-21 32-36 49-46 17-11 34-16 50-16 20 0 34 5 44 16 9 10 14 25 14 45 0 2 0 6-1 12s-11 67-31 185l37 6-2 13h-86l29-167c5-24 7-40 7-48z">
              <text:p/>
            </draw:path>
          </draw:g>
          <draw:g>
            <draw:path draw:style-name="gr111" draw:text-style-name="P88" draw:layer="layout" svg:width="0.509cm" svg:height="0.667cm" svg:x="15.447cm" svg:y="7.432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1" draw:text-style-name="P90" draw:layer="layout" svg:width="0.232cm" svg:height="0.39cm" svg:x="15.907cm" svg:y="7.882cm" svg:viewBox="0 0 233 391" svg:d="M233 391h-233v-43l53-48c34-30 59-55 75-73 16-19 27-38 34-58s10-43 10-68-5-44-17-57c-11-13-29-20-54-20-10 0-21 2-31 4-11 3-20 7-28 11l-10 48h-19v-75c34-8 64-12 88-12 41 0 73 9 94 26 21 18 31 43 31 75 0 21-4 42-12 61-9 19-21 38-38 57s-46 45-85 79c-17 15-35 31-54 48h196z">
              <text:p/>
            </draw:path>
          </draw:g>
          <draw:custom-shape draw:style-name="gr112" draw:text-style-name="P7" xml:id="id14" draw:id="id14" draw:layer="layout" svg:width="1.945cm" svg:height="0.543cm" svg:x="20.649cm" svg:y="9.767cm">
            <text:p/>
            <draw:enhanced-geometry svg:viewBox="0 0 21600 21600" draw:type="rectangle" draw:enhanced-path="M 0 0 L 21600 0 21600 21600 0 21600 0 0 Z N"/>
          </draw:custom-shape>
        </draw:g>
        <draw:connector draw:style-name="gr113" draw:text-style-name="P1" draw:layer="layout" draw:type="line" svg:x1="21.621cm" svg:y1="10.31cm" svg:x2="14.687cm" svg:y2="12.814cm" draw:start-shape="id14" draw:start-glue-point="2" draw:end-shape="id15" draw:end-glue-point="0" svg:d="M21621 10310l-6934 2504" svg:viewBox="0 0 6935 2505">
          <text:p/>
        </draw:connector>
        <draw:g>
          <draw:frame draw:style-name="gr114" draw:text-style-name="P7" xml:id="id15" draw:id="id15" draw:layer="layout" svg:width="10.172cm" svg:height="2.859cm" svg:x="9.601cm" svg:y="12.814cm">
            <draw:image xlink:href="Pictures/10000201000002B10000016AC4C5EC0E5575AB55.png" xlink:type="simple" xlink:show="embed" xlink:actuate="onLoad" loext:mime-type="image/png">
              <text:p/>
            </draw:image>
          </draw:frame>
          <draw:frame draw:style-name="gr115" draw:text-style-name="P91" draw:layer="layout" svg:width="0.896cm" svg:height="1.038cm" svg:x="13.065cm" svg:y="12.669cm">
            <draw:text-box>
              <text:p><text:span text:style-name="T18">0</text:span></text:p>
            </draw:text-box>
          </draw:frame>
          <draw:frame draw:style-name="gr116" draw:text-style-name="P91" draw:layer="layout" svg:width="1.335cm" svg:height="1.098cm" svg:x="14.086cm" svg:y="12.785cm">
            <draw:text-box>
              <text:p><text:span text:style-name="T18">+1</text:span></text:p>
            </draw:text-box>
          </draw:frame>
          <draw:frame draw:style-name="gr117" draw:text-style-name="P91" draw:layer="layout" svg:width="1.311cm" svg:height="1.038cm" svg:x="15.486cm" svg:y="12.869cm">
            <draw:text-box>
              <text:p><text:span text:style-name="T18">+</text:span><text:span text:style-name="T18">2</text:span></text:p>
            </draw:text-box>
          </draw:frame>
          <draw:frame draw:style-name="gr118" draw:text-style-name="P91" draw:layer="layout" svg:width="1.133cm" svg:height="1.038cm" svg:x="11.586cm" svg:y="12.815cm">
            <draw:text-box>
              <text:p><text:span text:style-name="T18">-</text:span><text:span text:style-name="T18">1</text:span></text:p>
            </draw:text-box>
          </draw:frame>
        </draw:g>
        <draw:line draw:style-name="gr119" draw:text-style-name="P1" draw:layer="layout" svg:x1="5.555cm" svg:y1="7.05cm" svg:x2="10.333cm" svg:y2="7.05cm">
          <text:p/>
        </draw:line>
        <draw:line draw:style-name="gr119" draw:text-style-name="P1" draw:layer="layout" svg:x1="5.244cm" svg:y1="7.361cm" svg:x2="5.244cm" svg:y2="12.139cm">
          <text:p/>
        </draw:line>
        <draw:frame draw:style-name="gr120" draw:text-style-name="P92" draw:layer="layout" svg:width="3.614cm" svg:height="1.119cm" svg:x="6.137cm" svg:y="5.918cm">
          <draw:text-box>
            <text:p><text:span text:style-name="T19">128 pixel</text:span></text:p>
          </draw:text-box>
        </draw:frame>
        <draw:frame draw:style-name="gr120" draw:text-style-name="P23" draw:layer="layout" svg:width="3.614cm" svg:height="1.119cm" draw:transform="rotate (1.5707963267949) translate (4.124cm 11.557cm)">
          <draw:text-box>
            <text:p><text:span text:style-name="T19">1</text:span><text:span text:style-name="T19">2</text:span><text:span text:style-name="T19">8</text:span><text:span text:style-name="T19"> </text:span><text:span text:style-name="T19">p</text:span><text:span text:style-name="T19">i</text:span><text:span text:style-name="T19">x</text:span><text:span text:style-name="T19">e</text:span><text:span text:style-name="T19">l</text:span></text:p>
          </draw:text-box>
        </draw:frame>
      </draw:page>
      <draw:page draw:name="page13" draw:style-name="dp1" draw:master-page-name="Default">
        <draw:frame draw:style-name="gr121" draw:text-style-name="P7" draw:layer="layout" svg:width="5.232cm" svg:height="2.337cm" draw:transform="rotate (-1.5707963267949) translate (9.866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2" draw:text-style-name="P21" draw:layer="layout" svg:x1="9.826cm" svg:y1="10.998cm" svg:x2="13.452cm" svg:y2="11.558cm">
          <text:p/>
        </draw:line>
        <draw:line draw:style-name="gr122" draw:text-style-name="P21" draw:layer="layout" svg:x1="9.827cm" svg:y1="10.996cm" svg:x2="13.446cm" svg:y2="10.219cm">
          <text:p/>
        </draw:line>
        <draw:line draw:style-name="gr122" draw:text-style-name="P21" draw:layer="layout" svg:x1="4.092cm" svg:y1="10.463cm" svg:x2="7.531cm" svg:y2="10.995cm">
          <text:p/>
        </draw:line>
        <draw:frame draw:style-name="gr121" draw:text-style-name="P7" draw:layer="layout" svg:width="5.232cm" svg:height="0.864cm" draw:transform="rotate (-1.5707963267949) translate (19.941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2" draw:text-style-name="P21" draw:layer="layout" svg:x1="15.64cm" svg:y1="10.463cm" svg:x2="19.079cm" svg:y2="10.995cm">
          <text:p/>
        </draw:line>
        <draw:line draw:style-name="gr123" draw:text-style-name="P21" draw:layer="layout" svg:x1="19.926cm" svg:y1="11.034cm" svg:x2="23.126cm" svg:y2="11.505cm">
          <text:p/>
        </draw:line>
        <draw:line draw:style-name="gr123" draw:text-style-name="P21" draw:layer="layout" svg:x1="19.927cm" svg:y1="11.033cm" svg:x2="23.093cm" svg:y2="10.387cm">
          <text:p/>
        </draw:line>
        <draw:line draw:style-name="gr123" draw:text-style-name="P21" draw:layer="layout" svg:x1="19.926cm" svg:y1="11.036cm" svg:x2="22.543cm" svg:y2="9.222cm">
          <text:p/>
        </draw:line>
        <draw:line draw:style-name="gr123" draw:text-style-name="P21" draw:layer="layout" svg:x1="19.927cm" svg:y1="11.033cm" svg:x2="22.724cm" svg:y2="12.575cm">
          <text:p/>
        </draw:line>
        <draw:frame draw:style-name="gr29" draw:text-style-name="P23" draw:layer="layout" svg:width="1.391cm" svg:height="0.962cm" draw:transform="rotate (-0.809832772925368) translate (21.136cm 7.941cm)">
          <draw:text-box>
            <text:p text:style-name="P73">. . .</text:p>
          </draw:text-box>
        </draw:frame>
        <draw:frame draw:style-name="gr29" draw:text-style-name="P23" draw:layer="layout" svg:width="1.391cm" svg:height="0.962cm" draw:transform="rotate (-2.1249383643031) translate (22.002cm 12.688cm)">
          <draw:text-box>
            <text:p text:style-name="P73">. . .</text:p>
          </draw:text-box>
        </draw:frame>
        <draw:frame draw:style-name="gr89" draw:text-style-name="P23" draw:layer="layout" svg:width="1.065cm" svg:height="0.962cm" svg:x="21.683cm" svg:y="8.343cm">
          <draw:text-box>
            <text:p>-2</text:p>
          </draw:text-box>
        </draw:frame>
        <draw:frame draw:style-name="gr89" draw:text-style-name="P23" draw:layer="layout" svg:width="1.065cm" svg:height="0.962cm" svg:x="22.384cm" svg:y="9.443cm">
          <draw:text-box>
            <text:p>-1</text:p>
          </draw:text-box>
        </draw:frame>
        <draw:frame draw:style-name="gr89" draw:text-style-name="P23" draw:layer="layout" svg:width="1.065cm" svg:height="0.962cm" svg:x="21.684cm" svg:y="8.343cm">
          <draw:text-box>
            <text:p>-2</text:p>
          </draw:text-box>
        </draw:frame>
        <draw:frame draw:style-name="gr89" draw:text-style-name="P23" draw:layer="layout" svg:width="1.065cm" svg:height="0.962cm" svg:x="22.784cm" svg:y="10.643cm">
          <draw:text-box>
            <text:p>0</text:p>
          </draw:text-box>
        </draw:frame>
        <draw:frame draw:style-name="gr89" draw:text-style-name="P23" draw:layer="layout" svg:width="1.065cm" svg:height="0.962cm" svg:x="22.485cm" svg:y="11.843cm">
          <draw:text-box>
            <text:p>1</text:p>
          </draw:text-box>
        </draw:frame>
        <draw:frame draw:style-name="gr89" draw:text-style-name="P23" draw:layer="layout" svg:width="1.065cm" svg:height="0.962cm" svg:x="12.686cm" svg:y="9.143cm">
          <draw:text-box>
            <text:p>-1</text:p>
          </draw:text-box>
        </draw:frame>
        <draw:frame draw:style-name="gr89" draw:text-style-name="P23" draw:layer="layout" svg:width="1.065cm" svg:height="0.962cm" svg:x="12.987cm" svg:y="10.643cm">
          <draw:text-box>
            <text:p>0</text:p>
          </draw:text-box>
        </draw:frame>
        <draw:frame draw:style-name="gr124" draw:text-style-name="P23" draw:layer="layout" svg:width="3.072cm" svg:height="0.962cm" draw:transform="rotate (-0.141895268187139) translate (4.285cm 9.518cm)">
          <draw:text-box>
            <text:p>Incoming</text:p>
          </draw:text-box>
        </draw:frame>
        <draw:frame draw:style-name="gr125" draw:text-style-name="P23" draw:layer="layout" svg:width="2.085cm" svg:height="0.962cm" draw:transform="rotate (-0.141895268187139) translate (4.562cm 10.481cm)">
          <draw:text-box>
            <text:p>beam</text:p>
          </draw:text-box>
        </draw:frame>
        <draw:frame draw:style-name="gr124" draw:text-style-name="P23" draw:layer="layout" svg:width="3.072cm" svg:height="0.962cm" draw:transform="rotate (-0.141895268187139) translate (15.786cm 9.519cm)">
          <draw:text-box>
            <text:p>Incoming</text:p>
          </draw:text-box>
        </draw:frame>
        <draw:frame draw:style-name="gr125" draw:text-style-name="P23" draw:layer="layout" svg:width="2.085cm" svg:height="0.962cm" draw:transform="rotate (-0.141895268187139) translate (16.063cm 10.482cm)">
          <draw:text-box>
            <text:p>beam</text:p>
          </draw:text-box>
        </draw:frame>
        <draw:line draw:style-name="gr74" draw:text-style-name="P1" draw:layer="layout" svg:x1="14.402cm" svg:y1="14.099cm" svg:x2="14.402cm" svg:y2="8.075cm">
          <text:p/>
        </draw:line>
      </draw:page>
      <draw:page draw:name="page14" draw:style-name="dp1" draw:master-page-name="Default">
        <draw:line draw:style-name="gr66" draw:text-style-name="P1" draw:layer="layout" svg:x1="8.585cm" svg:y1="15.49cm" svg:x2="8.585cm" svg:y2="7.504cm">
          <text:p/>
        </draw:line>
        <draw:frame draw:style-name="gr126" draw:text-style-name="P7" draw:layer="layout" svg:width="7.29cm" svg:height="7.188cm" svg:x="4.861cm" svg:y="7.643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27" draw:text-style-name="P7" draw:layer="layout" svg:width="7.291cm" svg:height="0.222cm" draw:transform="skewX (-0.794299342582619) translate (4.64cm 7.42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8" draw:text-style-name="P1" draw:layer="layout" svg:x1="8.587cm" svg:y1="7.504cm" svg:x2="8.587cm" svg:y2="4.683cm">
          <text:p/>
        </draw:line>
        <draw:frame draw:style-name="gr67" draw:text-style-name="P68" draw:layer="layout" svg:width="1.209cm" svg:height="1.673cm" svg:x="6.902cm" svg:y="4.6cm">
          <draw:text-box>
            <text:p><text:span text:style-name="T11">θ</text:span></text:p>
          </draw:text-box>
        </draw:frame>
        <draw:ellipse draw:style-name="gr71" draw:text-style-name="P69" draw:layer="layout" svg:width="1.981cm" svg:height="0.457cm" svg:x="7.597cm" svg:y="6.469cm" draw:kind="arc" draw:start-angle="359.4" draw:end-angle="331.29">
          <text:p/>
        </draw:ellipse>
        <draw:line draw:style-name="gr66" draw:text-style-name="P1" draw:layer="layout" svg:x1="8.587cm" svg:y1="6.659cm" svg:x2="8.587cm" svg:y2="5.799cm">
          <text:p/>
        </draw:line>
        <draw:custom-shape draw:style-name="gr129" draw:text-style-name="P48" draw:layer="layout" svg:width="0.155cm" svg:height="0.044cm" svg:x="8.509cm" svg:y="7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21" draw:layer="layout" svg:x1="20.079cm" svg:y1="4.61cm" svg:x2="20.079cm" svg:y2="8.935cm">
          <text:p/>
        </draw:line>
        <draw:frame draw:style-name="gr130" draw:text-style-name="P7" draw:layer="layout" svg:width="9.042cm" svg:height="0.813cm" draw:transform="rotate (0.261799387799149) translate (15.683cm 10.141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67" draw:text-style-name="P68" draw:layer="layout" svg:width="1.209cm" svg:height="1.673cm" svg:x="15.22cm" svg:y="11.583cm">
          <draw:text-box>
            <text:p><text:span text:style-name="T11">θ</text:span></text:p>
          </draw:text-box>
        </draw:frame>
        <draw:g>
          <draw:line draw:style-name="gr123" draw:text-style-name="P21" draw:layer="layout" svg:x1="20.115cm" svg:y1="9.84cm" svg:x2="20.115cm" svg:y2="14.599cm">
            <text:p/>
          </draw:line>
          <draw:line draw:style-name="gr123" draw:text-style-name="P21" draw:layer="layout" svg:x1="20.117cm" svg:y1="9.841cm" svg:x2="21.75cm" svg:y2="14.309cm">
            <text:p/>
          </draw:line>
          <draw:line draw:style-name="gr123" draw:text-style-name="P21" draw:layer="layout" svg:x1="20.112cm" svg:y1="9.841cm" svg:x2="23.34cm" svg:y2="13.256cm">
            <text:p/>
          </draw:line>
          <draw:line draw:style-name="gr123" draw:text-style-name="P21" draw:layer="layout" svg:x1="20.117cm" svg:y1="9.841cm" svg:x2="18.458cm" svg:y2="14.247cm">
            <text:p/>
          </draw:line>
        </draw:g>
        <draw:frame draw:style-name="gr89" draw:text-style-name="P23" draw:layer="layout" svg:width="1.065cm" svg:height="0.962cm" svg:x="21.789cm" svg:y="13.413cm">
          <draw:text-box>
            <text:p>-1</text:p>
          </draw:text-box>
        </draw:frame>
        <draw:frame draw:style-name="gr89" draw:text-style-name="P23" draw:layer="layout" svg:width="1.065cm" svg:height="0.962cm" svg:x="22.989cm" svg:y="12.013cm">
          <draw:text-box>
            <text:p>-2</text:p>
          </draw:text-box>
        </draw:frame>
        <draw:frame draw:style-name="gr89" draw:text-style-name="P23" draw:layer="layout" svg:width="1.065cm" svg:height="0.962cm" svg:x="20.25cm" svg:y="13.952cm">
          <draw:text-box>
            <text:p>0</text:p>
          </draw:text-box>
        </draw:frame>
        <draw:frame draw:style-name="gr89" draw:text-style-name="P23" draw:layer="layout" svg:width="1.065cm" svg:height="0.962cm" svg:x="18.59cm" svg:y="13.713cm">
          <draw:text-box>
            <text:p>1</text:p>
          </draw:text-box>
        </draw:frame>
        <draw:circle draw:style-name="gr131" draw:text-style-name="P93" draw:layer="layout" svg:width="1.863cm" svg:height="1.863cm" draw:transform="rotate (-2.87979326579064) translate (17.39cm 11.092cm)" draw:kind="arc" draw:start-angle="262.54" draw:end-angle="93.45">
          <text:p/>
        </draw:circle>
        <draw:line draw:style-name="gr74" draw:text-style-name="P1" draw:layer="layout" svg:x1="13.97cm" svg:y1="15.115cm" svg:x2="13.97cm" svg:y2="4.193cm">
          <text:p/>
        </draw:line>
        <draw:custom-shape draw:style-name="gr129" draw:text-style-name="P48" draw:layer="layout" svg:width="0.155cm" svg:height="0.044cm" svg:x="8.509cm" svg:y="15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23" draw:layer="layout" svg:width="3.072cm" svg:height="1.673cm" svg:x="20.104cm" svg:y="5.534cm">
          <draw:text-box>
            <text:p>Incoming</text:p>
            <text:p>beam</text:p>
          </draw:text-box>
        </draw:frame>
        <draw:custom-shape draw:style-name="gr133" draw:text-style-name="P61" draw:layer="layout" svg:width="0.301cm" svg:height="4.322cm" draw:transform="skewX (-0.762185284345924) rotate (-0.762010751420725) translate (4.639cm 7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61" draw:layer="layout" svg:width="0.301cm" svg:height="4.322cm" draw:transform="skewX (-0.762185284345924) rotate (-0.762010751420725) translate (4.639cm 8.66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line draw:style-name="gr74" draw:text-style-name="P1" draw:layer="layout" svg:x1="13.97cm" svg:y1="15.115cm" svg:x2="13.97cm" svg:y2="5.015cm">
          <text:p/>
        </draw:line>
        <draw:line draw:style-name="gr122" draw:text-style-name="P21" draw:layer="layout" svg:x1="20.079cm" svg:y1="5.201cm" svg:x2="20.079cm" svg:y2="9.351cm">
          <text:p/>
        </draw:line>
        <draw:frame draw:style-name="gr134" draw:text-style-name="P7" draw:layer="layout" svg:width="9.042cm" svg:height="0.813cm" draw:transform="rotate (0.261799387799149) translate (15.683cm 10.557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67" draw:text-style-name="P94" draw:layer="layout" svg:width="1.209cm" svg:height="1.673cm" svg:x="15.22cm" svg:y="8.799cm">
          <draw:text-box>
            <text:p text:style-name="P9"><text:span text:style-name="T20">θ</text:span></text:p>
          </draw:text-box>
        </draw:frame>
        <draw:g>
          <draw:line draw:style-name="gr123" draw:text-style-name="P21" draw:layer="layout" svg:x1="20.115cm" svg:y1="10.256cm" svg:x2="20.115cm" svg:y2="15.015cm">
            <text:p/>
          </draw:line>
          <draw:line draw:style-name="gr123" draw:text-style-name="P21" draw:layer="layout" svg:x1="20.117cm" svg:y1="10.257cm" svg:x2="21.75cm" svg:y2="14.725cm">
            <text:p/>
          </draw:line>
          <draw:line draw:style-name="gr123" draw:text-style-name="P21" draw:layer="layout" svg:x1="20.112cm" svg:y1="10.257cm" svg:x2="23.34cm" svg:y2="13.672cm">
            <text:p/>
          </draw:line>
          <draw:line draw:style-name="gr123" draw:text-style-name="P21" draw:layer="layout" svg:x1="20.117cm" svg:y1="10.257cm" svg:x2="18.458cm" svg:y2="14.663cm">
            <text:p/>
          </draw:line>
        </draw:g>
        <draw:frame draw:style-name="gr89" draw:text-style-name="P92" draw:layer="layout" svg:width="1.192cm" svg:height="1.119cm" svg:x="21.889cm" svg:y="13.629cm">
          <draw:text-box>
            <text:p text:style-name="P9"><text:span text:style-name="T19">-1</text:span></text:p>
          </draw:text-box>
        </draw:frame>
        <draw:frame draw:style-name="gr89" draw:text-style-name="P92" draw:layer="layout" svg:width="1.192cm" svg:height="1.119cm" svg:x="23.089cm" svg:y="12.229cm">
          <draw:text-box>
            <text:p text:style-name="P9"><text:span text:style-name="T19">-2</text:span></text:p>
          </draw:text-box>
        </draw:frame>
        <draw:frame draw:style-name="gr89" draw:text-style-name="P92" draw:layer="layout" svg:width="1.065cm" svg:height="1.119cm" svg:x="20.35cm" svg:y="14.168cm">
          <draw:text-box>
            <text:p text:style-name="P9"><text:span text:style-name="T19">0</text:span></text:p>
          </draw:text-box>
        </draw:frame>
        <draw:frame draw:style-name="gr89" draw:text-style-name="P92" draw:layer="layout" svg:width="1.065cm" svg:height="1.119cm" svg:x="18.69cm" svg:y="13.929cm">
          <draw:text-box>
            <text:p text:style-name="P9"><text:span text:style-name="T19">1</text:span></text:p>
          </draw:text-box>
        </draw:frame>
        <draw:circle draw:style-name="gr135" draw:text-style-name="P93" draw:layer="layout" svg:width="1.863cm" svg:height="1.863cm" draw:transform="rotate (-2.87979326579064) translate (17.39cm 11.508cm)" draw:kind="arc" draw:start-angle="262.54" draw:end-angle="93.45">
          <text:p/>
        </draw:circle>
        <draw:frame draw:style-name="gr132" draw:text-style-name="P92" draw:layer="layout" svg:width="3.652cm" svg:height="1.987cm" svg:x="20.204cm" svg:y="6.35cm">
          <draw:text-box>
            <text:p text:style-name="P9"><text:span text:style-name="T19">Inco</text:span><text:span text:style-name="T19">ming</text:span></text:p>
            <text:p text:style-name="P9"><text:span text:style-name="T19">bea</text:span><text:span text:style-name="T19">m</text:span></text:p>
          </draw:text-box>
        </draw:frame>
        <draw:line draw:style-name="gr66" draw:text-style-name="P1" draw:layer="layout" svg:x1="8.585cm" svg:y1="15.369cm" svg:x2="8.585cm" svg:y2="7.165cm">
          <text:p/>
        </draw:line>
        <draw:frame draw:style-name="gr136" draw:text-style-name="P7" draw:layer="layout" svg:width="7.29cm" svg:height="7.188cm" svg:x="4.861cm" svg:y="7.304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37" draw:text-style-name="P7" draw:layer="layout" svg:width="7.291cm" svg:height="0.222cm" draw:transform="skewX (-0.794299342582619) translate (4.64cm 7.081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8" draw:text-style-name="P1" draw:layer="layout" svg:x1="8.587cm" svg:y1="7.165cm" svg:x2="8.587cm" svg:y2="5.402cm">
          <text:p/>
        </draw:line>
        <draw:frame draw:style-name="gr67" draw:text-style-name="P94" draw:layer="layout" svg:width="1.209cm" svg:height="1.673cm" svg:x="7.202cm" svg:y="5.361cm">
          <draw:text-box>
            <text:p text:style-name="P9"><text:span text:style-name="T20">θ</text:span></text:p>
          </draw:text-box>
        </draw:frame>
        <draw:ellipse draw:style-name="gr138" draw:text-style-name="P69" draw:layer="layout" svg:width="1.981cm" svg:height="0.457cm" svg:x="7.597cm" svg:y="6.33cm" draw:kind="arc" draw:start-angle="359.4" draw:end-angle="331.29">
          <text:p/>
        </draw:ellipse>
        <draw:line draw:style-name="gr66" draw:text-style-name="P1" draw:layer="layout" svg:x1="8.587cm" svg:y1="6.72cm" svg:x2="8.587cm" svg:y2="5.86cm">
          <text:p/>
        </draw:line>
        <draw:custom-shape draw:style-name="gr129" draw:text-style-name="P48" draw:layer="layout" svg:width="0.155cm" svg:height="0.044cm" svg:x="8.509cm" svg:y="7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48" draw:layer="layout" svg:width="0.155cm" svg:height="0.044cm" svg:x="8.509cm" svg:y="1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" draw:layer="layout" svg:width="0.301cm" svg:height="4.322cm" draw:transform="skewX (-0.762185284345924) rotate (-0.762010751420725) translate (4.639cm 7.0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6" draw:layer="layout" svg:width="0.301cm" svg:height="4.322cm" draw:transform="skewX (-0.762185284345924) rotate (-0.762010751420725) translate (4.639cm 8.32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6" draw:style-name="dp1" draw:master-page-name="Default">
        <draw:line draw:style-name="gr66" draw:text-style-name="P1" draw:layer="layout" svg:x1="7.46cm" svg:y1="16.227cm" svg:x2="7.46cm" svg:y2="10.839cm">
          <text:p/>
        </draw:line>
        <draw:line draw:style-name="gr66" draw:text-style-name="P1" draw:layer="layout" svg:x1="2.663cm" svg:y1="10.81cm" svg:x2="8.048cm" svg:y2="10.81cm">
          <text:p/>
        </draw:line>
        <draw:frame draw:style-name="gr130" draw:text-style-name="P7" draw:layer="layout" svg:width="6.852cm" svg:height="0.483cm" draw:transform="skewX (0.280299877870289) rotate (-3.06514723235244) translate (12.123cm 14.074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40" draw:text-style-name="P7" draw:layer="layout" svg:width="6.816cm" svg:height="6.464cm" draw:transform="skewX (-0.331438024953723) rotate (0.075398223686155) translate (2.707cm 7.833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141" draw:text-style-name="P96" draw:layer="layout" svg:width="0.502cm" svg:height="4.043cm" draw:transform="skewX (0.933053018116168) rotate (-1.80554311118813) translate (5.476cm 14.095cm)">
          <text:p text:style-name="P95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2" draw:text-style-name="P67" draw:layer="layout" svg:width="5.908cm" svg:height="3.212cm" svg:x="22.763cm" svg:y="9.701cm">
          <draw:text-box>
            <text:p text:style-name="P64"><text:span text:style-name="T10">Inco</text:span><text:span text:style-name="T10">ming</text:span></text:p>
            <text:p text:style-name="P64"><text:span text:style-name="T10">bea</text:span><text:span text:style-name="T10">m</text:span></text:p>
          </draw:text-box>
        </draw:frame>
        <draw:ellipse draw:style-name="gr55" draw:text-style-name="P60" draw:layer="layout" svg:width="3.425cm" svg:height="3.346cm" svg:x="18.89cm" svg:y="7.997cm" draw:kind="arc" draw:start-angle="90.85" draw:end-angle="132.01">
          <text:p/>
        </draw:ellipse>
        <draw:line draw:style-name="gr63" draw:text-style-name="P1" draw:layer="layout" svg:x1="20.602cm" svg:y1="17.389cm" svg:x2="20.602cm" svg:y2="4.35cm">
          <text:p/>
        </draw:line>
        <draw:connector draw:style-name="gr57" draw:text-style-name="P1" draw:layer="layout" draw:type="line" svg:x1="16.131cm" svg:y1="10.773cm" svg:x2="24.636cm" svg:y2="10.82cm" svg:d="M16131 10773l8505 47" svg:viewBox="0 0 8506 48">
          <text:p/>
        </draw:connector>
        <draw:frame draw:style-name="gr59" draw:text-style-name="P63" draw:layer="layout" svg:width="1.002cm" svg:height="1.517cm" svg:x="19.335cm" svg:y="6.517cm">
          <draw:text-box>
            <text:p text:style-name="P62"><text:span text:style-name="T7">ζ</text:span></text:p>
          </draw:text-box>
        </draw:frame>
        <draw:frame draw:style-name="gr143" draw:text-style-name="P66" draw:layer="layout" svg:width="5.539cm" svg:height="1.402cm" draw:transform="rotate (-1.14650678563508) translate (21.725cm 10.726cm)">
          <draw:text-box>
            <text:p text:style-name="P64"><text:span text:style-name="T9">Diff. </text:span><text:span text:style-name="T9">gratin</text:span><text:span text:style-name="T9">g</text:span></text:p>
          </draw:text-box>
        </draw:frame>
        <draw:frame draw:style-name="gr67" draw:text-style-name="P68" draw:layer="layout" svg:width="1.209cm" svg:height="1.673cm" svg:x="6.175cm" svg:y="4.697cm">
          <draw:text-box>
            <text:p><text:span text:style-name="T11">θ</text:span></text:p>
          </draw:text-box>
        </draw:frame>
        <draw:frame draw:style-name="gr69" draw:text-style-name="P63" draw:layer="layout" svg:width="1.002cm" svg:height="1.517cm" svg:x="12.821cm" svg:y="8.955cm">
          <draw:text-box>
            <text:p text:style-name="P62"><text:span text:style-name="T7">ζ</text:span></text:p>
          </draw:text-box>
        </draw:frame>
        <draw:line draw:style-name="gr70" draw:text-style-name="P1" draw:layer="layout" svg:x1="7.459cm" svg:y1="10.785cm" svg:x2="7.459cm" svg:y2="4.322cm">
          <text:p/>
        </draw:line>
        <draw:ellipse draw:style-name="gr71" draw:text-style-name="P69" draw:layer="layout" svg:width="1.981cm" svg:height="0.457cm" svg:x="6.47cm" svg:y="6.077cm" draw:kind="arc" draw:start-angle="359.4" draw:end-angle="331.29">
          <text:p/>
        </draw:ellipse>
        <draw:line draw:style-name="gr66" draw:text-style-name="P1" draw:layer="layout" svg:x1="7.46cm" svg:y1="6.267cm" svg:x2="7.46cm" svg:y2="5.407cm">
          <text:p/>
        </draw:line>
        <draw:ellipse draw:style-name="gr72" draw:text-style-name="P70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66" draw:text-style-name="P1" draw:layer="layout" svg:x1="12.533cm" svg:y1="10.807cm" svg:x2="13.393cm" svg:y2="10.807cm">
          <text:p/>
        </draw:line>
        <draw:line draw:style-name="gr70" draw:text-style-name="P1" draw:layer="layout" svg:x1="7.434cm" svg:y1="10.81cm" svg:x2="13.908cm" svg:y2="10.81cm">
          <text:p/>
        </draw:line>
        <draw:frame draw:style-name="gr144" draw:text-style-name="P66" draw:layer="layout" svg:width="4.1cm" svg:height="1.038cm" draw:transform="rotate (0.0879645943005142) translate (8.26cm 14.3cm)">
          <draw:text-box>
            <text:p text:style-name="P64"><text:span text:style-name="T9">Diff. </text:span><text:span text:style-name="T9">gratin</text:span><text:span text:style-name="T9">g</text:span></text:p>
          </draw:text-box>
        </draw:frame>
        <draw:line draw:style-name="gr74" draw:text-style-name="P1" draw:layer="layout" svg:x1="14.97cm" svg:y1="18.899cm" svg:x2="14.97cm" svg:y2="2.691cm">
          <text:p/>
        </draw:line>
        <draw:ellipse draw:style-name="gr71" draw:text-style-name="P69" draw:layer="layout" svg:width="1.981cm" svg:height="0.457cm" svg:x="19.618cm" svg:y="6.079cm" draw:kind="arc" draw:start-angle="359.4" draw:end-angle="331.29">
          <text:p/>
        </draw:ellipse>
        <draw:frame draw:style-name="gr67" draw:text-style-name="P68" draw:layer="layout" svg:width="1.209cm" svg:height="1.673cm" svg:x="19.324cm" svg:y="4.697cm">
          <draw:text-box>
            <text:p><text:span text:style-name="T11">θ</text:span></text:p>
          </draw:text-box>
        </draw:frame>
        <draw:line draw:style-name="gr66" draw:text-style-name="P1" draw:layer="layout" svg:x1="20.608cm" svg:y1="6.267cm" svg:x2="20.608cm" svg:y2="5.407cm">
          <text:p/>
        </draw:line>
        <draw:custom-shape draw:style-name="gr145" draw:text-style-name="P5" draw:layer="layout" svg:width="0.061cm" svg:height="0.162cm" draw:transform="skewX (0.0616101225953998) rotate (0.404916386462684) translate (7.363cm 10.7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1" draw:layer="layout" svg:width="0.355cm" svg:height="8.179cm" draw:transform="skewX (-0.000174532925199463) rotate (0.393222680474322) translate (18.858cm 7.136cm)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g>
          <draw:frame draw:style-name="gr147" draw:text-style-name="P98" draw:layer="layout" svg:width="3.652cm" svg:height="2.038cm" svg:x="21.91cm" svg:y="9.907cm">
            <draw:text-box>
              <text:p text:style-name="P97"><text:span text:style-name="T21">Inco</text:span><text:span text:style-name="T21">ming</text:span></text:p>
              <text:p text:style-name="P97"><text:span text:style-name="T21">bea</text:span><text:span text:style-name="T21">m</text:span></text:p>
            </draw:text-box>
          </draw:frame>
          <draw:ellipse draw:style-name="gr55" draw:text-style-name="P60" draw:layer="layout" svg:width="2.646cm" svg:height="2.585cm" svg:x="18.989cm" svg:y="8.652cm" draw:kind="arc" draw:start-angle="90.85" draw:end-angle="132.01">
            <text:p/>
          </draw:ellipse>
          <draw:line draw:style-name="gr63" draw:text-style-name="P1" draw:layer="layout" svg:x1="20.317cm" svg:y1="16.346cm" svg:x2="20.317cm" svg:y2="5.629cm">
            <text:p/>
          </draw:line>
          <draw:connector draw:style-name="gr148" draw:text-style-name="P99" draw:layer="layout" draw:type="line" svg:x1="15.846cm" svg:y1="10.879cm" svg:x2="24.351cm" svg:y2="10.926cm" svg:d="M15846 10879l8505 47" svg:viewBox="0 0 8506 48">
            <text:p/>
          </draw:connector>
          <draw:frame draw:style-name="gr59" draw:text-style-name="P100" draw:layer="layout" svg:width="1.002cm" svg:height="1.517cm" svg:x="19.35cm" svg:y="7.423cm">
            <draw:text-box>
              <text:p text:style-name="P62"><text:span text:style-name="T22">ζ</text:span></text:p>
            </draw:text-box>
          </draw:frame>
          <draw:frame draw:style-name="gr149" draw:text-style-name="P101" draw:layer="layout" svg:width="5.539cm" svg:height="1.402cm" draw:transform="rotate (-1.14650678563508) translate (21.64cm 10.732cm)">
            <draw:text-box>
              <text:p text:style-name="P64"><text:span text:style-name="T23">Diff. </text:span><text:span text:style-name="T23">grati</text:span><text:span text:style-name="T23">ng</text:span></text:p>
            </draw:text-box>
          </draw:frame>
          <draw:line draw:style-name="gr74" draw:text-style-name="P1" draw:layer="layout" svg:x1="14.685cm" svg:y1="16.53cm" svg:x2="14.685cm" svg:y2="5.061cm">
            <text:p/>
          </draw:line>
          <draw:ellipse draw:style-name="gr138" draw:text-style-name="P69" draw:layer="layout" svg:width="1.981cm" svg:height="0.457cm" svg:x="19.333cm" svg:y="6.685cm" draw:kind="arc" draw:start-angle="359.4" draw:end-angle="331.29">
            <text:p/>
          </draw:ellipse>
          <draw:frame draw:style-name="gr67" draw:text-style-name="P102" draw:layer="layout" svg:width="1.209cm" svg:height="1.673cm" svg:x="19.139cm" svg:y="5.553cm">
            <draw:text-box>
              <text:p><text:span text:style-name="T24">θ</text:span></text:p>
            </draw:text-box>
          </draw:frame>
          <draw:line draw:style-name="gr66" draw:text-style-name="P1" draw:layer="layout" svg:x1="20.323cm" svg:y1="6.973cm" svg:x2="20.323cm" svg:y2="6.113cm">
            <text:p/>
          </draw:line>
          <draw:custom-shape draw:style-name="gr150" draw:text-style-name="P6" draw:layer="layout" svg:width="0.394cm" svg:height="9.087cm" draw:transform="skewX (-0.000174532925199405) rotate (0.393222680474322) translate (18.355cm 6.849cm)">
            <text:p/>
            <draw:enhanced-geometry svg:viewBox="0 0 21600 21600" draw:type="rectangle" draw:enhanced-path="M 0 0 L 21600 0 21600 21600 0 21600 0 0 Z N"/>
          </draw:custom-shape>
          <draw:line draw:style-name="gr66" draw:text-style-name="P1" draw:layer="layout" svg:x1="7.175cm" svg:y1="16.333cm" svg:x2="7.175cm" svg:y2="10.945cm">
            <text:p/>
          </draw:line>
          <draw:line draw:style-name="gr66" draw:text-style-name="P1" draw:layer="layout" svg:x1="2.378cm" svg:y1="10.916cm" svg:x2="7.763cm" svg:y2="10.916cm">
            <text:p/>
          </draw:line>
          <draw:frame draw:style-name="gr134" draw:text-style-name="P7" draw:layer="layout" svg:width="6.852cm" svg:height="0.483cm" draw:transform="skewX (0.280299877870289) rotate (-3.06514723235244) translate (11.838cm 14.18cm)">
            <draw:image xlink:href="Pictures/100002010000033D0000033DBB3ECB1074B64378.png" xlink:type="simple" xlink:show="embed" xlink:actuate="onLoad" loext:mime-type="image/png">
              <text:p/>
            </draw:image>
          </draw:frame>
          <draw:frame draw:style-name="gr151" draw:text-style-name="P7" draw:layer="layout" svg:width="6.816cm" svg:height="6.464cm" draw:transform="skewX (-0.331438024953723) rotate (0.075398223686155) translate (2.422cm 7.939cm)">
            <draw:image xlink:href="Pictures/100002010000033D0000033DBB3ECB1074B64378.png" xlink:type="simple" xlink:show="embed" xlink:actuate="onLoad" loext:mime-type="image/png">
              <text:p/>
            </draw:image>
          </draw:frame>
          <draw:line draw:style-name="gr70" draw:text-style-name="P1" draw:layer="layout" svg:x1="7.149cm" svg:y1="10.916cm" svg:x2="12.407cm" svg:y2="10.916cm">
            <text:p/>
          </draw:line>
          <draw:custom-shape draw:style-name="gr152" draw:text-style-name="P103" draw:layer="layout" svg:width="0.502cm" svg:height="4.043cm" draw:transform="skewX (0.933053018116168) rotate (-1.80554311118813) translate (5.191cm 14.201cm)">
            <text:p text:style-name="P95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7" draw:text-style-name="P102" draw:layer="layout" svg:width="1.209cm" svg:height="1.673cm" svg:x="5.99cm" svg:y="5.553cm">
            <draw:text-box>
              <text:p><text:span text:style-name="T24">θ</text:span></text:p>
            </draw:text-box>
          </draw:frame>
          <draw:frame draw:style-name="gr69" draw:text-style-name="P100" draw:layer="layout" svg:width="1.002cm" svg:height="1.517cm" svg:x="11.436cm" svg:y="9.461cm">
            <draw:text-box>
              <text:p text:style-name="P62"><text:span text:style-name="T22">ζ</text:span></text:p>
            </draw:text-box>
          </draw:frame>
          <draw:line draw:style-name="gr70" draw:text-style-name="P1" draw:layer="layout" svg:x1="7.174cm" svg:y1="10.891cm" svg:x2="7.174cm" svg:y2="5.629cm">
            <text:p/>
          </draw:line>
          <draw:ellipse draw:style-name="gr138" draw:text-style-name="P69" draw:layer="layout" svg:width="1.981cm" svg:height="0.457cm" svg:x="6.185cm" svg:y="6.669cm" draw:kind="arc" draw:start-angle="359.4" draw:end-angle="331.29">
            <text:p/>
          </draw:ellipse>
          <draw:line draw:style-name="gr66" draw:text-style-name="P1" draw:layer="layout" svg:x1="7.175cm" svg:y1="7.273cm" svg:x2="7.175cm" svg:y2="6.413cm">
            <text:p/>
          </draw:line>
          <draw:ellipse draw:style-name="gr72" draw:text-style-name="P70" draw:layer="layout" svg:width="2.134cm" svg:height="0.432cm" draw:transform="rotate (1.5707963267949) translate (11.069cm 11.97cm)" draw:kind="arc" draw:start-angle="359.42" draw:end-angle="331.27">
            <text:p/>
          </draw:ellipse>
          <draw:frame draw:style-name="gr153" draw:text-style-name="P101" draw:layer="layout" svg:width="4.816cm" svg:height="1.195cm" draw:transform="rotate (0.0879645943005142) translate (7.175cm 14.406cm)">
            <draw:text-box>
              <text:p text:style-name="P64"><text:span text:style-name="T23">Diff. </text:span><text:span text:style-name="T23">grati</text:span><text:span text:style-name="T23">ng</text:span></text:p>
            </draw:text-box>
          </draw:frame>
          <draw:custom-shape draw:style-name="gr145" draw:text-style-name="P5" draw:layer="layout" svg:width="0.061cm" svg:height="0.162cm" draw:transform="skewX (0.0616101225953998) rotate (0.404916386462684) translate (7.078cm 10.8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6" draw:text-style-name="P1" draw:layer="layout" svg:x1="11.248cm" svg:y1="10.913cm" svg:x2="12.108cm" svg:y2="10.913cm">
            <text:p/>
          </draw:line>
        </draw:g>
      </draw:page>
      <draw:page draw:name="page18" draw:style-name="dp1" draw:master-page-name="Default">
        <draw:g>
          <draw:line draw:style-name="gr154" draw:text-style-name="P104" draw:layer="layout" svg:x1="11.098cm" svg:y1="10.517cm" svg:x2="15.981cm" svg:y2="13.335cm">
            <text:p/>
          </draw:line>
          <draw:custom-shape draw:style-name="gr155" draw:text-style-name="P105" draw:layer="layout" svg:width="3.861cm" svg:height="0.66cm" svg:x="9.678cm" svg:y="10.1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6" draw:text-style-name="P104" draw:layer="layout" svg:x1="8.022cm" svg:y1="12.789cm" svg:x2="15.981cm" svg:y2="8.195cm">
            <text:p/>
          </draw:line>
          <draw:line draw:style-name="gr154" draw:text-style-name="P104" draw:layer="layout" svg:x1="14.699cm" svg:y1="8.217cm" svg:x2="20.068cm" svg:y2="11.316cm">
            <text:p/>
          </draw:line>
          <draw:custom-shape draw:style-name="gr157" draw:text-style-name="P45" draw:layer="layout" svg:width="2.235cm" svg:height="0.762cm" svg:x="14.396cm" svg:y="7.764cm">
            <text:p/>
            <draw:enhanced-geometry svg:viewBox="0 0 21600 21600" draw:type="rectangle" draw:enhanced-path="M 0 0 L 21600 0 21600 21600 0 21600 0 0 Z N"/>
          </draw:custom-shape>
          <draw:line draw:style-name="gr154" draw:text-style-name="P104" draw:layer="layout" svg:x1="14.698cm" svg:y1="13.335cm" svg:x2="20.116cm" svg:y2="10.206cm">
            <text:p/>
          </draw:line>
          <draw:custom-shape draw:style-name="gr157" draw:text-style-name="P45" draw:layer="layout" svg:width="2.235cm" svg:height="0.762cm" svg:x="14.396cm" svg:y="13.064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106" draw:layer="layout" svg:width="3.935cm" svg:height="0.149cm" svg:x="13.416cm" svg:y="12.961cm">
            <text:p/>
            <draw:enhanced-geometry svg:viewBox="0 0 21600 21600" draw:type="rectangle" draw:enhanced-path="M 0 0 L 21600 0 21600 21600 0 21600 0 0 Z N"/>
          </draw:custom-shape>
          <draw:frame draw:style-name="gr159" draw:text-style-name="P7" xml:id="id17" draw:id="id17" draw:layer="layout" svg:width="1.132cm" svg:height="0.242cm" draw:transform="rotate (1.5707963267949) translate (19.02cm 11.339cm)">
            <draw:image xlink:href="Pictures/100002010000033D0000033DBB3ECB1074B64378.png" xlink:type="simple" xlink:show="embed" xlink:actuate="onLoad" loext:mime-type="image/png">
              <text:p/>
            </draw:image>
          </draw:frame>
          <draw:custom-shape draw:style-name="gr158" draw:text-style-name="P106" draw:layer="layout" svg:width="3.935cm" svg:height="0.149cm" svg:x="13.416cm" svg:y="8.426cm">
            <text:p/>
            <draw:enhanced-geometry svg:viewBox="0 0 21600 21600" draw:type="rectangle" draw:enhanced-path="M 0 0 L 21600 0 21600 21600 0 21600 0 0 Z N"/>
          </draw:custom-shape>
          <draw:custom-shape draw:style-name="gr160" draw:text-style-name="P107" draw:layer="layout" svg:width="3.935cm" svg:height="0.149cm" svg:x="9.569cm" svg:y="10.724cm">
            <text:p/>
            <draw:enhanced-geometry svg:viewBox="0 0 21600 21600" draw:type="rectangle" draw:enhanced-path="M 0 0 L 21600 0 21600 21600 0 21600 0 0 Z N"/>
          </draw:custom-shape>
          <draw:frame draw:style-name="gr161" draw:text-style-name="P23" draw:layer="layout" svg:width="2.157cm" svg:height="0.962cm" svg:x="14.305cm" svg:y="7.592cm">
            <draw:text-box>
              <text:p>Mirror</text:p>
            </draw:text-box>
          </draw:frame>
          <draw:frame draw:style-name="gr162" draw:text-style-name="P23" draw:layer="layout" svg:width="2.369cm" svg:height="1.673cm" svg:x="7.476cm" svg:y="9.931cm">
            <draw:text-box>
              <text:p>Beam </text:p>
              <text:p>splitter</text:p>
            </draw:text-box>
          </draw:frame>
          <draw:frame draw:style-name="gr161" draw:text-style-name="P23" draw:layer="layout" svg:width="2.157cm" svg:height="0.962cm" svg:x="14.306cm" svg:y="12.992cm">
            <draw:text-box>
              <text:p>Mirror</text:p>
            </draw:text-box>
          </draw:frame>
          <draw:frame draw:style-name="gr161" draw:text-style-name="P23" draw:layer="layout" svg:width="2.157cm" svg:height="0.962cm" draw:transform="rotate (0.523598775598299) translate (7.911cm 13.165cm)">
            <draw:text-box>
              <text:p>Laser</text:p>
            </draw:text-box>
          </draw:frame>
          <draw:frame draw:style-name="gr163" draw:text-style-name="P23" xml:id="id16" draw:id="id16" draw:layer="layout" svg:width="2.648cm" svg:height="0.962cm" svg:x="17.817cm" svg:y="12.554cm">
            <draw:text-box>
              <text:p>Sample</text:p>
            </draw:text-box>
          </draw:frame>
          <draw:connector draw:style-name="gr9" draw:text-style-name="P1" draw:layer="layout" draw:type="line" svg:x1="19.141cm" svg:y1="12.554cm" svg:x2="19.141cm" svg:y2="11.339cm" draw:start-shape="id16" draw:start-glue-point="0" draw:end-shape="id17" svg:d="M19141 12554v-1215" svg:viewBox="0 0 1 1216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axial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2-09-11T23:21:22.448776747</dc:date>
    <meta:editing-duration>P1DT17H25M21S</meta:editing-duration>
    <meta:editing-cycles>48</meta:editing-cycles>
    <meta:generator>LibreOffice/6.4.7.2$Linux_X86_64 LibreOffice_project/40$Build-2</meta:generator>
    <meta:document-statistic meta:object-count="754"/>
  </office:meta>
</office:document-meta>
</file>

<file path=Object 1/content.xml><?xml version="1.0" encoding="utf-8"?>
<math xmlns="http://www.w3.org/1998/Math/MathML" display="block">
  <semantics>
    <msub>
      <mover accent="true">
        <mi>k</mi>
        <mo stretchy="false">⃗</mo>
      </mover>
      <mn>0</mn>
    </msub>
    <annotation encoding="StarMath 5.0">{vec k}_{ 0 } </annotation>
  </semantics>
</math>
</file>

<file path=Object 2/content.xml><?xml version="1.0" encoding="utf-8"?>
<math xmlns="http://www.w3.org/1998/Math/MathML" display="block">
  <semantics>
    <mrow>
      <mi>δ</mi>
      <mrow>
        <msub>
          <mover accent="true">
            <mi>q</mi>
            <mo stretchy="false">⃗</mo>
          </mover>
          <mn>0</mn>
        </msub>
        <mo stretchy="false">=</mo>
        <mn>0</mn>
      </mrow>
    </mrow>
    <annotation encoding="StarMath 5.0">%delta{vec q}_{ 0 } = 0
</annotation>
  </semantics>
</math>
</file>

<file path=Object 3/content.xml><?xml version="1.0" encoding="utf-8"?>
<math xmlns="http://www.w3.org/1998/Math/MathML" display="block">
  <semantics>
    <msub>
      <mover accent="true">
        <mi>k</mi>
        <mo stretchy="false">⃗</mo>
      </mover>
      <mn>1</mn>
    </msub>
    <annotation encoding="StarMath 5.0">{vec k}_{ 1 } </annotation>
  </semantics>
</math>
</file>

<file path=Object 4/content.xml><?xml version="1.0" encoding="utf-8"?>
<math xmlns="http://www.w3.org/1998/Math/MathML" display="block">
  <semantics>
    <msub>
      <mover accent="true">
        <mi>k</mi>
        <mo stretchy="false">⃗</mo>
      </mover>
      <mrow>
        <mo stretchy="false">−</mo>
        <mn>2</mn>
      </mrow>
    </msub>
    <annotation encoding="StarMath 5.0">{vec k}_{ -2 } </annotation>
  </semantics>
</math>
</file>

<file path=Object 5/content.xml><?xml version="1.0" encoding="utf-8"?>
<math xmlns="http://www.w3.org/1998/Math/MathML" display="block">
  <semantics>
    <msub>
      <mover accent="true">
        <mi>k</mi>
        <mo stretchy="false">⃗</mo>
      </mover>
      <mrow>
        <mo stretchy="false">−</mo>
        <mn>1</mn>
      </mrow>
    </msub>
    <annotation encoding="StarMath 5.0">{vec k}_{ -1} </annotation>
  </semantics>
</math>
</file>

<file path=Object 6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row>
          <mo stretchy="false">−</mo>
          <mn>1</mn>
        </mrow>
      </msub>
    </mrow>
    <annotation encoding="StarMath 5.0">%delta{vec q}_{ -1 } 
</annotation>
  </semantics>
</math>
</file>

<file path=Object 7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row>
          <mo stretchy="false">−</mo>
          <mn>2</mn>
        </mrow>
      </msub>
    </mrow>
    <annotation encoding="StarMath 5.0">%delta{vec q}_{ -2 } 
</annotation>
  </semantics>
</math>
</file>

<file path=Object 8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n>1</mn>
      </msub>
    </mrow>
    <annotation encoding="StarMath 5.0">%delta{vec q}_{ 1 } 
</annotation>
  </semantics>
</math>
</file>

<file path=Object 9/content.xml><?xml version="1.0" encoding="utf-8"?>
<math xmlns="http://www.w3.org/1998/Math/MathML" display="block">
  <semantics>
    <msub>
      <mover accent="true">
        <mi>k</mi>
        <mo stretchy="false">⃗</mo>
      </mover>
      <mrow>
        <mi>i</mi>
        <mi>n</mi>
      </mrow>
    </msub>
    <annotation encoding="StarMath 5.0">{vec k}_{i n}</annotation>
  </semantics>
</math>
</file>